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03cm"/>
    </style:style>
    <style:style style:name="co2" style:family="table-column">
      <style:table-column-properties fo:break-before="auto" style:column-width="2.258cm"/>
    </style:style>
    <style:style style:name="co3" style:family="table-column">
      <style:table-column-properties fo:break-before="auto" style:column-width="7.488cm"/>
    </style:style>
    <style:style style:name="co4" style:family="table-column">
      <style:table-column-properties fo:break-before="auto" style:column-width="20.244cm"/>
    </style:style>
    <style:style style:name="co5" style:family="table-column">
      <style:table-column-properties fo:break-before="auto" style:column-width="11.038cm"/>
    </style:style>
    <style:style style:name="co6" style:family="table-column">
      <style:table-column-properties fo:break-before="auto" style:column-width="2.187cm"/>
    </style:style>
    <style:style style:name="co7" style:family="table-column">
      <style:table-column-properties fo:break-before="auto" style:column-width="15.127cm"/>
    </style:style>
    <style:style style:name="co8" style:family="table-column">
      <style:table-column-properties fo:break-before="auto" style:column-width="5.574cm"/>
    </style:style>
    <style:style style:name="co9" style:family="table-column">
      <style:table-column-properties fo:break-before="auto" style:column-width="1.212cm"/>
    </style:style>
    <style:style style:name="co10" style:family="table-column">
      <style:table-column-properties fo:break-before="auto" style:column-width="1cm"/>
    </style:style>
    <style:style style:name="co11" style:family="table-column">
      <style:table-column-properties fo:break-before="auto" style:column-width="1.132cm"/>
    </style:style>
    <style:style style:name="co12" style:family="table-column">
      <style:table-column-properties fo:break-before="auto" style:column-width="1.027cm"/>
    </style:style>
    <style:style style:name="co13" style:family="table-column">
      <style:table-column-properties fo:break-before="auto" style:column-width="5.532cm"/>
    </style:style>
    <style:style style:name="co14" style:family="table-column">
      <style:table-column-properties fo:break-before="auto" style:column-width="2.106cm"/>
    </style:style>
    <style:style style:name="co15" style:family="table-column">
      <style:table-column-properties fo:break-before="auto" style:column-width="1.997cm"/>
    </style:style>
    <style:style style:name="co16" style:family="table-column">
      <style:table-column-properties fo:break-before="auto" style:column-width="1.718cm"/>
    </style:style>
    <style:style style:name="co17" style:family="table-column">
      <style:table-column-properties fo:break-before="auto" style:column-width="4.794cm"/>
    </style:style>
    <style:style style:name="co18" style:family="table-column">
      <style:table-column-properties fo:break-before="auto" style:column-width="7.514cm"/>
    </style:style>
    <style:style style:name="co19" style:family="table-column">
      <style:table-column-properties fo:break-before="auto" style:column-width="1.094cm"/>
    </style:style>
    <style:style style:name="co20" style:family="table-column">
      <style:table-column-properties fo:break-before="auto" style:column-width="1.012cm"/>
    </style:style>
    <style:style style:name="co21" style:family="table-column">
      <style:table-column-properties fo:break-before="auto" style:column-width="0.972cm"/>
    </style:style>
    <style:style style:name="co22" style:family="table-column">
      <style:table-column-properties fo:break-before="auto" style:column-width="1.886cm"/>
    </style:style>
    <style:style style:name="co23" style:family="table-column">
      <style:table-column-properties fo:break-before="auto" style:column-width="1.215cm"/>
    </style:style>
    <style:style style:name="co24" style:family="table-column">
      <style:table-column-properties fo:break-before="auto" style:column-width="1.58cm"/>
    </style:style>
    <style:style style:name="co25" style:family="table-column">
      <style:table-column-properties fo:break-before="auto" style:column-width="1.621cm"/>
    </style:style>
    <style:style style:name="co26" style:family="table-column">
      <style:table-column-properties fo:break-before="auto" style:column-width="2.268cm"/>
    </style:style>
    <style:style style:name="co27" style:family="table-column">
      <style:table-column-properties fo:break-before="auto" style:column-width="1.54cm"/>
    </style:style>
    <style:style style:name="co28" style:family="table-column">
      <style:table-column-properties fo:break-before="auto" style:column-width="2.999cm"/>
    </style:style>
    <style:style style:name="co29" style:family="table-column">
      <style:table-column-properties fo:break-before="auto" style:column-width="3.039cm"/>
    </style:style>
    <style:style style:name="co30" style:family="table-column">
      <style:table-column-properties fo:break-before="auto" style:column-width="9.2cm"/>
    </style:style>
    <style:style style:name="co31" style:family="table-column">
      <style:table-column-properties fo:break-before="auto" style:column-width="2.381cm"/>
    </style:style>
    <style:style style:name="co32" style:family="table-column">
      <style:table-column-properties fo:break-before="auto" style:column-width="2.905cm"/>
    </style:style>
    <style:style style:name="co33" style:family="table-column">
      <style:table-column-properties fo:break-before="auto" style:column-width="3.865cm"/>
    </style:style>
    <style:style style:name="co34" style:family="table-column">
      <style:table-column-properties fo:break-before="auto" style:column-width="1.362cm"/>
    </style:style>
    <style:style style:name="co35" style:family="table-column">
      <style:table-column-properties fo:break-before="auto" style:column-width="1.508cm"/>
    </style:style>
    <style:style style:name="co36" style:family="table-column">
      <style:table-column-properties fo:break-before="auto" style:column-width="1.367cm"/>
    </style:style>
    <style:style style:name="co37" style:family="table-column">
      <style:table-column-properties fo:break-before="auto" style:column-width="1.245cm"/>
    </style:style>
    <style:style style:name="co38" style:family="table-column">
      <style:table-column-properties fo:break-before="auto" style:column-width="5.757cm"/>
    </style:style>
    <style:style style:name="co39" style:family="table-column">
      <style:table-column-properties fo:break-before="auto" style:column-width="2.618cm"/>
    </style:style>
    <style:style style:name="co40" style:family="table-column">
      <style:table-column-properties fo:break-before="auto" style:column-width="8.319cm"/>
    </style:style>
    <style:style style:name="co41" style:family="table-column">
      <style:table-column-properties fo:break-before="auto" style:column-width="7.474cm"/>
    </style:style>
    <style:style style:name="co42" style:family="table-column">
      <style:table-column-properties fo:break-before="auto" style:column-width="5.353cm"/>
    </style:style>
    <style:style style:name="co43" style:family="table-column">
      <style:table-column-properties fo:break-before="auto" style:column-width="19.376cm"/>
    </style:style>
    <style:style style:name="co44" style:family="table-column">
      <style:table-column-properties fo:break-before="auto" style:column-width="28.339cm"/>
    </style:style>
    <style:style style:name="co45" style:family="table-column">
      <style:table-column-properties fo:break-before="auto" style:column-width="6.606cm"/>
    </style:style>
    <style:style style:name="co46" style:family="table-column">
      <style:table-column-properties fo:break-before="auto" style:column-width="12.097cm"/>
    </style:style>
    <style:style style:name="co47" style:family="table-column">
      <style:table-column-properties fo:break-before="auto" style:column-width="12.069cm"/>
    </style:style>
    <style:style style:name="ro1" style:family="table-row">
      <style:table-row-properties style:row-height="0.6cm" fo:break-before="auto" style:use-optimal-row-height="true"/>
    </style:style>
    <style:style style:name="ro2" style:family="table-row">
      <style:table-row-properties style:row-height="0.609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997cm" fo:break-before="auto" style:use-optimal-row-height="true"/>
    </style:style>
    <style:style style:name="ro7" style:family="table-row">
      <style:table-row-properties style:row-height="1.439cm" fo:break-before="auto" style:use-optimal-row-height="true"/>
    </style:style>
    <style:style style:name="ro8" style:family="table-row">
      <style:table-row-properties style:row-height="1.053cm" fo:break-before="auto" style:use-optimal-row-height="false"/>
    </style:style>
    <style:style style:name="ro9" style:family="table-row">
      <style:table-row-properties style:row-height="1.219cm" fo:break-before="auto" style:use-optimal-row-height="true"/>
    </style:style>
    <style:style style:name="ro10" style:family="table-row">
      <style:table-row-properties style:row-height="1.912cm" fo:break-before="auto" style:use-optimal-row-height="true"/>
    </style:style>
    <style:style style:name="ro11" style:family="table-row">
      <style:table-row-properties style:row-height="3.239cm" fo:break-before="auto" style:use-optimal-row-height="false"/>
    </style:style>
    <style:style style:name="ro12" style:family="table-row">
      <style:table-row-properties style:row-height="2.798cm" fo:break-before="auto" style:use-optimal-row-height="true"/>
    </style:style>
    <style:style style:name="ro13" style:family="table-row">
      <style:table-row-properties style:row-height="8.174cm" fo:break-before="auto" style:use-optimal-row-height="true"/>
    </style:style>
    <style:style style:name="ro14" style:family="table-row">
      <style:table-row-properties style:row-height="8.618cm" fo:break-before="auto" style:use-optimal-row-height="true"/>
    </style:style>
    <style:style style:name="ro15" style:family="table-row">
      <style:table-row-properties style:row-height="3.242cm" fo:break-before="auto" style:use-optimal-row-height="true"/>
    </style:style>
    <style:style style:name="ro16" style:family="table-row">
      <style:table-row-properties style:row-height="1cm" fo:break-before="auto" style:use-optimal-row-height="true"/>
    </style:style>
    <style:style style:name="ro17" style:family="table-row">
      <style:table-row-properties style:row-height="3.214cm" fo:break-before="auto" style:use-optimal-row-height="true"/>
    </style:style>
    <style:style style:name="ro18" style:family="table-row">
      <style:table-row-properties style:row-height="3.685cm" fo:break-before="auto" style:use-optimal-row-height="true"/>
    </style:style>
    <style:style style:name="ro19" style:family="table-row">
      <style:table-row-properties style:row-height="1.607cm" fo:break-before="auto" style:use-optimal-row-height="false"/>
    </style:style>
    <style:style style:name="ro20" style:family="table-row">
      <style:table-row-properties style:row-height="1.7cm" fo:break-before="auto" style:use-optimal-row-height="false"/>
    </style:style>
    <style:style style:name="ro21" style:family="table-row">
      <style:table-row-properties style:row-height="3.2cm" fo:break-before="auto" style:use-optimal-row-height="false"/>
    </style:style>
    <style:style style:name="ro22" style:family="table-row">
      <style:table-row-properties style:row-height="2.3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cc" fo:wrap-option="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ff00cc" fo:wrap-option="wrap"/>
      <style:text-properties style:font-name="Liberation Sans" fo:font-size="12pt" style:font-size-asian="12pt" style:font-size-complex="12pt"/>
    </style:style>
    <style:style style:name="ce3" style:family="table-cell" style:parent-style-name="Default">
      <style:table-cell-properties fo:background-color="#ff00cc" fo:wrap-option="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ff00cc"/>
    </style:style>
    <style:style style:name="ce5"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vertical-align="top"/>
      <style:text-properties style:font-name="Liberation Sans"/>
    </style:style>
    <style:style style:name="ce7" style:family="table-cell" style:parent-style-name="Default">
      <style:text-properties style:font-name="Liberation Sans"/>
    </style:style>
    <style:style style:name="ce8" style:family="table-cell" style:parent-style-name="Default">
      <style:table-cell-properties fo:wrap-option="wrap"/>
      <style:text-properties style:font-name="Liberation Sans"/>
    </style:style>
    <style:style style:name="ce9" style:family="table-cell" style:parent-style-name="Default">
      <style:table-cell-properties fo:background-color="#ffffcc"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2" style:family="table-cell" style:parent-style-name="Default">
      <style:table-cell-properties style:vertical-align="middle"/>
      <style:text-properties style:font-name="Liberation Sans"/>
    </style:style>
    <style:style style:name="ce1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transparent" fo:wrap-option="wrap" style:vertical-align="middle"/>
      <style:text-properties style:font-name="Liberation Sans"/>
    </style:style>
    <style:style style:name="ce1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1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17" style:family="table-cell" style:parent-style-name="Default">
      <style:table-cell-properties style:text-align-source="value-type" style:repeat-content="false" style:vertical-align="middle"/>
      <style:paragraph-properties fo:margin-left="0cm"/>
      <style:text-properties style:font-name="Liberation Sans"/>
    </style:style>
    <style:style style:name="ce1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vertical-align="middle"/>
      <style:text-properties style:font-name="Liberation Sans" fo:font-weight="normal" style:font-weight-asian="normal" style:font-weight-complex="normal"/>
    </style:style>
    <style:style style:name="ce20" style:family="table-cell" style:parent-style-name="Default">
      <style:table-cell-properties style:text-align-source="value-type" style:repeat-content="false" fo:wrap-option="wrap" style:vertical-align="middle"/>
      <style:paragraph-properties fo:margin-left="0cm"/>
      <style:text-properties style:font-name="Liberation Sans"/>
    </style:style>
    <style:style style:name="ce21" style:family="table-cell" style:parent-style-name="Default">
      <style:table-cell-properties fo:wrap-option="wrap" style:vertical-align="middle"/>
      <style:text-properties style:font-name="Liberation Sans"/>
    </style:style>
    <style:style style:name="ce22" style:family="table-cell" style:parent-style-name="Default">
      <style:table-cell-properties fo:wrap-option="wrap" style:vertical-align="middle"/>
      <style:text-properties style:font-name="Liberation Sans" fo:font-weight="normal" style:font-weight-asian="normal" style:font-weight-complex="normal"/>
    </style:style>
    <style:style style:name="ce23" style:family="table-cell" style:parent-style-name="Default">
      <style:table-cell-properties fo:background-color="transparent" style:vertical-align="middle"/>
      <style:text-properties style:font-name="Liberation Sans"/>
    </style:style>
    <style:style style:name="ce2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25"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7"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8"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9" style:family="table-cell" style:parent-style-name="Default">
      <style:table-cell-properties style:glyph-orientation-vertical="0" fo:border-bottom="none" fo:background-color="#ff00cc"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30" style:family="table-cell" style:parent-style-name="Default">
      <style:table-cell-properties style:vertical-align="middle"/>
    </style:style>
    <style:style style:name="ce31" style:family="table-cell" style:parent-style-name="Default">
      <style:table-cell-properties style:vertical-align="middle"/>
      <style:text-properties style:font-name="Courier New"/>
    </style:style>
    <style:style style:name="ce32" style:family="table-cell" style:parent-style-name="Default">
      <style:text-properties style:font-name="Courier New"/>
    </style:style>
    <style:style style:name="ce33"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34"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style:style>
    <style:style style:name="ce36"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iberation Sans"/>
    </style:style>
    <style:style style:name="ce3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style:style>
    <style:style style:name="ce3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40" style:family="table-cell" style:parent-style-name="Default">
      <style:table-cell-properties style:text-align-source="fix" style:repeat-content="false"/>
      <style:paragraph-properties fo:text-align="center" fo:margin-left="0cm"/>
      <style:text-properties style:font-name="Liberation Sans"/>
    </style:style>
    <style:style style:name="ce41"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42"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43" style:family="table-cell" style:parent-style-name="Default">
      <style:table-cell-properties fo:border-bottom="none" fo:border-left="none" fo:border-right="0.06pt solid #000000" fo:border-top="none" style:vertical-align="middle"/>
      <style:text-properties style:font-name="Liberation Sans"/>
    </style:style>
    <style:style style:name="ce44" style:family="table-cell" style:parent-style-name="Default">
      <style:table-cell-properties style:glyph-orientation-vertical="0" fo:border-bottom="none" style:text-align-source="fix"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45" style:family="table-cell" style:parent-style-name="Default">
      <style:table-cell-properties fo:border-bottom="none" fo:border-left="none" fo:border-right="0.06pt solid #000000" fo:border-top="none"/>
      <style:text-properties style:font-name="Liberation Sans"/>
    </style:style>
    <style:style style:name="ce4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fo:font-weight="normal" style:font-weight-asian="normal" style:font-weight-complex="normal"/>
    </style:style>
    <style:style style:name="ce47" style:family="table-cell" style:parent-style-name="Default">
      <style:table-cell-properties style:text-align-source="fix" style:repeat-content="fals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style:style>
    <style:style style:name="ce4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fo:font-weight="normal" style:font-weight-asian="normal" style:font-weight-complex="normal"/>
    </style:style>
    <style:style style:name="ce5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cm"/>
      <style:text-properties style:font-name="Liberation Sans"/>
    </style:style>
    <style:style style:name="ce5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iberation Sans"/>
    </style:style>
    <style:style style:name="ce52" style:family="table-cell" style:parent-style-name="Default">
      <style:text-properties style:font-name="Liberation Sans" fo:font-weight="normal" style:font-weight-asian="normal" style:font-weight-complex="normal"/>
    </style:style>
    <style:style style:name="ce53" style:family="table-cell" style:parent-style-name="Default">
      <style:table-cell-properties fo:background-color="#ffd346" fo:border="0.06pt solid #000000"/>
    </style:style>
    <style:style style:name="ce54" style:family="table-cell" style:parent-style-name="Default">
      <style:table-cell-properties fo:background-color="transparent"/>
    </style:style>
    <style:style style:name="ce55" style:family="table-cell" style:parent-style-name="Default" style:data-style-name="N156">
      <style:table-cell-properties fo:background-color="#ffd346" fo:border="0.06pt solid #000000"/>
    </style:style>
    <style:style style:name="ce56" style:family="table-cell" style:parent-style-name="Default" style:data-style-name="N156"/>
    <style:style style:name="ce57" style:family="table-cell" style:parent-style-name="Default" style:data-style-name="N156">
      <style:table-cell-properties fo:background-color="transparent"/>
    </style:style>
    <style:style style:name="ce58" style:family="table-cell" style:parent-style-name="Default" style:data-style-name="N160">
      <style:table-cell-properties fo:background-color="#ffd346" fo:border="0.06pt solid #000000"/>
    </style:style>
    <style:style style:name="ce59" style:family="table-cell" style:parent-style-name="Default" style:data-style-name="N160"/>
    <style:style style:name="ce60" style:family="table-cell" style:parent-style-name="Default" style:data-style-name="N161">
      <style:table-cell-properties fo:background-color="#ffd346" fo:border="0.06pt solid #000000"/>
    </style:style>
    <style:style style:name="ce61" style:family="table-cell" style:parent-style-name="Default" style:data-style-name="N161"/>
    <style:style style:name="ce62" style:family="table-cell" style:parent-style-name="Default">
      <style:table-cell-properties fo:background-color="#cccccc" fo:border="0.06pt solid #000000"/>
    </style:style>
    <style:style style:name="ce63" style:family="table-cell" style:parent-style-name="Default">
      <style:table-cell-properties fo:background-color="#ffff00"/>
    </style:style>
    <style:style style:name="T1" style:family="text">
      <style:text-properties fo:color="#000000" fo:font-size="12pt" style:letter-kerning="true" fo:country="none" style:font-name-asian="MS PGothic"/>
    </style:style>
    <style:style style:name="T2" style:family="text">
      <style:text-properties fo:font-size="12pt" style:letter-kerning="true" fo:country="none" style:font-name-asian="MS PGothic" fo:color="#a6a6a6" fo:font-style="italic" style:font-style-asian="italic" style:font-style-complex="italic"/>
    </style:style>
    <style:style style:name="T3" style:family="text">
      <style:text-properties fo:font-size="12pt" style:letter-kerning="true" fo:country="none" style:font-name-asian="MS PGothic" fo:color="#000000"/>
    </style:style>
  </office:automatic-styles>
  <office:body>
    <office:spreadsheet>
      <table:table table:name="NommageDocuments" table:style-name="ta1">
        <office:forms form:automatic-focus="false" form:apply-design-mode="false"/>
        <table:table-column table:style-name="co1" table:default-cell-style-name="ce4"/>
        <table:table-row table:style-name="ro1">
          <table:table-cell table:style-name="ce1" office:value-type="string" calcext:value-type="string">
            <text:p>A REVOIR</text:p>
          </table:table-cell>
        </table:table-row>
        <table:table-row table:style-name="ro1" table:number-rows-repeated="3">
          <table:table-cell table:style-name="ce1"/>
        </table:table-row>
        <table:table-row table:style-name="ro1">
          <table:table-cell table:style-name="ce1" office:value-type="string" calcext:value-type="string">
            <text:p>Chaque référence de document doit être unique au sein de la collectivité</text:p>
          </table:table-cell>
        </table:table-row>
        <table:table-row table:style-name="ro1">
          <table:table-cell table:style-name="ce2" office:value-type="string" calcext:value-type="string">
            <text:p>La référence doit faciliter la création du lien entre les documents et la base de données</text:p>
          </table:table-cell>
        </table:table-row>
        <table:table-row table:style-name="ro1" table:number-rows-repeated="2">
          <table:table-cell table:style-name="ce2"/>
        </table:table-row>
        <table:table-row table:style-name="ro1">
          <table:table-cell table:style-name="ce2" office:value-type="string" calcext:value-type="string">
            <text:p>Le nommage présenté ici est une préconisation émise dans le cadre du projet Grace THD. Il doit être adapté aux spécificités de la collectivité.</text:p>
          </table:table-cell>
        </table:table-row>
        <table:table-row table:style-name="ro1">
          <table:table-cell table:style-name="ce2"/>
        </table:table-row>
        <table:table-row table:style-name="ro1">
          <table:table-cell table:style-name="ce1" office:value-type="string" calcext:value-type="string">
            <text:p>La référence d'un document se construit de la façon suivante :</text:p>
          </table:table-cell>
        </table:table-row>
        <table:table-row table:style-name="ro2">
          <table:table-cell table:style-name="ce3" office:value-type="string" calcext:value-type="string">
            <text:p><text:span text:style-name="T1">CodePhase-CodeTypeDoc-</text:span><text:span text:style-name="T2">PartieVariable</text:span><text:span text:style-name="T3">-vIndice</text:span></text:p>
          </table:table-cell>
        </table:table-row>
        <table:table-row table:style-name="ro1">
          <table:table-cell table:style-name="ce2"/>
        </table:table-row>
        <table:table-row table:style-name="ro1">
          <table:table-cell table:style-name="ce2" office:value-type="string" calcext:value-type="string">
            <text:p>Les codes phase sont listés dans l'onglet « phases »</text:p>
          </table:table-cell>
        </table:table-row>
        <table:table-row table:style-name="ro1">
          <table:table-cell table:style-name="ce2" office:value-type="string" calcext:value-type="string">
            <text:p>Les codes de types de documents sont listés dans l'onglet « Description documents »</text:p>
          </table:table-cell>
        </table:table-row>
        <table:table-row table:style-name="ro1">
          <table:table-cell table:style-name="ce1" office:value-type="string" calcext:value-type="string">
            <text:p>La partie variable est propre à chaque type de document, elle est détaillée pour chaque type de document dans l'onglet « Description documents »</text:p>
          </table:table-cell>
        </table:table-row>
        <table:table-row table:style-name="ro3">
          <table:table-cell table:style-name="ce2" office:value-type="string" calcext:value-type="string">
            <text:p>L'indice est préfixé de la lettre « V » ; il est préférable de définir des règles de gestion des indices pour conserver une certaine homogénéité (chiffres ou lettres, nombre de caractères, critères de montées en indice)</text:p>
          </table:table-cell>
        </table:table-row>
        <table:table-row table:style-name="ro1" table:number-rows-repeated="2">
          <table:table-cell table:style-name="ce2"/>
        </table:table-row>
        <table:table-row table:style-name="ro1">
          <table:table-cell table:style-name="ce2" office:value-type="string" calcext:value-type="string">
            <text:p>Les « briques » qui peuvent constituer la partie variable sont les suivantes :</text:p>
          </table:table-cell>
        </table:table-row>
        <table:table-row table:style-name="ro1">
          <table:table-cell table:style-name="ce2" office:value-type="string" calcext:value-type="string">
            <text:p>Code référencement : référencement de l'infrastrcuture (niveau 1, 2, 3 ou 4), en cohérence avec la base de données</text:p>
          </table:table-cell>
        </table:table-row>
        <table:table-row table:style-name="ro1">
          <table:table-cell table:style-name="ce2" office:value-type="string" calcext:value-type="string">
            <text:p>Numéro de folio ou numéro d'incrément : numéro du document ou du plan dans la série</text:p>
          </table:table-cell>
        </table:table-row>
        <table:table-row table:style-name="ro1">
          <table:table-cell table:style-name="ce2" office:value-type="string" calcext:value-type="string">
            <text:p>Code du site de rattachement : site de type SRO ou NRO, rattaché à une zone arrière. Code du site en base. </text:p>
          </table:table-cell>
        </table:table-row>
        <table:table-row table:style-name="ro3">
          <table:table-cell table:style-name="ce2" office:value-type="string" calcext:value-type="string">
            <text:p>Code objet de rattachement : code d'un objet en base de donnée, lié à ce document. On peut ainsi lier un document à un point technique, un site, un élément de branchement passif, un SUF, une route optique, ou tout autre objet de la base de données</text:p>
          </table:table-cell>
        </table:table-row>
        <table:table-row table:style-name="ro1">
          <table:table-cell table:style-name="ce2" office:value-type="string" calcext:value-type="string">
            <text:p>Code organisme : code correspondant à un organisme dans la base de données</text:p>
          </table:table-cell>
        </table:table-row>
        <table:table-row table:style-name="ro4" table:number-rows-repeated="9">
          <table:table-cell/>
        </table:table-row>
        <table:table-row table:style-name="ro4">
          <table:table-cell office:value-type="string" calcext:value-type="string">
            <text:p>Parler de la mouvance des codes : on conserve le premier BE sans changer ensuite</text:p>
          </table:table-cell>
        </table:table-row>
        <table:table-row table:style-name="ro4" table:number-rows-repeated="8">
          <table:table-cell/>
        </table:table-row>
        <table:table-row table:style-name="ro4" table:number-rows-repeated="3">
          <table:table-cell table:style-name="Default"/>
        </table:table-row>
        <table:table-row table:style-name="ro5">
          <table:table-cell table:style-name="Default"/>
        </table:table-row>
        <table:table-row table:style-name="ro4">
          <table:table-cell table:style-name="Default"/>
        </table:table-row>
        <table:table-row table:style-name="ro5" table:number-rows-repeated="6">
          <table:table-cell table:style-name="Default"/>
        </table:table-row>
        <table:table-row table:style-name="ro4">
          <table:table-cell table:style-name="Default"/>
        </table:table-row>
      </table:table>
      <table:table table:name="Statuts" table:style-name="ta1">
        <office:forms form:automatic-focus="false" form:apply-design-mode="false"/>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5" office:value-type="string" calcext:value-type="string">
            <text:p>code</text:p>
          </table:table-cell>
          <table:table-cell table:style-name="ce5" office:value-type="string" calcext:value-type="string">
            <text:p>libelle</text:p>
          </table:table-cell>
          <table:table-cell table:style-name="ce5" office:value-type="string" calcext:value-type="string">
            <text:p>definition</text:p>
          </table:table-cell>
          <table:table-cell table:number-columns-repeated="1021"/>
        </table:table-row>
        <table:table-row table:style-name="ro6">
          <table:table-cell table:style-name="ce6" office:value-type="string" calcext:value-type="string">
            <text:p>PRE</text:p>
          </table:table-cell>
          <table:table-cell table:style-name="ce6" office:value-type="string" calcext:value-type="string">
            <text:p>Etude préliminaire</text:p>
          </table:table-cell>
          <table:table-cell table:style-name="ce8"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7">
          <table:table-cell table:style-name="ce6" office:value-type="string" calcext:value-type="string">
            <text:p>DIA</text:p>
          </table:table-cell>
          <table:table-cell table:style-name="ce6" office:value-type="string" calcext:value-type="string">
            <text:p>Etude de diagnostic</text:p>
          </table:table-cell>
          <table:table-cell table:style-name="ce8"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6">
          <table:table-cell table:style-name="ce6" office:value-type="string" calcext:value-type="string">
            <text:p>AVP</text:p>
          </table:table-cell>
          <table:table-cell table:style-name="ce6" office:value-type="string" calcext:value-type="string">
            <text:p>Avant-Projet</text:p>
          </table:table-cell>
          <table:table-cell table:style-name="ce8"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6">
          <table:table-cell table:style-name="ce6" office:value-type="string" calcext:value-type="string">
            <text:p>PRO</text:p>
          </table:table-cell>
          <table:table-cell table:style-name="ce6" office:value-type="string" calcext:value-type="string">
            <text:p>Projet</text:p>
          </table:table-cell>
          <table:table-cell table:style-name="ce8"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6">
          <table:table-cell table:style-name="ce6" office:value-type="string" calcext:value-type="string">
            <text:p>ACT</text:p>
          </table:table-cell>
          <table:table-cell table:style-name="ce6" office:value-type="string" calcext:value-type="string">
            <text:p>Passation des marchés de travaux</text:p>
          </table:table-cell>
          <table:table-cell table:style-name="ce8"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7">
          <table:table-cell table:style-name="ce6" office:value-type="string" calcext:value-type="string">
            <text:p>EXE</text:p>
          </table:table-cell>
          <table:table-cell table:style-name="ce6" office:value-type="string" calcext:value-type="string">
            <text:p>Etude d'éxécution</text:p>
          </table:table-cell>
          <table:table-cell table:style-name="ce8"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7">
          <table:table-cell table:style-name="ce6" office:value-type="string" calcext:value-type="string">
            <text:p>TVX</text:p>
          </table:table-cell>
          <table:table-cell table:style-name="ce6" office:value-type="string" calcext:value-type="string">
            <text:p>Travaux</text:p>
          </table:table-cell>
          <table:table-cell table:style-name="ce8"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7">
          <table:table-cell table:style-name="ce6" office:value-type="string" calcext:value-type="string">
            <text:p>REC</text:p>
          </table:table-cell>
          <table:table-cell table:style-name="ce6" office:value-type="string" calcext:value-type="string">
            <text:p>Récolement</text:p>
          </table:table-cell>
          <table:table-cell table:style-name="ce8"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6">
          <table:table-cell table:style-name="ce6" office:value-type="string" calcext:value-type="string">
            <text:p>MCO</text:p>
          </table:table-cell>
          <table:table-cell table:style-name="ce6" office:value-type="string" calcext:value-type="string">
            <text:p>Maintient en Conditions Opérationnelles</text:p>
          </table:table-cell>
          <table:table-cell table:style-name="ce8"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répétés ici pour mémoire. Ils 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DescriptionDocuments" table:style-name="ta1">
        <office:forms form:automatic-focus="false" form:apply-design-mode="false"/>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number-columns-repeated="2" table:default-cell-style-name="ce12"/>
        <table:table-column table:style-name="co11" table:number-columns-repeated="3" table:default-cell-style-name="ce12"/>
        <table:table-column table:style-name="co12" table:default-cell-style-name="ce12"/>
        <table:table-column table:style-name="co13" table:default-cell-style-name="ce12"/>
        <table:table-column table:style-name="co14" table:visibility="collapse" table:number-columns-repeated="2" table:default-cell-style-name="ce12"/>
        <table:table-column table:style-name="co15" table:visibility="collapse" table:default-cell-style-name="ce12"/>
        <table:table-column table:style-name="co16" table:visibility="collapse"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19"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default-cell-style-name="ce12"/>
        <table:table-column table:style-name="co26" table:default-cell-style-name="ce12"/>
        <table:table-column table:style-name="co2" table:number-columns-repeated="3" table:default-cell-style-name="ce12"/>
        <table:table-column table:style-name="co27" table:default-cell-style-name="ce12"/>
        <table:table-column table:style-name="co24" table:default-cell-style-name="ce12"/>
        <table:table-column table:style-name="co27" table:default-cell-style-name="ce12"/>
        <table:table-column table:style-name="co2" table:default-cell-style-name="ce12"/>
        <table:table-column table:style-name="co28" table:default-cell-style-name="ce12"/>
        <table:table-column table:style-name="co29" table:default-cell-style-name="ce12"/>
        <table:table-column table:style-name="co30" table:default-cell-style-name="ce12"/>
        <table:table-column table:style-name="co2" table:number-columns-repeated="985" table:default-cell-style-name="ce12"/>
        <table:table-column table:style-name="co2" table:default-cell-style-name="ce7"/>
        <table:table-row table:style-name="ro8">
          <table:table-cell table:style-name="ce9" office:value-type="string" calcext:value-type="string" table:number-columns-spanned="1" table:number-rows-spanned="2">
            <text:p>Titre Document</text:p>
          </table:table-cell>
          <table:table-cell table:style-name="ce9" office:value-type="string" calcext:value-type="string" table:number-columns-spanned="1" table:number-rows-spanned="2">
            <text:p>codes types MCD</text:p>
          </table:table-cell>
          <table:table-cell table:style-name="ce9" office:value-type="string" calcext:value-type="string" table:number-columns-spanned="1" table:number-rows-spanned="2">
            <text:p>Contenu</text:p>
          </table:table-cell>
          <table:table-cell table:style-name="ce9" office:value-type="string" calcext:value-type="string" table:number-columns-spanned="1" table:number-rows-spanned="2">
            <text:p>Usage</text:p>
          </table:table-cell>
          <table:table-cell table:style-name="ce9" office:value-type="string" calcext:value-type="string" table:number-columns-spanned="8" table:number-rows-spanned="1">
            <text:p>Collecte pour conservation</text:p>
            <text:p>O : obligatoire / F : facultative / C : conditionnelle</text:p>
          </table:table-cell>
          <table:covered-table-cell table:number-columns-repeated="7" table:style-name="ce9"/>
          <table:table-cell table:style-name="ce9" office:value-type="string" calcext:value-type="string" table:number-columns-spanned="4" table:number-rows-spanned="1">
            <text:p>Acteurs et rôles (matrice RACI)</text:p>
          </table:table-cell>
          <table:covered-table-cell table:number-columns-repeated="3" table:style-name="ce9"/>
          <table:table-cell table:style-name="ce9" office:value-type="string" calcext:value-type="string" table:number-columns-spanned="1" table:number-rows-spanned="2">
            <text:p>Principe de nommage partie variable (voir onglet nommage)</text:p>
          </table:table-cell>
          <table:table-cell table:style-name="ce9" office:value-type="string" calcext:value-type="string" table:number-columns-spanned="1" table:number-rows-spanned="2">
            <text:p>Exemple nommage (référence complète)</text:p>
          </table:table-cell>
          <table:table-cell table:style-name="ce9" office:value-type="string" calcext:value-type="string" table:number-columns-spanned="6" table:number-rows-spanned="1">
            <text:p>Formats préconisés</text:p>
          </table:table-cell>
          <table:covered-table-cell table:number-columns-repeated="5" table:style-name="ce9"/>
          <table:table-cell table:style-name="ce9" office:value-type="string" calcext:value-type="string" table:number-columns-spanned="12" table:number-rows-spanned="1">
            <text:p>Informations complémentaires à collecter (pour chaque document le cas échéant)</text:p>
          </table:table-cell>
          <table:covered-table-cell table:number-columns-repeated="10"/>
          <table:covered-table-cell table:style-name="ce43"/>
          <table:table-cell table:style-name="ce9" office:value-type="string" calcext:value-type="string" table:number-columns-spanned="1" table:number-rows-spanned="2">
            <text:p>Préconisations</text:p>
          </table:table-cell>
          <table:table-cell table:number-columns-repeated="986"/>
        </table:table-row>
        <table:table-row table:style-name="ro9">
          <table:covered-table-cell table:number-columns-repeated="4" table:style-name="ce9"/>
          <table:table-cell table:style-name="ce9" office:value-type="string" calcext:value-type="string">
            <text:p>PRE</text:p>
          </table:table-cell>
          <table:table-cell table:style-name="ce9" office:value-type="string" calcext:value-type="string">
            <text:p>DIA</text:p>
          </table:table-cell>
          <table:table-cell table:style-name="ce9" office:value-type="string" calcext:value-type="string">
            <text:p>AVP</text:p>
          </table:table-cell>
          <table:table-cell table:style-name="ce9" office:value-type="string" calcext:value-type="string">
            <text:p>PRO / ACT</text:p>
          </table:table-cell>
          <table:table-cell table:style-name="ce9" office:value-type="string" calcext:value-type="string">
            <text:p>EXE</text:p>
          </table:table-cell>
          <table:table-cell table:style-name="ce9" office:value-type="string" calcext:value-type="string">
            <text:p>TVX / REC</text:p>
          </table:table-cell>
          <table:table-cell table:style-name="ce9" office:value-type="string" calcext:value-type="string">
            <text:p>MCO</text:p>
          </table:table-cell>
          <table:table-cell table:style-name="ce9" office:value-type="string" calcext:value-type="string">
            <text:p>Condition</text:p>
          </table:table-cell>
          <table:table-cell table:style-name="ce9" office:value-type="string" calcext:value-type="string">
            <text:p>Réalisateur</text:p>
          </table:table-cell>
          <table:table-cell table:style-name="ce9" office:value-type="string" calcext:value-type="string">
            <text:p>Approbateur</text:p>
          </table:table-cell>
          <table:table-cell table:style-name="ce9" office:value-type="string" calcext:value-type="string">
            <text:p>Consulté</text:p>
          </table:table-cell>
          <table:table-cell table:style-name="ce9" office:value-type="string" calcext:value-type="string">
            <text:p>Informé</text:p>
          </table:table-cell>
          <table:covered-table-cell table:style-name="ce9"/>
          <table:covered-table-cell table:style-name="ce30"/>
          <table:table-cell table:style-name="ce9" office:value-type="string" calcext:value-type="string">
            <text:p>SHP</text:p>
          </table:table-cell>
          <table:table-cell table:style-name="ce9" office:value-type="string" calcext:value-type="string">
            <text:p>DWG</text:p>
          </table:table-cell>
          <table:table-cell table:style-name="ce9" office:value-type="string" calcext:value-type="string">
            <text:p>CSV</text:p>
          </table:table-cell>
          <table:table-cell table:style-name="ce9" office:value-type="string" calcext:value-type="string">
            <text:p>PDF</text:p>
          </table:table-cell>
          <table:table-cell table:style-name="ce9" office:value-type="string" calcext:value-type="string">
            <text:p>ZIP ou répertoire</text:p>
          </table:table-cell>
          <table:table-cell table:style-name="ce9" office:value-type="string" calcext:value-type="string">
            <text:p>Autre</text:p>
          </table:table-cell>
          <table:table-cell table:style-name="ce9" office:value-type="string" calcext:value-type="string">
            <text:p>Auteur</text:p>
          </table:table-cell>
          <table:table-cell table:style-name="ce9" office:value-type="string" calcext:value-type="string">
            <text:p>Valideur</text:p>
          </table:table-cell>
          <table:table-cell table:style-name="ce9" office:value-type="string" calcext:value-type="string">
            <text:p>Approbateur</text:p>
          </table:table-cell>
          <table:table-cell table:style-name="ce9" office:value-type="string" calcext:value-type="string">
            <text:p>Date de création</text:p>
          </table:table-cell>
          <table:table-cell table:style-name="ce9" office:value-type="string" calcext:value-type="string">
            <text:p>Auteur modification</text:p>
          </table:table-cell>
          <table:table-cell table:style-name="ce9" office:value-type="string" calcext:value-type="string">
            <text:p>Date de dernière modification</text:p>
          </table:table-cell>
          <table:table-cell table:style-name="ce9" office:value-type="string" calcext:value-type="string">
            <text:p>Indice</text:p>
          </table:table-cell>
          <table:table-cell table:style-name="ce9" office:value-type="string" calcext:value-type="string">
            <text:p>Echelle</text:p>
          </table:table-cell>
          <table:table-cell table:style-name="ce9" office:value-type="string" calcext:value-type="string">
            <text:p>Format du papier</text:p>
          </table:table-cell>
          <table:table-cell table:style-name="ce9" office:value-type="string" calcext:value-type="string">
            <text:p>Systèmes de coordonées</text:p>
          </table:table-cell>
          <table:table-cell table:style-name="ce9" office:value-type="string" calcext:value-type="string">
            <text:p>Organisme(s) / Nom du(des) signataire(s)</text:p>
          </table:table-cell>
          <table:table-cell table:style-name="ce9" office:value-type="string" calcext:value-type="string">
            <text:p>Date de fin de validité</text:p>
          </table:table-cell>
          <table:covered-table-cell/>
          <table:table-cell table:number-columns-repeated="986"/>
        </table:table-row>
        <table:table-row table:style-name="ro6">
          <table:table-cell table:style-name="ce10" office:value-type="string" calcext:value-type="string">
            <text:p>Dossier d'ingénierie : règles d'ingénierie utilisées</text:p>
          </table:table-cell>
          <table:table-cell office:value-type="string" calcext:value-type="string">
            <text:p>DIG</text:p>
          </table:table-cell>
          <table:table-cell table:style-name="ce14" office:value-type="string" calcext:value-type="string">
            <text:p>Ensemble des règles d'ingénierie établies par la collectivité pour le déploiement du réseau.</text:p>
          </table:table-cell>
          <table:table-cell table:style-name="ce21" office:value-type="string" calcext:value-type="string">
            <text:p>Compréhension du réseau</text:p>
          </table:table-cell>
          <table:table-cell table:number-columns-repeated="7" office:value-type="string" calcext:value-type="string">
            <text:p>O</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DIG-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office:value-type="string" calcext:value-type="string">
            <text:p>Indispensable tout au long du projet</text:p>
          </table:table-cell>
          <table:table-cell table:number-columns-repeated="986"/>
        </table:table-row>
        <table:table-row table:style-name="ro6">
          <table:table-cell table:style-name="ce10" office:value-type="string" calcext:value-type="string">
            <text:p>Rapport d'étude</text:p>
          </table:table-cell>
          <table:table-cell office:value-type="string" calcext:value-type="string">
            <text:p>ETU</text:p>
          </table:table-cell>
          <table:table-cell table:style-name="ce14" office:value-type="string" calcext:value-type="string">
            <text:p>Rapport de l'étude. Le rapport pourra contenir notamment l'index des documents produits dans le cadre de l'étude.</text:p>
          </table:table-cell>
          <table:table-cell table:style-name="ce21" office:value-type="string" calcext:value-type="string">
            <text:p>Suivi de projet</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ET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table:table-cell table:number-columns-repeated="986"/>
        </table:table-row>
        <table:table-row table:style-name="ro10">
          <table:table-cell table:style-name="ce10" office:value-type="string" calcext:value-type="string">
            <text:p>Plan de situation, synoptique géographique</text:p>
          </table:table-cell>
          <table:table-cell office:value-type="string" calcext:value-type="string">
            <text:p>PSI</text:p>
          </table:table-cell>
          <table:table-cell table:style-name="ce2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21" office:value-type="string" calcext:value-type="string">
            <text:p>Support de lecture, communication</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zone-numéro de folio</text:p>
          </table:table-cell>
          <table:table-cell table:style-name="ce31" office:value-type="string" calcext:value-type="string">
            <text:p>REC-PSI-ZN000000000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6">
          <table:table-cell table:style-name="ce10" office:value-type="string" calcext:value-type="string">
            <text:p>Plan de phasage</text:p>
          </table:table-cell>
          <table:table-cell office:value-type="string" calcext:value-type="string">
            <text:p>PPH</text:p>
          </table:table-cell>
          <table:table-cell table:style-name="ce21" office:value-type="string" calcext:value-type="string">
            <text:p>Phasage prévu des déploiements</text:p>
          </table:table-cell>
          <table:table-cell table:style-name="ce2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PH-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1">
          <table:table-cell table:style-name="ce10" office:value-type="string" calcext:value-type="string">
            <text:p>Plan de câblage</text:p>
          </table:table-cell>
          <table:table-cell table:style-name="ce17" office:value-type="string" calcext:value-type="string">
            <text:p>PCB</text:p>
          </table:table-cell>
          <table:table-cell table:style-name="ce2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21" office:value-type="string" calcext:value-type="string">
            <text:p>Support de lecture pour valider ou réaliser le câblage</text:p>
          </table:table-cell>
          <table:table-cell table:number-columns-repeated="7" office:value-type="string" calcext:value-type="string">
            <text:p>F</text:p>
          </table:table-cell>
          <table:table-cell table:number-columns-repeated="5"/>
          <table:table-cell table:style-name="ce25" office:value-type="string" calcext:value-type="string">
            <text:p>code zone-numéro de folio</text:p>
          </table:table-cell>
          <table:table-cell table:style-name="ce31" office:value-type="string" calcext:value-type="string">
            <text:p>REC-PCB-ZS000000000007-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2">
          <table:table-cell table:style-name="ce10" office:value-type="string" calcext:value-type="string">
            <text:p>Plan de masque ou fiche FOA</text:p>
          </table:table-cell>
          <table:table-cell office:value-type="string" calcext:value-type="string">
            <text:p>PMQ</text:p>
          </table:table-cell>
          <table:table-cell table:style-name="ce2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Si la table des masques n'est pas implémentée.</text:p>
            <text:p>Il est également conseillé de conserver les fiches issues des relevés d'infrastructures tierce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PMQ-PT000180030064-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s ou xl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6">
          <table:table-cell table:style-name="ce11" office:value-type="string" calcext:value-type="string">
            <text:p>Dossier appui aérien</text:p>
          </table:table-cell>
          <table:table-cell office:value-type="string" calcext:value-type="string">
            <text:p>DPO</text:p>
          </table:table-cell>
          <table:table-cell table:style-name="ce2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DPO-PT000180031350-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10">
          <table:table-cell office:value-type="string" calcext:value-type="string">
            <text:p>Photo</text:p>
          </table:table-cell>
          <table:table-cell office:value-type="string" calcext:value-type="string">
            <text:p>FOT</text:p>
          </table:table-cell>
          <table:table-cell table:style-name="ce21"/>
          <table:table-cell table:style-name="ce21" office:value-type="string" calcext:value-type="string">
            <text:p>Très divers</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 ou code objet de rattachement-numéro d'incrément</text:p>
          </table:table-cell>
          <table:table-cell table:style-name="ce31" office:value-type="string" calcext:value-type="string">
            <text:p>EXE-FOT-PT000180031350-01-V1</text:p>
          </table:table-cell>
          <table:table-cell table:style-name="ce33"/>
          <table:table-cell table:style-name="ce37" table:number-columns-repeated="4"/>
          <table:table-cell table:style-name="ce41" office:value-type="string" calcext:value-type="string">
            <text:p>X</text:p>
          </table:table-cell>
          <table:table-cell table:style-name="ce35"/>
          <table:table-cell table:style-name="ce39" table:number-columns-repeated="2"/>
          <table:table-cell table:style-name="ce39" office:value-type="string" calcext:value-type="string">
            <text:p>X</text:p>
          </table:table-cell>
          <table:table-cell table:style-name="ce39" table:number-columns-repeated="7"/>
          <table:table-cell table:style-name="ce48"/>
          <table:table-cell table:style-name="ce1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13">
          <table:table-cell table:style-name="ce10" office:value-type="string" calcext:value-type="string">
            <text:p>Plan de génie civil</text:p>
          </table:table-cell>
          <table:table-cell office:value-type="string" calcext:value-type="string">
            <text:p>PGC</text:p>
          </table:table-cell>
          <table:table-cell table:style-name="ce2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ucture construite)</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14">
          <table:table-cell table:style-name="ce10" office:value-type="string" calcext:value-type="string">
            <text:p>Dossier de levé ou d'investigations complémentaires</text:p>
          </table:table-cell>
          <table:table-cell office:value-type="string" calcext:value-type="string">
            <text:p>DLV</text:p>
          </table:table-cell>
          <table:table-cell table:style-name="ce2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2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DLV-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8"/>
          <table:table-cell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able:table-cell>
          <table:table-cell table:number-columns-repeated="986"/>
        </table:table-row>
        <table:table-row table:style-name="ro15">
          <table:table-cell table:style-name="ce10" office:value-type="string" calcext:value-type="string">
            <text:p>Détail ou schéma de génie civil</text:p>
          </table:table-cell>
          <table:table-cell office:value-type="string" calcext:value-type="string">
            <text:p>SGC</text:p>
          </table:table-cell>
          <table:table-cell table:style-name="ce2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S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6">
          <table:table-cell table:style-name="ce10" office:value-type="string" calcext:value-type="string">
            <text:p>Dossier de piquetage</text:p>
          </table:table-cell>
          <table:table-cell office:value-type="string" calcext:value-type="string">
            <text:p>DPI</text:p>
          </table:table-cell>
          <table:table-cell table:style-name="ce21" office:value-type="string" calcext:value-type="string">
            <text:p>Dossier contenant l'ensemble des documents relatifs aux opérations de piquetage d'une infrastructure : rapport, annotations terrain, photos, mesu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DIA-DPI-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Dossier de relevé boîtes aux lettres</text:p>
          </table:table-cell>
          <table:table-cell office:value-type="string" calcext:value-type="string">
            <text:p>DBL</text:p>
          </table:table-cell>
          <table:table-cell table:style-name="ce21" office:value-type="string" calcext:value-type="string">
            <text:p>Dossier contenant l'ensemble des documents produits dans le cadre d'un relevé de boîtes aux lett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6" office:value-type="string" calcext:value-type="string">
            <text:p>code zone-numéro d'incrément</text:p>
          </table:table-cell>
          <table:table-cell table:style-name="ce31" office:value-type="string" calcext:value-type="string">
            <text:p>AVP-DBL-ZD000000000001-01-V3</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7">
          <table:table-cell table:style-name="ce10" office:value-type="string" calcext:value-type="string">
            <text:p>Règlement de voirie</text:p>
          </table:table-cell>
          <table:table-cell office:value-type="string" calcext:value-type="string">
            <text:p>KRV</text:p>
          </table:table-cell>
          <table:table-cell table:style-name="ce21" office:value-type="string" calcext:value-type="string">
            <text:p>Copie du règlement de voirie en application au moment du projet</text:p>
          </table:table-cell>
          <table:table-cell table:style-name="ce2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5" office:value-type="string" calcext:value-type="string">
            <text:p>code INSEE ou code organisme-numéro d'incrément</text:p>
          </table:table-cell>
          <table:table-cell table:style-name="ce31" office:value-type="string" calcext:value-type="string">
            <text:p>EXE-KRV-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 géré par la commune ou le gestionnaire de voirie.</text:p>
          </table:table-cell>
          <table:table-cell table:number-columns-repeated="986"/>
        </table:table-row>
        <table:table-row table:style-name="ro7">
          <table:table-cell table:style-name="ce13" office:value-type="string" calcext:value-type="string">
            <text:p>Plan Local d'Urbanisme</text:p>
          </table:table-cell>
          <table:table-cell table:style-name="ce18" office:value-type="string" calcext:value-type="string">
            <text:p>KPL</text:p>
          </table:table-cell>
          <table:table-cell table:style-name="ce21" office:value-type="string" calcext:value-type="string">
            <text:p>Copie du PLU existant au moment du projet</text:p>
          </table:table-cell>
          <table:table-cell table:style-name="ce2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6" office:value-type="string" calcext:value-type="string">
            <text:p>code INSEE ou code organisme-numéro d'incrément</text:p>
          </table:table-cell>
          <table:table-cell table:style-name="ce31" office:value-type="string" calcext:value-type="string">
            <text:p>AVP-KPL-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text:p>
          </table:table-cell>
          <table:table-cell table:number-columns-repeated="986"/>
        </table:table-row>
        <table:table-row table:style-name="ro7">
          <table:table-cell table:style-name="ce10" office:value-type="string" calcext:value-type="string">
            <text:p>Permission ou autorisation de voirie</text:p>
          </table:table-cell>
          <table:table-cell office:value-type="string" calcext:value-type="string">
            <text:p>CPV</text:p>
          </table:table-cell>
          <table:table-cell table:style-name="ce2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2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PV-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0">
          <table:table-cell table:style-name="ce14" office:value-type="string" calcext:value-type="string">
            <text:p>DT émises dans le cadre du projet de déploiement</text:p>
          </table:table-cell>
          <table:table-cell table:style-name="ce14" office:value-type="string" calcext:value-type="string">
            <text:p>DTT</text:p>
          </table:table-cell>
          <table:table-cell table:style-name="ce1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21" office:value-type="string" calcext:value-type="string">
            <text:p>Passation des marchés de travaux</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T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7">
          <table:table-cell table:style-name="ce14" office:value-type="string" calcext:value-type="string">
            <text:p>DICT émises dans le cadre du projet de déploiement</text:p>
          </table:table-cell>
          <table:table-cell table:style-name="ce14" office:value-type="string" calcext:value-type="string">
            <text:p>DIT</text:p>
          </table:table-cell>
          <table:table-cell table:style-name="ce1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2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23" office:value-type="string" calcext:value-type="string">
            <text:p>-</text:p>
          </table:table-cell>
          <table:table-cell office:value-type="string" calcext:value-type="string">
            <text:p>C</text:p>
          </table:table-cell>
          <table:table-cell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I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able:table-cell>
          <table:table-cell table:number-columns-repeated="986"/>
        </table:table-row>
        <table:table-row table:style-name="ro6">
          <table:table-cell table:style-name="ce15" office:value-type="string" calcext:value-type="string">
            <text:p>Diagnostic amiante enrobé</text:p>
          </table:table-cell>
          <table:table-cell table:style-name="ce15" office:value-type="string" calcext:value-type="string">
            <text:p>DAM</text:p>
          </table:table-cell>
          <table:table-cell table:style-name="ce15" office:value-type="string" calcext:value-type="string">
            <text:p>Localisation des points de sondage, résultat des carottages et analyses</text:p>
          </table:table-cell>
          <table:table-cell table:style-name="ce22" office:value-type="string" calcext:value-type="string">
            <text:p>Passation des marchés de travaux</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text:p>
          </table:table-cell>
          <table:table-cell table:style-name="ce16" office:value-type="string" calcext:value-type="string">
            <text:p>Si la collectivité porte la responsabilité</text:p>
          </table:table-cell>
          <table:table-cell table:style-name="ce16" table:number-columns-repeated="4"/>
          <table:table-cell table:style-name="ce27" office:value-type="string" calcext:value-type="string">
            <text:p>code référencement-numéro d'incrément</text:p>
          </table:table-cell>
          <table:table-cell table:style-name="ce31" office:value-type="string" calcext:value-type="string">
            <text:p>EXE-DAM-R4DSPELOT1BE01C001-01-V1</text:p>
          </table:table-cell>
          <table:table-cell table:style-name="ce34"/>
          <table:table-cell table:style-name="ce38" table:number-columns-repeated="3"/>
          <table:table-cell table:style-name="ce38" office:value-type="string" calcext:value-type="string">
            <text:p>X</text:p>
          </table:table-cell>
          <table:table-cell table:style-name="ce42"/>
          <table:table-cell table:style-name="ce46"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49"/>
          <table:table-cell table:style-name="ce16"/>
          <table:table-cell table:style-name="ce19" table:number-columns-repeated="985"/>
          <table:table-cell table:style-name="ce52"/>
        </table:table-row>
        <table:table-row table:style-name="ro6">
          <table:table-cell table:style-name="ce16" office:value-type="string" calcext:value-type="string">
            <text:p>Contrat ou convention de location/cession/achat/occupation d'infrastructure</text:p>
          </table:table-cell>
          <table:table-cell table:style-name="ce19" office:value-type="string" calcext:value-type="string">
            <text:p>CIN</text:p>
          </table:table-cell>
          <table:table-cell table:style-name="ce22" office:value-type="string" calcext:value-type="string">
            <text:p>Conditions, redevance éventuelle, zone concernée, description des infrastrutures concernées, durée de validité…</text:p>
          </table:table-cell>
          <table:table-cell table:style-name="ce22" office:value-type="string" calcext:value-type="string">
            <text:p>Suivi du contrat</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O</text:p>
          </table:table-cell>
          <table:table-cell table:style-name="ce16" office:value-type="string" calcext:value-type="string">
            <text:p>Selon le rôle de la collectivité</text:p>
          </table:table-cell>
          <table:table-cell table:style-name="ce16" table:number-columns-repeated="4"/>
          <table:table-cell table:style-name="ce28" office:value-type="string" calcext:value-type="string">
            <text:p>code organisme-numéro d'incrément</text:p>
          </table:table-cell>
          <table:table-cell table:style-name="ce32" office:value-type="string" calcext:value-type="string">
            <text:p>AVP-CIN-OR900000000003-01-V1</text:p>
          </table:table-cell>
          <table:table-cell table:style-name="ce34"/>
          <table:table-cell table:style-name="ce38" table:number-columns-repeated="2"/>
          <table:table-cell table:style-name="ce38" office:value-type="string" calcext:value-type="string">
            <text:p>X</text:p>
          </table:table-cell>
          <table:table-cell table:style-name="ce38"/>
          <table:table-cell table:style-name="ce42"/>
          <table:table-cell table:style-name="ce46"/>
          <table:table-cell table:style-name="ce47" table:number-columns-repeated="9"/>
          <table:table-cell table:style-name="ce47" office:value-type="string" calcext:value-type="string">
            <text:p>X</text:p>
          </table:table-cell>
          <table:table-cell table:style-name="ce49" office:value-type="string" calcext:value-type="string">
            <text:p>X</text:p>
          </table:table-cell>
          <table:table-cell table:style-name="ce16"/>
          <table:table-cell table:style-name="ce19" table:number-columns-repeated="985"/>
          <table:table-cell table:style-name="ce52"/>
        </table:table-row>
        <table:table-row table:style-name="ro16">
          <table:table-cell table:style-name="ce11" office:value-type="string" calcext:value-type="string">
            <text:p>Dossier de commande pour location/occupation d'infrastructure</text:p>
          </table:table-cell>
          <table:table-cell office:value-type="string" calcext:value-type="string">
            <text:p>DCI</text:p>
          </table:table-cell>
          <table:table-cell table:style-name="ce21" office:value-type="string" calcext:value-type="string">
            <text:p>Dossier contenant l'ensemble des documents relatifs à la commande (fichiers de commande, suivi des échanges, bon de réception, etc .)</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ment-numéro d'incrément</text:p>
          </table:table-cell>
          <table:table-cell table:style-name="ce31" office:value-type="string" calcext:value-type="string">
            <text:p>REC-DCI-R4DSPELOT1BE01C002-01-V1</text:p>
          </table:table-cell>
          <table:table-cell table:style-name="ce33"/>
          <table:table-cell table:style-name="ce37" table:number-columns-repeated="4"/>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2"/>
          <table:table-cell table:number-columns-repeated="2"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6">
          <table:table-cell table:style-name="ce10" office:value-type="string" calcext:value-type="string">
            <text:p>Contrat ou convention de co-construction ou mutualisation de travaux</text:p>
          </table:table-cell>
          <table:table-cell office:value-type="string" calcext:value-type="string">
            <text:p>CMU</text:p>
          </table:table-cell>
          <table:table-cell table:style-name="ce14" office:value-type="string" calcext:value-type="string">
            <text:p>Mutualisation de travaux dans le cadre de la L49 (loi Pintat)</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M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7">
          <table:table-cell table:style-name="ce11" office:value-type="string" calcext:value-type="string">
            <text:p>Dossier de création de site</text:p>
          </table:table-cell>
          <table:table-cell office:value-type="string" calcext:value-type="string">
            <text:p>DCS</text:p>
          </table:table-cell>
          <table:table-cell table:style-name="ce1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CS-ND000018003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18">
          <table:table-cell table:style-name="ce11" office:value-type="string" calcext:value-type="string">
            <text:p>Dossier de raccordement de site</text:p>
          </table:table-cell>
          <table:table-cell office:value-type="string" calcext:value-type="string">
            <text:p>DRS</text:p>
          </table:table-cell>
          <table:table-cell table:style-name="ce1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RS-ND000180031330-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S'accorder sur un modèle de référence selon le type de site</text:p>
          </table:table-cell>
          <table:table-cell table:number-columns-repeated="986"/>
        </table:table-row>
        <table:table-row table:style-name="ro7">
          <table:table-cell table:style-name="ce10" office:value-type="string" calcext:value-type="string">
            <text:p>Dossier d'implantation (SRO, BPI…)</text:p>
          </table:table-cell>
          <table:table-cell office:value-type="string" calcext:value-type="string">
            <text:p>DIP</text:p>
          </table:table-cell>
          <table:table-cell table:style-name="ce14" office:value-type="string" calcext:value-type="string">
            <text:p>Contient toutes les informations techniques, plans d'aménagement, schémas, PV et consuel, photos… relatifs <text:s/>à l'implantation du site (voie publique)</text:p>
          </table:table-cell>
          <table:table-cell table:style-name="ce21"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IP-ND200180030502-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50"/>
          <table:table-cell table:style-name="ce11" office:value-type="string" calcext:value-type="string">
            <text:p>S'accorder sur un modèle de référence selon le type de site</text:p>
          </table:table-cell>
          <table:table-cell table:number-columns-repeated="986"/>
        </table:table-row>
        <table:table-row table:style-name="ro19">
          <table:table-cell table:style-name="ce10" office:value-type="string" calcext:value-type="string">
            <text:p>Synoptique optique</text:p>
          </table:table-cell>
          <table:table-cell office:value-type="string" calcext:value-type="string">
            <text:p>SOP</text:p>
          </table:table-cell>
          <table:table-cell table:style-name="ce20" office:value-type="string" calcext:value-type="string">
            <text:p>Vue logique des aligements de fibres</text:p>
          </table:table-cell>
          <table:table-cell table:style-name="ce2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9" office:value-type="string" calcext:value-type="string">
            <text:p>code du nœud amont-numéro d'incrément</text:p>
          </table:table-cell>
          <table:table-cell table:style-name="ce31" office:value-type="string" calcext:value-type="string">
            <text:p>REC-SOP-ND200180030502-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7">
          <table:table-cell table:style-name="ce10" office:value-type="string" calcext:value-type="string">
            <text:p>Plan de boîte, ou autre élément de branchement passif</text:p>
          </table:table-cell>
          <table:table-cell office:value-type="string" calcext:value-type="string">
            <text:p>SBP</text:p>
          </table:table-cell>
          <table:table-cell table:style-name="ce21" office:value-type="string" calcext:value-type="string">
            <text:p>Organisation de la boîte, des arrivées de câbles, des loves, des cassettes et de la connectique</text:p>
          </table:table-cell>
          <table:table-cell table:style-name="ce2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élément de branchement passif-numéro d'incrément</text:p>
          </table:table-cell>
          <table:table-cell table:style-name="ce31" office:value-type="string" calcext:value-type="string">
            <text:p>EXE-SBP-EP000180030675-01-V1</text:p>
          </table:table-cell>
          <table:table-cell table:style-name="ce33"/>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0">
          <table:table-cell table:style-name="ce10" office:value-type="string" calcext:value-type="string">
            <text:p>Schéma de raccordement (baie, armoire, répartiteur…)</text:p>
          </table:table-cell>
          <table:table-cell office:value-type="string" calcext:value-type="string">
            <text:p>SRA</text:p>
          </table:table-cell>
          <table:table-cell table:style-name="ce21" office:value-type="string" calcext:value-type="string">
            <text:p>Organisation de la connectique à l'intérieur d'une baie, d'une armoire ou d'un répartiteur</text:p>
          </table:table-cell>
          <table:table-cell table:style-name="ce2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de l'objet de rattachement-numéro d'incrément</text:p>
          </table:table-cell>
          <table:table-cell table:style-name="ce31" office:value-type="string" calcext:value-type="string">
            <text:p>EXE-SRA-BA000180030508-01-V1</text:p>
          </table:table-cell>
          <table:table-cell table:style-name="ce35"/>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7">
          <table:table-cell table:style-name="ce10" office:value-type="string" calcext:value-type="string">
            <text:p>Documentation technique d'équipement</text:p>
          </table:table-cell>
          <table:table-cell office:value-type="string" calcext:value-type="string">
            <text:p>KEQ</text:p>
          </table:table-cell>
          <table:table-cell table:style-name="ce21" office:value-type="string" calcext:value-type="string">
            <text:p>Fiche technique et spécifications techniques d'un équipement</text:p>
          </table:table-cell>
          <table:table-cell table:style-name="ce2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 équipement-numéro d'incrément</text:p>
          </table:table-cell>
          <table:table-cell table:style-name="ce31" office:value-type="string" calcext:value-type="string">
            <text:p>EXE-KEQ-RF000000000001-01-V1</text:p>
          </table:table-cell>
          <table:table-cell table:style-name="ce35"/>
          <table:table-cell table:style-name="ce39" table:number-columns-repeated="2"/>
          <table:table-cell table:number-columns-repeated="2" table:style-name="ce39" office:value-type="string" calcext:value-type="string">
            <text:p>X</text:p>
          </table:table-cell>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10">
          <table:table-cell table:style-name="ce10" office:value-type="string" calcext:value-type="string">
            <text:p>Convention THD immeuble</text:p>
          </table:table-cell>
          <table:table-cell office:value-type="string" calcext:value-type="string">
            <text:p>CIM</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number-columns-repeated="3" table:style-name="ce23" office:value-type="string" calcext:value-type="string">
            <text:p>C</text:p>
          </table:table-cell>
          <table:table-cell table:style-name="ce10" office:value-type="string" calcext:value-type="string">
            <text:p>Selon le rôle de la collectivité (gestion du document impérative si rôle d'opérateur d'immeuble)</text:p>
          </table:table-cell>
          <table:table-cell table:style-name="ce11" table:number-columns-repeated="4"/>
          <table:table-cell table:style-name="ce25" office:value-type="string" calcext:value-type="string">
            <text:p>code du nœud de rattachement-numéro d'incrément</text:p>
          </table:table-cell>
          <table:table-cell table:style-name="ce31" office:value-type="string" calcext:value-type="string">
            <text:p>EXE-CIM-ND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 si collecte de convention d'opérateurs d'immeuble tiers</text:p>
          </table:table-cell>
          <table:table-cell table:number-columns-repeated="986"/>
        </table:table-row>
        <table:table-row table:style-name="ro20">
          <table:table-cell table:style-name="ce10" office:value-type="string" calcext:value-type="string">
            <text:p>Convention cadre bailleur social (ou autre gestionnaire de biens)</text:p>
          </table:table-cell>
          <table:table-cell office:value-type="string" calcext:value-type="string">
            <text:p>CIS</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code organisme-numéro d'incrément</text:p>
          </table:table-cell>
          <table:table-cell table:style-name="ce31" office:value-type="string" calcext:value-type="string">
            <text:p>EXE-CIS-OR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Règlement de service</text:p>
          </table:table-cell>
          <table:table-cell office:value-type="string" calcext:value-type="string">
            <text:p>CDS</text:p>
          </table:table-cell>
          <table:table-cell table:style-name="ce2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21" office:value-type="string" calcext:value-type="string">
            <text:p>Suivi du contrat</text:p>
          </table:table-cell>
          <table:table-cell table:number-columns-repeated="5" table:style-name="ce23" office:value-type="string" calcext:value-type="string">
            <text:p>-</text:p>
          </table:table-cell>
          <table:table-cell table:number-columns-repeated="2" table:style-name="ce23" office:value-type="string" calcext:value-type="string">
            <text:p>F</text:p>
          </table:table-cell>
          <table:table-cell table:style-name="ce11" table:number-columns-repeated="5"/>
          <table:table-cell table:style-name="ce25" office:value-type="string" calcext:value-type="string">
            <text:p>code SUF-numéro d'incrément</text:p>
          </table:table-cell>
          <table:table-cell table:style-name="ce31" office:value-type="string" calcext:value-type="string">
            <text:p>REC-CDS-SF000180031091-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Autre convention d'occupation emprise privée</text:p>
          </table:table-cell>
          <table:table-cell office:value-type="string" calcext:value-type="string">
            <text:p>COC</text:p>
          </table:table-cell>
          <table:table-cell table:style-name="ce21"/>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 ou code noeud-numéro d'incrément</text:p>
          </table:table-cell>
          <table:table-cell table:style-name="ce31" office:value-type="string" calcext:value-type="string">
            <text:p>REC-COC-R4DSPELOT1BE01C015-01-V1</text:p>
          </table:table-cell>
          <table:table-cell table:style-name="ce33"/>
          <table:table-cell table:style-name="ce37" table:number-columns-repeated="4"/>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6">
          <table:table-cell table:style-name="ce10" office:value-type="string" calcext:value-type="string">
            <text:p>Mesure de réflectométrie</text:p>
          </table:table-cell>
          <table:table-cell office:value-type="string" calcext:value-type="string">
            <text:p>MRF</text:p>
          </table:table-cell>
          <table:table-cell table:style-name="ce21" office:value-type="string" calcext:value-type="string">
            <text:p>Courbes et/ données brutes</text:p>
          </table:table-cell>
          <table:table-cell table:style-name="ce2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9" office:value-type="string" calcext:value-type="string">
            <text:p>code route optique-numéro d'incrément</text:p>
          </table:table-cell>
          <table:table-cell table:style-name="ce31" office:value-type="string" calcext:value-type="string">
            <text:p>REC-MRF-RT000000000006-01-V1</text:p>
          </table:table-cell>
          <table:table-cell table:style-name="ce33"/>
          <table:table-cell table:style-name="ce37" table:number-columns-repeated="3"/>
          <table:table-cell table:style-name="ce37" office:value-type="string" calcext:value-type="string">
            <text:p>X</text:p>
          </table:table-cell>
          <table:table-cell table:style-name="ce44" office:value-type="string" calcext:value-type="string">
            <text:p>X</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i possible un format qui permette un import en base</text:p>
          </table:table-cell>
          <table:table-cell table:number-columns-repeated="986"/>
        </table:table-row>
        <table:table-row table:style-name="ro6">
          <table:table-cell table:style-name="ce10" office:value-type="string" calcext:value-type="string">
            <text:p>Test d'étanchéité de fourreaux et/ou tests de mandrinage, aiguillage</text:p>
          </table:table-cell>
          <table:table-cell office:value-type="string" calcext:value-type="string">
            <text:p>MFX</text:p>
          </table:table-cell>
          <table:table-cell table:style-name="ce21" office:value-type="string" calcext:value-type="string">
            <text:p>Fiches de tests</text:p>
          </table:table-cell>
          <table:table-cell table:style-name="ce2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MFX-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PV de réception génie civil</text:p>
          </table:table-cell>
          <table:table-cell office:value-type="string" calcext:value-type="string">
            <text:p>RGC</text:p>
          </table:table-cell>
          <table:table-cell table:style-name="ce21" office:value-type="string" calcext:value-type="string">
            <text:p>Procés verbal de réception pour les travaux de génie civil</text:p>
          </table:table-cell>
          <table:table-cell table:style-name="ce2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GC-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7">
          <table:table-cell table:style-name="ce11" office:value-type="string" calcext:value-type="string">
            <text:p>PV de réception de voirie</text:p>
          </table:table-cell>
          <table:table-cell office:value-type="string" calcext:value-type="string">
            <text:p>RVR</text:p>
          </table:table-cell>
          <table:table-cell table:style-name="ce21" office:value-type="string" calcext:value-type="string">
            <text:p>Procés verbal de réception de voirie délivré par le gestionnaire de la voirie, vaut acceptation des travaux par le gestionnaire</text:p>
          </table:table-cell>
          <table:table-cell table:style-name="ce2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VR-R4DSPELOT1BE01C001-01-V3</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6">
          <table:table-cell table:style-name="ce10" office:value-type="string" calcext:value-type="string">
            <text:p>Fiche de recette</text:p>
          </table:table-cell>
          <table:table-cell office:value-type="string" calcext:value-type="string">
            <text:p>RFR</text:p>
          </table:table-cell>
          <table:table-cell table:style-name="ce21" office:value-type="string" calcext:value-type="string">
            <text:p>Fiche de recette pour la réception de travaux quels qu'ils soient. La fiche de recette peut inclure des résultats de tests, des fichiers ou des informations complémentaires</text:p>
          </table:table-cell>
          <table:table-cell table:style-name="ce21" office:value-type="string" calcext:value-type="string">
            <text:p>Contrôle, facturation</text:p>
          </table:table-cell>
          <table:table-cell table:number-columns-repeated="7" office:value-type="string" calcext:value-type="string">
            <text:p>F</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FR-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21">
          <table:table-cell office:value-type="string" calcext:value-type="string">
            <text:p>Dossier infrastructure d'accueil</text:p>
          </table:table-cell>
          <table:table-cell office:value-type="string" calcext:value-type="string">
            <text:p>DIF</text:p>
          </table:table-cell>
          <table:table-cell table:style-name="ce2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de cablage</text:p>
          </table:table-cell>
          <table:table-cell office:value-type="string" calcext:value-type="string">
            <text:p>DCB</text:p>
          </table:table-cell>
          <table:table-cell table:style-name="ce2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optique</text:p>
          </table:table-cell>
          <table:table-cell office:value-type="string" calcext:value-type="string">
            <text:p>DOP</text:p>
          </table:table-cell>
          <table:table-cell table:style-name="ce2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5">
          <table:table-cell office:value-type="string" calcext:value-type="string">
            <text:p>Dossier de projet</text:p>
          </table:table-cell>
          <table:table-cell office:value-type="string" calcext:value-type="string">
            <text:p>DPR</text:p>
          </table:table-cell>
          <table:table-cell table:style-name="ce2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21" office:value-type="string" calcext:value-type="string">
            <text:p>Suivi de projet</text:p>
          </table:table-cell>
          <table:table-cell table:number-columns-repeated="7" office:value-type="string" calcext:value-type="string">
            <text:p>C</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22">
          <table:table-cell office:value-type="string" calcext:value-type="string">
            <text:p>Dossier de livrables Grace THD</text:p>
          </table:table-cell>
          <table:table-cell office:value-type="string" calcext:value-type="string">
            <text:p>DLG</text:p>
          </table:table-cell>
          <table:table-cell table:style-name="ce21" office:value-type="string" calcext:value-type="string">
            <text:p>Dossier contenant un ensemble de livrables Grace THD. Les livrables doivent eux-même être nommés et créés selon les exigences du géostandard ANT (V2).</text:p>
          </table:table-cell>
          <table:table-cell table:style-name="ce21" office:value-type="string" calcext:value-type="string">
            <text:p>Alimentation de la base de données</text:p>
          </table:table-cell>
          <table:table-cell table:number-columns-repeated="7" office:value-type="string" calcext:value-type="string">
            <text:p>O</text:p>
          </table:table-cell>
          <table:table-cell table:style-name="ce7" table:number-columns-repeated="5"/>
          <table:table-cell table:style-name="ce25" office:value-type="string" calcext:value-type="string">
            <text:p>code référencement-numéro d'incrément</text:p>
          </table:table-cell>
          <table:table-cell table:style-name="ce31" office:value-type="string" calcext:value-type="string">
            <text:p>REC-DLG-R2DSPELOT1-01-V2</text:p>
          </table:table-cell>
          <table:table-cell table:style-name="ce36" office:value-type="string" calcext:value-type="string">
            <text:p>X</text:p>
          </table:table-cell>
          <table:table-cell table:style-name="ce40"/>
          <table:table-cell table:style-name="ce40" office:value-type="string" calcext:value-type="string">
            <text:p>X</text:p>
          </table:table-cell>
          <table:table-cell table:style-name="ce40"/>
          <table:table-cell table:style-name="ce40" office:value-type="string" calcext:value-type="string">
            <text:p>X</text:p>
          </table:table-cell>
          <table:table-cell table:style-name="ce45"/>
          <table:table-cell table:style-name="ce36" office:value-type="string" calcext:value-type="string">
            <text:p>X</text:p>
          </table:table-cell>
          <table:table-cell table:number-columns-repeated="6" table:style-name="ce40" office:value-type="string" calcext:value-type="string">
            <text:p>X</text:p>
          </table:table-cell>
          <table:table-cell table:style-name="ce40" table:number-columns-repeated="2"/>
          <table:table-cell table:style-name="ce40" office:value-type="string" calcext:value-type="string">
            <text:p>X</text:p>
          </table:table-cell>
          <table:table-cell table:style-name="ce40"/>
          <table:table-cell table:style-name="ce51"/>
          <table:table-cell table:style-name="ce1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4" table:number-rows-repeated="8">
          <table:table-cell table:style-name="ce7" table:number-columns-repeated="2"/>
          <table:table-cell table:style-name="ce21" table:number-columns-repeated="2"/>
          <table:table-cell table:style-name="ce7" table:number-columns-repeated="13"/>
          <table:table-cell/>
          <table:table-cell table:style-name="ce7" table:number-columns-repeated="1004"/>
          <table:table-cell/>
        </table:table-row>
        <table:table-row table:style-name="ro4" table:number-rows-repeated="4">
          <table:table-cell table:number-columns-repeated="2"/>
          <table:table-cell table:style-name="ce21" table:number-columns-repeated="2"/>
          <table:table-cell table:number-columns-repeated="7"/>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2">
          <table:table-cell table:number-columns-repeated="2"/>
          <table:table-cell table:style-name="ce21"/>
          <table:table-cell table:number-columns-repeated="8"/>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34">
          <table:table-cell table:number-columns-repeated="11"/>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830">
          <table:table-cell table:number-columns-repeated="11"/>
          <table:table-cell table:style-name="ce10" table:number-columns-repeated="5"/>
          <table:table-cell table:number-columns-repeated="1007"/>
        </table:table-row>
        <table:table-row table:style-name="ro4" table:number-rows-repeated="1047652">
          <table:table-cell table:number-columns-repeated="1023"/>
        </table:table-row>
        <table:table-row table:style-name="ro4">
          <table:table-cell table:number-columns-repeated="1023"/>
        </table:table-row>
      </table:table>
      <table:table table:name="Exemples"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56"/>
        <table:table-column table:style-name="co2" table:default-cell-style-name="ce59"/>
        <table:table-column table:style-name="co2" table:default-cell-style-name="ce61"/>
        <table:table-column table:style-name="co2" table:number-columns-repeated="5"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2" table:default-cell-style-name="Default"/>
        <table:table-column table:style-name="co42" table:default-cell-style-name="Default"/>
        <table:table-column table:style-name="co2" table:default-cell-style-name="Default"/>
        <table:table-row table:style-name="ro4">
          <table:table-cell table:style-name="ce53" office:value-type="string" calcext:value-type="string">
            <text:p>Code Phase</text:p>
          </table:table-cell>
          <table:table-cell table:style-name="ce53" office:value-type="string" calcext:value-type="string">
            <text:p>do_type</text:p>
          </table:table-cell>
          <table:table-cell table:style-name="ce53" office:value-type="string" calcext:value-type="string">
            <text:p>Préfixe pour lien BdD</text:p>
          </table:table-cell>
          <table:table-cell table:style-name="ce53" office:value-type="string" calcext:value-type="string">
            <text:p>R1</text:p>
          </table:table-cell>
          <table:table-cell table:style-name="ce53" office:value-type="string" calcext:value-type="string">
            <text:p>R2</text:p>
          </table:table-cell>
          <table:table-cell table:style-name="ce53" office:value-type="string" calcext:value-type="string">
            <text:p>R3</text:p>
          </table:table-cell>
          <table:table-cell table:style-name="ce53" office:value-type="string" calcext:value-type="string">
            <text:p>R4</text:p>
          </table:table-cell>
          <table:table-cell table:style-name="ce55" office:value-type="string" calcext:value-type="string">
            <text:p>Code objet BdD (sans le préfixe)</text:p>
          </table:table-cell>
          <table:table-cell table:style-name="ce58" office:value-type="string" calcext:value-type="string">
            <text:p>Folio</text:p>
          </table:table-cell>
          <table:table-cell table:style-name="ce60" office:value-type="string" calcext:value-type="string">
            <text:p>do_indice</text:p>
          </table:table-cell>
          <table:table-cell table:style-name="ce53" office:value-type="string" calcext:value-type="string">
            <text:p>Extension</text:p>
          </table:table-cell>
          <table:table-cell/>
          <table:table-cell table:style-name="ce62" office:value-type="string" calcext:value-type="string">
            <text:p>Rép1</text:p>
          </table:table-cell>
          <table:table-cell table:style-name="ce62" office:value-type="string" calcext:value-type="string">
            <text:p>Rép2</text:p>
          </table:table-cell>
          <table:table-cell table:style-name="ce62" office:value-type="string" calcext:value-type="string">
            <text:p>Rep3</text:p>
          </table:table-cell>
          <table:table-cell table:style-name="ce62" office:value-type="string" calcext:value-type="string">
            <text:p>Rep4</text:p>
          </table:table-cell>
          <table:table-cell table:style-name="ce62" office:value-type="string" calcext:value-type="string">
            <text:p>Rep5</text:p>
          </table:table-cell>
          <table:table-cell table:style-name="ce62" office:value-type="string" calcext:value-type="string">
            <text:p>Nom fichier</text:p>
          </table:table-cell>
          <table:table-cell table:style-name="ce62" office:value-type="string" calcext:value-type="string">
            <text:p>do_ref</text:p>
          </table:table-cell>
          <table:table-cell/>
          <table:table-cell table:style-name="ce62" office:value-type="string" calcext:value-type="string">
            <text:p>Répertoire racine pour batch</text:p>
          </table:table-cell>
          <table:table-cell office:value-type="string" calcext:value-type="string">
            <text:p>D:\cglocal\tools\env_gracethd\ExempleArborescence</text:p>
          </table:table-cell>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odt</text:p>
          </table:table-cell>
          <table:table-cell/>
          <table:table-cell table:formula="of:=IF(ISBLANK([.D2]);&quot;&quot;;&quot;\&quot;&amp;[.D2])"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2]);&quot;&quot;;&quot;\&quot;&amp;[.F2])">
            <text:p/>
          </table:table-cell>
          <table:table-cell table:formula="of:=IF(ISBLANK([.G2]);&quot;&quot;;&quot;\&quot;&amp;[.G2])">
            <text:p/>
          </table:table-cell>
          <table:table-cell table:formula="of:=[.A2]&amp;&quot;-&quot;&amp;[.B2]&amp;&quot;-&quot;&amp;[.C2]&amp;[.D2]&amp;[.E2]&amp;[.F2]&amp;[.G2]&amp;IF(ISBLANK([.H2]);&quot;&quot;;TEXT([.H2];&quot;000000000000&quot;))&amp;&quot;-&quot;&amp;TEXT([.I2];&quot;00&quot;)&amp;&quot;-&quot;&amp;TEXT([.J2];&quot;V0&quot;)&amp;&quot;.&quot;&amp;[.K2]" office:value-type="string" office:string-value="REC-DIG-R1DSPE-01-V1.odt" calcext:value-type="string">
            <text:p>REC-DIG-R1DSPE-01-V1.odt</text:p>
          </table:table-cell>
          <table:table-cell table:formula="of:=[.A2]&amp;&quot;-&quot;&amp;[.B2]&amp;&quot;-&quot;&amp;[.C2]&amp;[.D2]&amp;[.E2]&amp;[.F2]&amp;[.G2]&amp;IF(ISBLANK([.H2]);&quot;&quot;;TEXT([.H2];&quot;000000000000&quot;))&amp;&quot;-&quot;&amp;TEXT([.I2];&quot;00&quot;)&amp;&quot;-&quot;&amp;TEXT([.J2];&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quot;&quot;;&quot;\&quot;&amp;[.D3])"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3]);&quot;&quot;;&quot;\&quot;&amp;[.F3])">
            <text:p/>
          </table:table-cell>
          <table:table-cell table:formula="of:=IF(ISBLANK([.G3]);&quot;&quot;;&quot;\&quot;&amp;[.G3])">
            <text:p/>
          </table:table-cell>
          <table:table-cell table:formula="of:=[.A3]&amp;&quot;-&quot;&amp;[.B3]&amp;&quot;-&quot;&amp;[.C3]&amp;[.D3]&amp;[.E3]&amp;[.F3]&amp;[.G3]&amp;IF(ISBLANK([.H3]);&quot;&quot;;TEXT([.H3];&quot;000000000000&quot;))&amp;&quot;-&quot;&amp;TEXT([.I3];&quot;00&quot;)&amp;&quot;-&quot;&amp;TEXT([.J3];&quot;V0&quot;)&amp;&quot;.&quot;&amp;[.K3]" office:value-type="string" office:string-value="REC-DIG-R1DSPE-01-V1.pdf" calcext:value-type="string">
            <text:p>REC-DIG-R1DSPE-01-V1.pdf</text:p>
          </table:table-cell>
          <table:table-cell table:formula="of:=[.A3]&amp;&quot;-&quot;&amp;[.B3]&amp;&quot;-&quot;&amp;[.C3]&amp;[.D3]&amp;[.E3]&amp;[.F3]&amp;[.G3]&amp;IF(ISBLANK([.H3]);&quot;&quot;;TEXT([.H3];&quot;000000000000&quot;))&amp;&quot;-&quot;&amp;TEXT([.I3];&quot;00&quot;)&amp;&quot;-&quot;&amp;TEXT([.J3];&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4]);&quot;&quot;;&quot;\&quot;&amp;[.D4])"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4]&amp;&quot;-&quot;&amp;[.B4]&amp;&quot;-&quot;&amp;[.C4]&amp;[.D4]&amp;[.E4]&amp;[.F4]&amp;[.G4]&amp;IF(ISBLANK([.H4]);&quot;&quot;;TEXT([.H4];&quot;000000000000&quot;))&amp;&quot;-&quot;&amp;TEXT([.I4];&quot;00&quot;)&amp;&quot;-&quot;&amp;TEXT([.J4];&quot;V0&quot;)&amp;&quot;.&quot;&amp;[.K4]" office:value-type="string" office:string-value="REC-ETU-R3DSPEA001B001-01-V1.pdf" calcext:value-type="string">
            <text:p>REC-ETU-R3DSPEA001B001-01-V1.pdf</text:p>
          </table:table-cell>
          <table:table-cell table:formula="of:=[.A4]&amp;&quot;-&quot;&amp;[.B4]&amp;&quot;-&quot;&amp;[.C4]&amp;[.D4]&amp;[.E4]&amp;[.F4]&amp;[.G4]&amp;IF(ISBLANK([.H4]);&quot;&quot;;TEXT([.H4];&quot;000000000000&quot;))&amp;&quot;-&quot;&amp;TEXT([.I4];&quot;00&quot;)&amp;&quot;-&quot;&amp;TEXT([.J4];&quot;V0&quot;)" office:value-type="string" office:string-value="REC-ETU-R3DSPEA001B001-01-V1" calcext:value-type="string">
            <text:p>REC-ETU-R3DSPEA001B001-01-V1</text:p>
          </table:table-cell>
          <table:table-cell table:number-columns-repeated="3"/>
        </table:table-row>
        <table:table-row table:style-name="ro4">
          <table:table-cell office:value-type="string" calcext:value-type="string">
            <text:p>EXE</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5]);&quot;&quot;;&quot;\&quot;&amp;[.D5])"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5]&amp;&quot;-&quot;&amp;[.B5]&amp;&quot;-&quot;&amp;[.C5]&amp;[.D5]&amp;[.E5]&amp;[.F5]&amp;[.G5]&amp;IF(ISBLANK([.H5]);&quot;&quot;;TEXT([.H5];&quot;000000000000&quot;))&amp;&quot;-&quot;&amp;TEXT([.I5];&quot;00&quot;)&amp;&quot;-&quot;&amp;TEXT([.J5];&quot;V0&quot;)&amp;&quot;.&quot;&amp;[.K5]" office:value-type="string" office:string-value="EXE-ETU-R3DSPEA001B001-01-V1.pdf" calcext:value-type="string">
            <text:p>EXE-ETU-R3DSPEA001B001-01-V1.pdf</text:p>
          </table:table-cell>
          <table:table-cell table:formula="of:=[.A5]&amp;&quot;-&quot;&amp;[.B5]&amp;&quot;-&quot;&amp;[.C5]&amp;[.D5]&amp;[.E5]&amp;[.F5]&amp;[.G5]&amp;IF(ISBLANK([.H5]);&quot;&quot;;TEXT([.H5];&quot;000000000000&quot;))&amp;&quot;-&quot;&amp;TEXT([.I5];&quot;00&quot;)&amp;&quot;-&quot;&amp;TEXT([.J5];&quot;V0&quot;)" office:value-type="string" office:string-value="EXE-ETU-R3DSPEA001B001-01-V1" calcext:value-type="string">
            <text:p>EXE-ETU-R3DSPEA001B001-01-V1</text:p>
          </table:table-cell>
          <table:table-cell table:number-columns-repeated="3"/>
        </table:table-row>
        <table:table-row table:style-name="ro4">
          <table:table-cell office:value-type="string" calcext:value-type="string">
            <text:p>REC</text:p>
          </table:table-cell>
          <table:table-cell office:value-type="string" calcext:value-type="string">
            <text:p>PSI</text:p>
          </table:table-cell>
          <table:table-cell office:value-type="string" calcext:value-type="string">
            <text:p>ZN</text:p>
          </table:table-cell>
          <table:table-cell table:number-columns-repeated="4"/>
          <table:table-cell office:value-type="float" office:value="180030001" calcext:value-type="float">
            <text:p>00018003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6]);&quot;&quot;;&quot;\&quot;&amp;[.F6])">
            <text:p/>
          </table:table-cell>
          <table:table-cell table:formula="of:=IF(ISBLANK([.G6]);&quot;&quot;;&quot;\&quot;&amp;[.G6])">
            <text:p/>
          </table:table-cell>
          <table:table-cell table:formula="of:=[.A6]&amp;&quot;-&quot;&amp;[.B6]&amp;&quot;-&quot;&amp;[.C6]&amp;[.D6]&amp;[.E6]&amp;[.F6]&amp;[.G6]&amp;IF(ISBLANK([.H6]);&quot;&quot;;TEXT([.H6];&quot;000000000000&quot;))&amp;&quot;-&quot;&amp;TEXT([.I6];&quot;00&quot;)&amp;&quot;-&quot;&amp;TEXT([.J6];&quot;V0&quot;)&amp;&quot;.&quot;&amp;[.K6]" office:value-type="string" office:string-value="REC-PSI-ZN000180030001-01-V1.pdf" calcext:value-type="string">
            <text:p>REC-PSI-ZN000180030001-01-V1.pdf</text:p>
          </table:table-cell>
          <table:table-cell table:formula="of:=[.A6]&amp;&quot;-&quot;&amp;[.B6]&amp;&quot;-&quot;&amp;[.C6]&amp;[.D6]&amp;[.E6]&amp;[.F6]&amp;[.G6]&amp;IF(ISBLANK([.H6]);&quot;&quot;;TEXT([.H6];&quot;000000000000&quot;))&amp;&quot;-&quot;&amp;TEXT([.I6];&quot;00&quot;)&amp;&quot;-&quot;&amp;TEXT([.J6];&quot;V0&quot;)" office:value-type="string" office:string-value="REC-PSI-ZN000180030001-01-V1" calcext:value-type="string">
            <text:p>REC-PSI-ZN000180030001-01-V1</text:p>
          </table:table-cell>
          <table:table-cell table:number-columns-repeated="3"/>
        </table:table-row>
        <table:table-row table:style-name="ro4">
          <table:table-cell office:value-type="string" calcext:value-type="string">
            <text:p>REC</text:p>
          </table:table-cell>
          <table:table-cell office:value-type="string" calcext:value-type="string">
            <text:p>PPH</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7]);&quot;&quot;;&quot;\&quot;&amp;[.D7])" office:value-type="string" office:string-value="\DSPE" calcext:value-type="string">
            <text:p>\DSPE</text:p>
          </table:table-cell>
          <table:table-cell office:value-type="string" calcext:value-type="string">
            <text:p>\GENERAL</text:p>
          </table:table-cell>
          <table:table-cell office:value-type="string" calcext:value-type="string">
            <text:p>\PPH</text:p>
          </table:table-cell>
          <table:table-cell table:formula="of:=IF(ISBLANK([.F7]);&quot;&quot;;&quot;\&quot;&amp;[.F7])">
            <text:p/>
          </table:table-cell>
          <table:table-cell table:formula="of:=IF(ISBLANK([.G7]);&quot;&quot;;&quot;\&quot;&amp;[.G7])">
            <text:p/>
          </table:table-cell>
          <table:table-cell table:formula="of:=[.A7]&amp;&quot;-&quot;&amp;[.B7]&amp;&quot;-&quot;&amp;[.C7]&amp;[.D7]&amp;[.E7]&amp;[.F7]&amp;[.G7]&amp;IF(ISBLANK([.H7]);&quot;&quot;;TEXT([.H7];&quot;000000000000&quot;))&amp;&quot;-&quot;&amp;TEXT([.I7];&quot;00&quot;)&amp;&quot;-&quot;&amp;TEXT([.J7];&quot;V0&quot;)&amp;&quot;.&quot;&amp;[.K7]" office:value-type="string" office:string-value="REC-PPH-R2DSPEA001-01-V1.pdf" calcext:value-type="string">
            <text:p>REC-PPH-R2DSPEA001-01-V1.pdf</text:p>
          </table:table-cell>
          <table:table-cell table:formula="of:=[.A7]&amp;&quot;-&quot;&amp;[.B7]&amp;&quot;-&quot;&amp;[.C7]&amp;[.D7]&amp;[.E7]&amp;[.F7]&amp;[.G7]&amp;IF(ISBLANK([.H7]);&quot;&quot;;TEXT([.H7];&quot;000000000000&quot;))&amp;&quot;-&quot;&amp;TEXT([.I7];&quot;00&quot;)&amp;&quot;-&quot;&amp;TEXT([.J7];&quot;V0&quot;)" office:value-type="string" office:string-value="REC-PPH-R2DSPEA001-01-V1" calcext:value-type="string">
            <text:p>REC-PPH-R2DSPEA001-01-V1</text:p>
          </table:table-cell>
          <table:table-cell table:number-columns-repeated="3"/>
        </table:table-row>
        <table:table-row table:style-name="ro4">
          <table:table-cell office:value-type="string" calcext:value-type="string">
            <text:p>REC</text:p>
          </table:table-cell>
          <table:table-cell office:value-type="string" calcext:value-type="string">
            <text:p>PCB</text:p>
          </table:table-cell>
          <table:table-cell office:value-type="string" calcext:value-type="string">
            <text:p>ZS</text:p>
          </table:table-cell>
          <table:table-cell table:number-columns-repeated="4"/>
          <table:table-cell office:value-type="float" office:value="7" calcext:value-type="float">
            <text:p>000000000007</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8]);&quot;&quot;;&quot;\&quot;&amp;[.F8])">
            <text:p/>
          </table:table-cell>
          <table:table-cell table:formula="of:=IF(ISBLANK([.G8]);&quot;&quot;;&quot;\&quot;&amp;[.G8])">
            <text:p/>
          </table:table-cell>
          <table:table-cell table:formula="of:=[.A8]&amp;&quot;-&quot;&amp;[.B8]&amp;&quot;-&quot;&amp;[.C8]&amp;[.D8]&amp;[.E8]&amp;[.F8]&amp;[.G8]&amp;IF(ISBLANK([.H8]);&quot;&quot;;TEXT([.H8];&quot;000000000000&quot;))&amp;&quot;-&quot;&amp;TEXT([.I8];&quot;00&quot;)&amp;&quot;-&quot;&amp;TEXT([.J8];&quot;V0&quot;)&amp;&quot;.&quot;&amp;[.K8]" office:value-type="string" office:string-value="REC-PCB-ZS000000000007-01-V1.pdf" calcext:value-type="string">
            <text:p>REC-PCB-ZS000000000007-01-V1.pdf</text:p>
          </table:table-cell>
          <table:table-cell table:formula="of:=[.A8]&amp;&quot;-&quot;&amp;[.B8]&amp;&quot;-&quot;&amp;[.C8]&amp;[.D8]&amp;[.E8]&amp;[.F8]&amp;[.G8]&amp;IF(ISBLANK([.H8]);&quot;&quot;;TEXT([.H8];&quot;000000000000&quot;))&amp;&quot;-&quot;&amp;TEXT([.I8];&quot;00&quot;)&amp;&quot;-&quot;&amp;TEXT([.J8];&quot;V0&quot;)" office:value-type="string" office:string-value="REC-PCB-ZS000000000007-01-V1" calcext:value-type="string">
            <text:p>REC-PCB-ZS000000000007-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9]&amp;&quot;-&quot;&amp;[.B9]&amp;&quot;-&quot;&amp;[.C9]&amp;[.D9]&amp;[.E9]&amp;[.F9]&amp;[.G9]&amp;IF(ISBLANK([.H9]);&quot;&quot;;TEXT([.H9];&quot;000000000000&quot;))&amp;&quot;-&quot;&amp;TEXT([.I9];&quot;00&quot;)&amp;&quot;-&quot;&amp;TEXT([.J9];&quot;V0&quot;)&amp;&quot;.&quot;&amp;[.K9]" office:value-type="string" office:string-value="EXE-PMQ-PT000180030064-01-V1.pdf" calcext:value-type="string">
            <text:p>EXE-PMQ-PT000180030064-01-V1.pdf</text:p>
          </table:table-cell>
          <table:table-cell table:formula="of:=[.A9]&amp;&quot;-&quot;&amp;[.B9]&amp;&quot;-&quot;&amp;[.C9]&amp;[.D9]&amp;[.E9]&amp;[.F9]&amp;[.G9]&amp;IF(ISBLANK([.H9]);&quot;&quot;;TEXT([.H9];&quot;000000000000&quot;))&amp;&quot;-&quot;&amp;TEXT([.I9];&quot;00&quot;)&amp;&quot;-&quot;&amp;TEXT([.J9];&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0]&amp;&quot;-&quot;&amp;[.B10]&amp;&quot;-&quot;&amp;[.C10]&amp;[.D10]&amp;[.E10]&amp;[.F10]&amp;[.G10]&amp;IF(ISBLANK([.H10]);&quot;&quot;;TEXT([.H10];&quot;000000000000&quot;))&amp;&quot;-&quot;&amp;TEXT([.I10];&quot;00&quot;)&amp;&quot;-&quot;&amp;TEXT([.J10];&quot;V0&quot;)&amp;&quot;.&quot;&amp;[.K10]" office:value-type="string" office:string-value="EXE-PMQ-PT000180030065-01-V1.pdf" calcext:value-type="string">
            <text:p>EXE-PMQ-PT000180030065-01-V1.pdf</text:p>
          </table:table-cell>
          <table:table-cell table:formula="of:=[.A10]&amp;&quot;-&quot;&amp;[.B10]&amp;&quot;-&quot;&amp;[.C10]&amp;[.D10]&amp;[.E10]&amp;[.F10]&amp;[.G10]&amp;IF(ISBLANK([.H10]);&quot;&quot;;TEXT([.H10];&quot;000000000000&quot;))&amp;&quot;-&quot;&amp;TEXT([.I10];&quot;00&quot;)&amp;&quot;-&quot;&amp;TEXT([.J10];&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1]&amp;&quot;-&quot;&amp;[.B11]&amp;&quot;-&quot;&amp;[.C11]&amp;[.D11]&amp;[.E11]&amp;[.F11]&amp;[.G11]&amp;IF(ISBLANK([.H11]);&quot;&quot;;TEXT([.H11];&quot;000000000000&quot;))&amp;&quot;-&quot;&amp;TEXT([.I11];&quot;00&quot;)&amp;&quot;-&quot;&amp;TEXT([.J11];&quot;V0&quot;)&amp;&quot;.&quot;&amp;[.K11]" office:value-type="string" office:string-value="EXE-PMQ-PT000180030072-01-V1.pdf" calcext:value-type="string">
            <text:p>EXE-PMQ-PT000180030072-01-V1.pdf</text:p>
          </table:table-cell>
          <table:table-cell table:formula="of:=[.A11]&amp;&quot;-&quot;&amp;[.B11]&amp;&quot;-&quot;&amp;[.C11]&amp;[.D11]&amp;[.E11]&amp;[.F11]&amp;[.G11]&amp;IF(ISBLANK([.H11]);&quot;&quot;;TEXT([.H11];&quot;000000000000&quot;))&amp;&quot;-&quot;&amp;TEXT([.I11];&quot;00&quot;)&amp;&quot;-&quot;&amp;TEXT([.J11];&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2]&amp;&quot;-&quot;&amp;[.B12]&amp;&quot;-&quot;&amp;[.C12]&amp;[.D12]&amp;[.E12]&amp;[.F12]&amp;[.G12]&amp;IF(ISBLANK([.H12]);&quot;&quot;;TEXT([.H12];&quot;000000000000&quot;))&amp;&quot;-&quot;&amp;TEXT([.I12];&quot;00&quot;)&amp;&quot;-&quot;&amp;TEXT([.J12];&quot;V0&quot;)&amp;&quot;.&quot;&amp;[.K12]" office:value-type="string" office:string-value="EXE-PMQ-PT000180030091-01-V1.pdf" calcext:value-type="string">
            <text:p>EXE-PMQ-PT000180030091-01-V1.pdf</text:p>
          </table:table-cell>
          <table:table-cell table:formula="of:=[.A12]&amp;&quot;-&quot;&amp;[.B12]&amp;&quot;-&quot;&amp;[.C12]&amp;[.D12]&amp;[.E12]&amp;[.F12]&amp;[.G12]&amp;IF(ISBLANK([.H12]);&quot;&quot;;TEXT([.H12];&quot;000000000000&quot;))&amp;&quot;-&quot;&amp;TEXT([.I12];&quot;00&quot;)&amp;&quot;-&quot;&amp;TEXT([.J12];&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3]&amp;&quot;-&quot;&amp;[.B13]&amp;&quot;-&quot;&amp;[.C13]&amp;[.D13]&amp;[.E13]&amp;[.F13]&amp;[.G13]&amp;IF(ISBLANK([.H13]);&quot;&quot;;TEXT([.H13];&quot;000000000000&quot;))&amp;&quot;-&quot;&amp;TEXT([.I13];&quot;00&quot;)&amp;&quot;-&quot;&amp;TEXT([.J13];&quot;V0&quot;)&amp;&quot;.&quot;&amp;[.K13]" office:value-type="string" office:string-value="EXE-PMQ-PT000180030064-01-V1.xls" calcext:value-type="string">
            <text:p>EXE-PMQ-PT000180030064-01-V1.xls</text:p>
          </table:table-cell>
          <table:table-cell table:formula="of:=[.A13]&amp;&quot;-&quot;&amp;[.B13]&amp;&quot;-&quot;&amp;[.C13]&amp;[.D13]&amp;[.E13]&amp;[.F13]&amp;[.G13]&amp;IF(ISBLANK([.H13]);&quot;&quot;;TEXT([.H13];&quot;000000000000&quot;))&amp;&quot;-&quot;&amp;TEXT([.I13];&quot;00&quot;)&amp;&quot;-&quot;&amp;TEXT([.J13];&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4]&amp;&quot;-&quot;&amp;[.B14]&amp;&quot;-&quot;&amp;[.C14]&amp;[.D14]&amp;[.E14]&amp;[.F14]&amp;[.G14]&amp;IF(ISBLANK([.H14]);&quot;&quot;;TEXT([.H14];&quot;000000000000&quot;))&amp;&quot;-&quot;&amp;TEXT([.I14];&quot;00&quot;)&amp;&quot;-&quot;&amp;TEXT([.J14];&quot;V0&quot;)&amp;&quot;.&quot;&amp;[.K14]" office:value-type="string" office:string-value="EXE-PMQ-PT000180030065-01-V1.xls" calcext:value-type="string">
            <text:p>EXE-PMQ-PT000180030065-01-V1.xls</text:p>
          </table:table-cell>
          <table:table-cell table:formula="of:=[.A14]&amp;&quot;-&quot;&amp;[.B14]&amp;&quot;-&quot;&amp;[.C14]&amp;[.D14]&amp;[.E14]&amp;[.F14]&amp;[.G14]&amp;IF(ISBLANK([.H14]);&quot;&quot;;TEXT([.H14];&quot;000000000000&quot;))&amp;&quot;-&quot;&amp;TEXT([.I14];&quot;00&quot;)&amp;&quot;-&quot;&amp;TEXT([.J14];&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5]&amp;&quot;-&quot;&amp;[.B15]&amp;&quot;-&quot;&amp;[.C15]&amp;[.D15]&amp;[.E15]&amp;[.F15]&amp;[.G15]&amp;IF(ISBLANK([.H15]);&quot;&quot;;TEXT([.H15];&quot;000000000000&quot;))&amp;&quot;-&quot;&amp;TEXT([.I15];&quot;00&quot;)&amp;&quot;-&quot;&amp;TEXT([.J15];&quot;V0&quot;)&amp;&quot;.&quot;&amp;[.K15]" office:value-type="string" office:string-value="EXE-PMQ-PT000180030072-01-V1.xls" calcext:value-type="string">
            <text:p>EXE-PMQ-PT000180030072-01-V1.xls</text:p>
          </table:table-cell>
          <table:table-cell table:formula="of:=[.A15]&amp;&quot;-&quot;&amp;[.B15]&amp;&quot;-&quot;&amp;[.C15]&amp;[.D15]&amp;[.E15]&amp;[.F15]&amp;[.G15]&amp;IF(ISBLANK([.H15]);&quot;&quot;;TEXT([.H15];&quot;000000000000&quot;))&amp;&quot;-&quot;&amp;TEXT([.I15];&quot;00&quot;)&amp;&quot;-&quot;&amp;TEXT([.J15];&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od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6]&amp;&quot;-&quot;&amp;[.B16]&amp;&quot;-&quot;&amp;[.C16]&amp;[.D16]&amp;[.E16]&amp;[.F16]&amp;[.G16]&amp;IF(ISBLANK([.H16]);&quot;&quot;;TEXT([.H16];&quot;000000000000&quot;))&amp;&quot;-&quot;&amp;TEXT([.I16];&quot;00&quot;)&amp;&quot;-&quot;&amp;TEXT([.J16];&quot;V0&quot;)&amp;&quot;.&quot;&amp;[.K16]" office:value-type="string" office:string-value="EXE-PMQ-PT000180030091-01-V1.ods" calcext:value-type="string">
            <text:p>EXE-PMQ-PT000180030091-01-V1.ods</text:p>
          </table:table-cell>
          <table:table-cell table:formula="of:=[.A16]&amp;&quot;-&quot;&amp;[.B16]&amp;&quot;-&quot;&amp;[.C16]&amp;[.D16]&amp;[.E16]&amp;[.F16]&amp;[.G16]&amp;IF(ISBLANK([.H16]);&quot;&quot;;TEXT([.H16];&quot;000000000000&quot;))&amp;&quot;-&quot;&amp;TEXT([.I16];&quot;00&quot;)&amp;&quot;-&quot;&amp;TEXT([.J16];&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formula="of:=[.A17]&amp;&quot;-&quot;&amp;[.B17]&amp;&quot;-&quot;&amp;[.C17]&amp;[.D17]&amp;[.E17]&amp;[.F17]&amp;[.G17]&amp;IF(ISBLANK([.H17]);&quot;&quot;;TEXT([.H17];&quot;000000000000&quot;))&amp;&quot;-&quot;&amp;TEXT([.I17];&quot;00&quot;)&amp;&quot;-&quot;&amp;TEXT([.J17];&quot;V0&quot;)&amp;&quot;.&quot;&amp;[.K17]" office:value-type="string" office:string-value="EXE-DPO-PT000180031350-01-V1.zip" calcext:value-type="string">
            <text:p>EXE-DPO-PT000180031350-01-V1.zip</text:p>
          </table:table-cell>
          <table:table-cell table:formula="of:=[.A17]&amp;&quot;-&quot;&amp;[.B17]&amp;&quot;-&quot;&amp;[.C17]&amp;[.D17]&amp;[.E17]&amp;[.F17]&amp;[.G17]&amp;IF(ISBLANK([.H17]);&quot;&quot;;TEXT([.H17];&quot;000000000000&quot;))&amp;&quot;-&quot;&amp;TEXT([.I17];&quot;00&quot;)&amp;&quot;-&quot;&amp;TEXT([.J17];&quot;V0&quot;)" office:value-type="string" office:string-value="EXE-DPO-PT000180031350-01-V1" calcext:value-type="string">
            <text:p>EXE-DPO-PT000180031350-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18]);&quot;&quot;;&quot;\&quot;&amp;[.D18])" office:value-type="string" office:string-value="\DSPE" calcext:value-type="string">
            <text:p>\DSPE</text:p>
          </table:table-cell>
          <table:table-cell office:value-type="string" calcext:value-type="string">
            <text:p>\INFRA</text:p>
          </table:table-cell>
          <table:table-cell table:formula="of:=IF(ISBLANK([.E18]);&quot;&quot;;&quot;\&quot;&amp;[.E18])" office:value-type="string" office:string-value="\A001" calcext:value-type="string">
            <text:p>\A001</text:p>
          </table:table-cell>
          <table:table-cell table:formula="of:=IF(ISBLANK([.F18]);&quot;&quot;;&quot;\&quot;&amp;[.F18])" office:value-type="string" office:string-value="\B001" calcext:value-type="string">
            <text:p>\B001</text:p>
          </table:table-cell>
          <table:table-cell table:formula="of:=IF(ISBLANK([.G18]);&quot;&quot;;&quot;\&quot;&amp;[.G18])" office:value-type="string" office:string-value="\C001" calcext:value-type="string">
            <text:p>\C001</text:p>
          </table:table-cell>
          <table:table-cell table:formula="of:=[.A18]&amp;&quot;-&quot;&amp;[.B18]&amp;&quot;-&quot;&amp;[.C18]&amp;[.D18]&amp;[.E18]&amp;[.F18]&amp;[.G18]&amp;IF(ISBLANK([.H18]);&quot;&quot;;TEXT([.H18];&quot;000000000000&quot;))&amp;&quot;-&quot;&amp;TEXT([.I18];&quot;00&quot;)&amp;&quot;-&quot;&amp;TEXT([.J18];&quot;V0&quot;)&amp;&quot;.&quot;&amp;[.K18]" office:value-type="string" office:string-value="REC-PGC-R4DSPEA001B001C001-01-V1.dwg" calcext:value-type="string">
            <text:p>REC-PGC-R4DSPEA001B001C001-01-V1.dwg</text:p>
          </table:table-cell>
          <table:table-cell table:formula="of:=[.A18]&amp;&quot;-&quot;&amp;[.B18]&amp;&quot;-&quot;&amp;[.C18]&amp;[.D18]&amp;[.E18]&amp;[.F18]&amp;[.G18]&amp;IF(ISBLANK([.H18]);&quot;&quot;;TEXT([.H18];&quot;000000000000&quot;))&amp;&quot;-&quot;&amp;TEXT([.I18];&quot;00&quot;)&amp;&quot;-&quot;&amp;TEXT([.J18];&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dwg</text:p>
          </table:table-cell>
          <table:table-cell/>
          <table:table-cell table:formula="of:=IF(ISBLANK([.D19]);&quot;&quot;;&quot;\&quot;&amp;[.D19])" office:value-type="string" office:string-value="\DSPE" calcext:value-type="string">
            <text:p>\DSPE</text:p>
          </table:table-cell>
          <table:table-cell office:value-type="string" calcext:value-type="string">
            <text:p>\INFRA</text:p>
          </table:table-cell>
          <table:table-cell table:formula="of:=IF(ISBLANK([.E19]);&quot;&quot;;&quot;\&quot;&amp;[.E19])" office:value-type="string" office:string-value="\A001" calcext:value-type="string">
            <text:p>\A001</text:p>
          </table:table-cell>
          <table:table-cell table:formula="of:=IF(ISBLANK([.F19]);&quot;&quot;;&quot;\&quot;&amp;[.F19])" office:value-type="string" office:string-value="\B001" calcext:value-type="string">
            <text:p>\B001</text:p>
          </table:table-cell>
          <table:table-cell table:formula="of:=IF(ISBLANK([.G19]);&quot;&quot;;&quot;\&quot;&amp;[.G19])" office:value-type="string" office:string-value="\C001" calcext:value-type="string">
            <text:p>\C001</text:p>
          </table:table-cell>
          <table:table-cell table:formula="of:=[.A19]&amp;&quot;-&quot;&amp;[.B19]&amp;&quot;-&quot;&amp;[.C19]&amp;[.D19]&amp;[.E19]&amp;[.F19]&amp;[.G19]&amp;IF(ISBLANK([.H19]);&quot;&quot;;TEXT([.H19];&quot;000000000000&quot;))&amp;&quot;-&quot;&amp;TEXT([.I19];&quot;00&quot;)&amp;&quot;-&quot;&amp;TEXT([.J19];&quot;V0&quot;)&amp;&quot;.&quot;&amp;[.K19]" office:value-type="string" office:string-value="REC-PGC-R4DSPEA001B001C001-02-V1.dwg" calcext:value-type="string">
            <text:p>REC-PGC-R4DSPEA001B001C001-02-V1.dwg</text:p>
          </table:table-cell>
          <table:table-cell table:formula="of:=[.A19]&amp;&quot;-&quot;&amp;[.B19]&amp;&quot;-&quot;&amp;[.C19]&amp;[.D19]&amp;[.E19]&amp;[.F19]&amp;[.G19]&amp;IF(ISBLANK([.H19]);&quot;&quot;;TEXT([.H19];&quot;000000000000&quot;))&amp;&quot;-&quot;&amp;TEXT([.I19];&quot;00&quot;)&amp;&quot;-&quot;&amp;TEXT([.J19];&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0]);&quot;&quot;;&quot;\&quot;&amp;[.D20])" office:value-type="string" office:string-value="\DSPE" calcext:value-type="string">
            <text:p>\DSPE</text:p>
          </table:table-cell>
          <table:table-cell office:value-type="string" calcext:value-type="string">
            <text:p>\INFRA</text:p>
          </table:table-cell>
          <table:table-cell table:formula="of:=IF(ISBLANK([.E20]);&quot;&quot;;&quot;\&quot;&amp;[.E20])" office:value-type="string" office:string-value="\A001" calcext:value-type="string">
            <text:p>\A001</text:p>
          </table:table-cell>
          <table:table-cell table:formula="of:=IF(ISBLANK([.F20]);&quot;&quot;;&quot;\&quot;&amp;[.F20])" office:value-type="string" office:string-value="\B001" calcext:value-type="string">
            <text:p>\B001</text:p>
          </table:table-cell>
          <table:table-cell table:formula="of:=IF(ISBLANK([.G20]);&quot;&quot;;&quot;\&quot;&amp;[.G20])" office:value-type="string" office:string-value="\C001" calcext:value-type="string">
            <text:p>\C001</text:p>
          </table:table-cell>
          <table:table-cell table:formula="of:=[.A20]&amp;&quot;-&quot;&amp;[.B20]&amp;&quot;-&quot;&amp;[.C20]&amp;[.D20]&amp;[.E20]&amp;[.F20]&amp;[.G20]&amp;IF(ISBLANK([.H20]);&quot;&quot;;TEXT([.H20];&quot;000000000000&quot;))&amp;&quot;-&quot;&amp;TEXT([.I20];&quot;00&quot;)&amp;&quot;-&quot;&amp;TEXT([.J20];&quot;V0&quot;)&amp;&quot;.&quot;&amp;[.K20]" office:value-type="string" office:string-value="REC-PGC-R4DSPEA001B001C001-01-V1.pdf" calcext:value-type="string">
            <text:p>REC-PGC-R4DSPEA001B001C001-01-V1.pdf</text:p>
          </table:table-cell>
          <table:table-cell table:formula="of:=[.A20]&amp;&quot;-&quot;&amp;[.B20]&amp;&quot;-&quot;&amp;[.C20]&amp;[.D20]&amp;[.E20]&amp;[.F20]&amp;[.G20]&amp;IF(ISBLANK([.H20]);&quot;&quot;;TEXT([.H20];&quot;000000000000&quot;))&amp;&quot;-&quot;&amp;TEXT([.I20];&quot;00&quot;)&amp;&quot;-&quot;&amp;TEXT([.J20];&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pdf</text:p>
          </table:table-cell>
          <table:table-cell/>
          <table:table-cell table:formula="of:=IF(ISBLANK([.D21]);&quot;&quot;;&quot;\&quot;&amp;[.D21])" office:value-type="string" office:string-value="\DSPE" calcext:value-type="string">
            <text:p>\DSPE</text:p>
          </table:table-cell>
          <table:table-cell office:value-type="string" calcext:value-type="string">
            <text:p>\INFRA</text:p>
          </table:table-cell>
          <table:table-cell table:formula="of:=IF(ISBLANK([.E21]);&quot;&quot;;&quot;\&quot;&amp;[.E21])" office:value-type="string" office:string-value="\A001" calcext:value-type="string">
            <text:p>\A001</text:p>
          </table:table-cell>
          <table:table-cell table:formula="of:=IF(ISBLANK([.F21]);&quot;&quot;;&quot;\&quot;&amp;[.F21])" office:value-type="string" office:string-value="\B001" calcext:value-type="string">
            <text:p>\B001</text:p>
          </table:table-cell>
          <table:table-cell table:formula="of:=IF(ISBLANK([.G21]);&quot;&quot;;&quot;\&quot;&amp;[.G21])" office:value-type="string" office:string-value="\C001" calcext:value-type="string">
            <text:p>\C001</text:p>
          </table:table-cell>
          <table:table-cell table:formula="of:=[.A21]&amp;&quot;-&quot;&amp;[.B21]&amp;&quot;-&quot;&amp;[.C21]&amp;[.D21]&amp;[.E21]&amp;[.F21]&amp;[.G21]&amp;IF(ISBLANK([.H21]);&quot;&quot;;TEXT([.H21];&quot;000000000000&quot;))&amp;&quot;-&quot;&amp;TEXT([.I21];&quot;00&quot;)&amp;&quot;-&quot;&amp;TEXT([.J21];&quot;V0&quot;)&amp;&quot;.&quot;&amp;[.K21]" office:value-type="string" office:string-value="REC-PGC-R4DSPEA001B001C001-02-V1.pdf" calcext:value-type="string">
            <text:p>REC-PGC-R4DSPEA001B001C001-02-V1.pdf</text:p>
          </table:table-cell>
          <table:table-cell table:formula="of:=[.A21]&amp;&quot;-&quot;&amp;[.B21]&amp;&quot;-&quot;&amp;[.C21]&amp;[.D21]&amp;[.E21]&amp;[.F21]&amp;[.G21]&amp;IF(ISBLANK([.H21]);&quot;&quot;;TEXT([.H21];&quot;000000000000&quot;))&amp;&quot;-&quot;&amp;TEXT([.I21];&quot;00&quot;)&amp;&quot;-&quot;&amp;TEXT([.J21];&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DL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2]);&quot;&quot;;&quot;\&quot;&amp;[.D22])" office:value-type="string" office:string-value="\DSPE" calcext:value-type="string">
            <text:p>\DSPE</text:p>
          </table:table-cell>
          <table:table-cell office:value-type="string" calcext:value-type="string">
            <text:p>\INFRA</text:p>
          </table:table-cell>
          <table:table-cell table:formula="of:=IF(ISBLANK([.E22]);&quot;&quot;;&quot;\&quot;&amp;[.E22])" office:value-type="string" office:string-value="\A001" calcext:value-type="string">
            <text:p>\A001</text:p>
          </table:table-cell>
          <table:table-cell table:formula="of:=IF(ISBLANK([.F22]);&quot;&quot;;&quot;\&quot;&amp;[.F22])" office:value-type="string" office:string-value="\B001" calcext:value-type="string">
            <text:p>\B001</text:p>
          </table:table-cell>
          <table:table-cell table:formula="of:=IF(ISBLANK([.G22]);&quot;&quot;;&quot;\&quot;&amp;[.G22])" office:value-type="string" office:string-value="\C001" calcext:value-type="string">
            <text:p>\C001</text:p>
          </table:table-cell>
          <table:table-cell table:formula="of:=[.A22]&amp;&quot;-&quot;&amp;[.B22]&amp;&quot;-&quot;&amp;[.C22]&amp;[.D22]&amp;[.E22]&amp;[.F22]&amp;[.G22]&amp;IF(ISBLANK([.H22]);&quot;&quot;;TEXT([.H22];&quot;000000000000&quot;))&amp;&quot;-&quot;&amp;TEXT([.I22];&quot;00&quot;)&amp;&quot;-&quot;&amp;TEXT([.J22];&quot;V0&quot;)&amp;&quot;.&quot;&amp;[.K22]" office:value-type="string" office:string-value="REC-DLV-R4DSPEA001B001C001-01-V1.zip" calcext:value-type="string">
            <text:p>REC-DLV-R4DSPEA001B001C001-01-V1.zip</text:p>
          </table:table-cell>
          <table:table-cell table:formula="of:=[.A22]&amp;&quot;-&quot;&amp;[.B22]&amp;&quot;-&quot;&amp;[.C22]&amp;[.D22]&amp;[.E22]&amp;[.F22]&amp;[.G22]&amp;IF(ISBLANK([.H22]);&quot;&quot;;TEXT([.H22];&quot;000000000000&quot;))&amp;&quot;-&quot;&amp;TEXT([.I22];&quot;00&quot;)&amp;&quot;-&quot;&amp;TEXT([.J22];&quot;V0&quot;)" office:value-type="string" office:string-value="REC-DLV-R4DSPEA001B001C001-01-V1" calcext:value-type="string">
            <text:p>REC-DL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23]);&quot;&quot;;&quot;\&quot;&amp;[.D23])" office:value-type="string" office:string-value="\DSPE" calcext:value-type="string">
            <text:p>\DSPE</text:p>
          </table:table-cell>
          <table:table-cell office:value-type="string" calcext:value-type="string">
            <text:p>\INFRA</text:p>
          </table:table-cell>
          <table:table-cell table:formula="of:=IF(ISBLANK([.E23]);&quot;&quot;;&quot;\&quot;&amp;[.E23])" office:value-type="string" office:string-value="\A001" calcext:value-type="string">
            <text:p>\A001</text:p>
          </table:table-cell>
          <table:table-cell table:formula="of:=IF(ISBLANK([.F23]);&quot;&quot;;&quot;\&quot;&amp;[.F23])" office:value-type="string" office:string-value="\B001" calcext:value-type="string">
            <text:p>\B001</text:p>
          </table:table-cell>
          <table:table-cell table:formula="of:=IF(ISBLANK([.G23]);&quot;&quot;;&quot;\&quot;&amp;[.G23])" office:value-type="string" office:string-value="\C001" calcext:value-type="string">
            <text:p>\C001</text:p>
          </table:table-cell>
          <table:table-cell table:formula="of:=[.A23]&amp;&quot;-&quot;&amp;[.B23]&amp;&quot;-&quot;&amp;[.C23]&amp;[.D23]&amp;[.E23]&amp;[.F23]&amp;[.G23]&amp;IF(ISBLANK([.H23]);&quot;&quot;;TEXT([.H23];&quot;000000000000&quot;))&amp;&quot;-&quot;&amp;TEXT([.I23];&quot;00&quot;)&amp;&quot;-&quot;&amp;TEXT([.J23];&quot;V0&quot;)&amp;&quot;.&quot;&amp;[.K23]" office:value-type="string" office:string-value="REC-SGC-R4DSPEA001B001C001-01-V1.dwg" calcext:value-type="string">
            <text:p>REC-SGC-R4DSPEA001B001C001-01-V1.dwg</text:p>
          </table:table-cell>
          <table:table-cell table:formula="of:=[.A23]&amp;&quot;-&quot;&amp;[.B23]&amp;&quot;-&quot;&amp;[.C23]&amp;[.D23]&amp;[.E23]&amp;[.F23]&amp;[.G23]&amp;IF(ISBLANK([.H23]);&quot;&quot;;TEXT([.H23];&quot;000000000000&quot;))&amp;&quot;-&quot;&amp;TEXT([.I23];&quot;00&quot;)&amp;&quot;-&quot;&amp;TEXT([.J23];&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4]);&quot;&quot;;&quot;\&quot;&amp;[.D24])" office:value-type="string" office:string-value="\DSPE" calcext:value-type="string">
            <text:p>\DSPE</text:p>
          </table:table-cell>
          <table:table-cell office:value-type="string" calcext:value-type="string">
            <text:p>\INFRA</text:p>
          </table:table-cell>
          <table:table-cell table:formula="of:=IF(ISBLANK([.E24]);&quot;&quot;;&quot;\&quot;&amp;[.E24])" office:value-type="string" office:string-value="\A001" calcext:value-type="string">
            <text:p>\A001</text:p>
          </table:table-cell>
          <table:table-cell table:formula="of:=IF(ISBLANK([.F24]);&quot;&quot;;&quot;\&quot;&amp;[.F24])" office:value-type="string" office:string-value="\B001" calcext:value-type="string">
            <text:p>\B001</text:p>
          </table:table-cell>
          <table:table-cell table:formula="of:=IF(ISBLANK([.G24]);&quot;&quot;;&quot;\&quot;&amp;[.G24])" office:value-type="string" office:string-value="\C001" calcext:value-type="string">
            <text:p>\C001</text:p>
          </table:table-cell>
          <table:table-cell table:formula="of:=[.A24]&amp;&quot;-&quot;&amp;[.B24]&amp;&quot;-&quot;&amp;[.C24]&amp;[.D24]&amp;[.E24]&amp;[.F24]&amp;[.G24]&amp;IF(ISBLANK([.H24]);&quot;&quot;;TEXT([.H24];&quot;000000000000&quot;))&amp;&quot;-&quot;&amp;TEXT([.I24];&quot;00&quot;)&amp;&quot;-&quot;&amp;TEXT([.J24];&quot;V0&quot;)&amp;&quot;.&quot;&amp;[.K24]" office:value-type="string" office:string-value="REC-SGC-R4DSPEA001B001C001-01-V1.pdf" calcext:value-type="string">
            <text:p>REC-SGC-R4DSPEA001B001C001-01-V1.pdf</text:p>
          </table:table-cell>
          <table:table-cell table:formula="of:=[.A24]&amp;&quot;-&quot;&amp;[.B24]&amp;&quot;-&quot;&amp;[.C24]&amp;[.D24]&amp;[.E24]&amp;[.F24]&amp;[.G24]&amp;IF(ISBLANK([.H24]);&quot;&quot;;TEXT([.H24];&quot;000000000000&quot;))&amp;&quot;-&quot;&amp;TEXT([.I24];&quot;00&quot;)&amp;&quot;-&quot;&amp;TEXT([.J24];&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5]);&quot;&quot;;&quot;\&quot;&amp;[.D25])" office:value-type="string" office:string-value="\DSPE" calcext:value-type="string">
            <text:p>\DSPE</text:p>
          </table:table-cell>
          <table:table-cell office:value-type="string" calcext:value-type="string">
            <text:p>\INFRA</text:p>
          </table:table-cell>
          <table:table-cell table:formula="of:=IF(ISBLANK([.E25]);&quot;&quot;;&quot;\&quot;&amp;[.E25])" office:value-type="string" office:string-value="\A001" calcext:value-type="string">
            <text:p>\A001</text:p>
          </table:table-cell>
          <table:table-cell table:formula="of:=IF(ISBLANK([.F25]);&quot;&quot;;&quot;\&quot;&amp;[.F25])" office:value-type="string" office:string-value="\B001" calcext:value-type="string">
            <text:p>\B001</text:p>
          </table:table-cell>
          <table:table-cell table:formula="of:=IF(ISBLANK([.G25]);&quot;&quot;;&quot;\&quot;&amp;[.G25])" office:value-type="string" office:string-value="\C002" calcext:value-type="string">
            <text:p>\C002</text:p>
          </table:table-cell>
          <table:table-cell table:formula="of:=[.A25]&amp;&quot;-&quot;&amp;[.B25]&amp;&quot;-&quot;&amp;[.C25]&amp;[.D25]&amp;[.E25]&amp;[.F25]&amp;[.G25]&amp;IF(ISBLANK([.H25]);&quot;&quot;;TEXT([.H25];&quot;000000000000&quot;))&amp;&quot;-&quot;&amp;TEXT([.I25];&quot;00&quot;)&amp;&quot;-&quot;&amp;TEXT([.J25];&quot;V0&quot;)&amp;&quot;.&quot;&amp;[.K25]" office:value-type="string" office:string-value="DIA-DPI-R4DSPEA001B001C002-01-V1.zip" calcext:value-type="string">
            <text:p>DIA-DPI-R4DSPEA001B001C002-01-V1.zip</text:p>
          </table:table-cell>
          <table:table-cell table:formula="of:=[.A25]&amp;&quot;-&quot;&amp;[.B25]&amp;&quot;-&quot;&amp;[.C25]&amp;[.D25]&amp;[.E25]&amp;[.F25]&amp;[.G25]&amp;IF(ISBLANK([.H25]);&quot;&quot;;TEXT([.H25];&quot;000000000000&quot;))&amp;&quot;-&quot;&amp;TEXT([.I25];&quot;00&quot;)&amp;&quot;-&quot;&amp;TEXT([.J25];&quot;V0&quot;)" office:value-type="string" office:string-value="DIA-DPI-R4DSPEA001B001C002-01-V1" calcext:value-type="string">
            <text:p>DIA-DPI-R4DSPEA001B001C002-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6]);&quot;&quot;;&quot;\&quot;&amp;[.D26])" office:value-type="string" office:string-value="\DSPE" calcext:value-type="string">
            <text:p>\DSPE</text:p>
          </table:table-cell>
          <table:table-cell office:value-type="string" calcext:value-type="string">
            <text:p>\INFRA</text:p>
          </table:table-cell>
          <table:table-cell table:formula="of:=IF(ISBLANK([.E26]);&quot;&quot;;&quot;\&quot;&amp;[.E26])" office:value-type="string" office:string-value="\A001" calcext:value-type="string">
            <text:p>\A001</text:p>
          </table:table-cell>
          <table:table-cell table:formula="of:=IF(ISBLANK([.F26]);&quot;&quot;;&quot;\&quot;&amp;[.F26])" office:value-type="string" office:string-value="\B001" calcext:value-type="string">
            <text:p>\B001</text:p>
          </table:table-cell>
          <table:table-cell table:formula="of:=IF(ISBLANK([.G26]);&quot;&quot;;&quot;\&quot;&amp;[.G26])" office:value-type="string" office:string-value="\C003" calcext:value-type="string">
            <text:p>\C003</text:p>
          </table:table-cell>
          <table:table-cell table:formula="of:=[.A26]&amp;&quot;-&quot;&amp;[.B26]&amp;&quot;-&quot;&amp;[.C26]&amp;[.D26]&amp;[.E26]&amp;[.F26]&amp;[.G26]&amp;IF(ISBLANK([.H26]);&quot;&quot;;TEXT([.H26];&quot;000000000000&quot;))&amp;&quot;-&quot;&amp;TEXT([.I26];&quot;00&quot;)&amp;&quot;-&quot;&amp;TEXT([.J26];&quot;V0&quot;)&amp;&quot;.&quot;&amp;[.K26]" office:value-type="string" office:string-value="DIA-DPI-R4DSPEA001B001C003-01-V1.zip" calcext:value-type="string">
            <text:p>DIA-DPI-R4DSPEA001B001C003-01-V1.zip</text:p>
          </table:table-cell>
          <table:table-cell table:formula="of:=[.A26]&amp;&quot;-&quot;&amp;[.B26]&amp;&quot;-&quot;&amp;[.C26]&amp;[.D26]&amp;[.E26]&amp;[.F26]&amp;[.G26]&amp;IF(ISBLANK([.H26]);&quot;&quot;;TEXT([.H26];&quot;000000000000&quot;))&amp;&quot;-&quot;&amp;TEXT([.I26];&quot;00&quot;)&amp;&quot;-&quot;&amp;TEXT([.J26];&quot;V0&quot;)" office:value-type="string" office:string-value="DIA-DPI-R4DSPEA001B001C003-01-V1" calcext:value-type="string">
            <text:p>DIA-DPI-R4DSPEA001B001C003-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7]);&quot;&quot;;&quot;\&quot;&amp;[.D27])" office:value-type="string" office:string-value="\DSPE" calcext:value-type="string">
            <text:p>\DSPE</text:p>
          </table:table-cell>
          <table:table-cell office:value-type="string" calcext:value-type="string">
            <text:p>\INFRA</text:p>
          </table:table-cell>
          <table:table-cell table:formula="of:=IF(ISBLANK([.E27]);&quot;&quot;;&quot;\&quot;&amp;[.E27])" office:value-type="string" office:string-value="\A001" calcext:value-type="string">
            <text:p>\A001</text:p>
          </table:table-cell>
          <table:table-cell table:formula="of:=IF(ISBLANK([.F27]);&quot;&quot;;&quot;\&quot;&amp;[.F27])" office:value-type="string" office:string-value="\B001" calcext:value-type="string">
            <text:p>\B001</text:p>
          </table:table-cell>
          <table:table-cell table:formula="of:=IF(ISBLANK([.G27]);&quot;&quot;;&quot;\&quot;&amp;[.G27])" office:value-type="string" office:string-value="\C004" calcext:value-type="string">
            <text:p>\C004</text:p>
          </table:table-cell>
          <table:table-cell table:formula="of:=[.A27]&amp;&quot;-&quot;&amp;[.B27]&amp;&quot;-&quot;&amp;[.C27]&amp;[.D27]&amp;[.E27]&amp;[.F27]&amp;[.G27]&amp;IF(ISBLANK([.H27]);&quot;&quot;;TEXT([.H27];&quot;000000000000&quot;))&amp;&quot;-&quot;&amp;TEXT([.I27];&quot;00&quot;)&amp;&quot;-&quot;&amp;TEXT([.J27];&quot;V0&quot;)&amp;&quot;.&quot;&amp;[.K27]" office:value-type="string" office:string-value="DIA-DPI-R4DSPEA001B001C004-01-V1.zip" calcext:value-type="string">
            <text:p>DIA-DPI-R4DSPEA001B001C004-01-V1.zip</text:p>
          </table:table-cell>
          <table:table-cell table:formula="of:=[.A27]&amp;&quot;-&quot;&amp;[.B27]&amp;&quot;-&quot;&amp;[.C27]&amp;[.D27]&amp;[.E27]&amp;[.F27]&amp;[.G27]&amp;IF(ISBLANK([.H27]);&quot;&quot;;TEXT([.H27];&quot;000000000000&quot;))&amp;&quot;-&quot;&amp;TEXT([.I27];&quot;00&quot;)&amp;&quot;-&quot;&amp;TEXT([.J27];&quot;V0&quot;)" office:value-type="string" office:string-value="DIA-DPI-R4DSPEA001B001C004-01-V1" calcext:value-type="string">
            <text:p>DIA-DPI-R4DSPEA001B001C004-01-V1</text:p>
          </table:table-cell>
          <table:table-cell table:number-columns-repeated="3"/>
        </table:table-row>
        <table:table-row table:style-name="ro4">
          <table:table-cell office:value-type="string" calcext:value-type="string">
            <text:p>AVP</text:p>
          </table:table-cell>
          <table:table-cell table:style-name="ce54" office:value-type="string" calcext:value-type="string">
            <text:p>DBL</text:p>
          </table:table-cell>
          <table:table-cell table:style-name="ce54" office:value-type="string" calcext:value-type="string">
            <text:p>ZD</text:p>
          </table:table-cell>
          <table:table-cell table:style-name="ce54" table:number-columns-repeated="4"/>
          <table:table-cell table:style-name="ce57" office:value-type="float" office:value="180030001" calcext:value-type="float">
            <text:p>000180030001</text:p>
          </table:table-cell>
          <table:table-cell office:value-type="float" office:value="1" calcext:value-type="float">
            <text:p>01</text:p>
          </table:table-cell>
          <table:table-cell office:value-type="float" office:value="3" calcext:value-type="float">
            <text:p>V3</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BL</text:p>
          </table:table-cell>
          <table:table-cell table:formula="of:=IF(ISBLANK([.F28]);&quot;&quot;;&quot;\&quot;&amp;[.F28])">
            <text:p/>
          </table:table-cell>
          <table:table-cell table:formula="of:=IF(ISBLANK([.G28]);&quot;&quot;;&quot;\&quot;&amp;[.G28])">
            <text:p/>
          </table:table-cell>
          <table:table-cell table:formula="of:=[.A28]&amp;&quot;-&quot;&amp;[.B28]&amp;&quot;-&quot;&amp;[.C28]&amp;[.D28]&amp;[.E28]&amp;[.F28]&amp;[.G28]&amp;IF(ISBLANK([.H28]);&quot;&quot;;TEXT([.H28];&quot;000000000000&quot;))&amp;&quot;-&quot;&amp;TEXT([.I28];&quot;00&quot;)&amp;&quot;-&quot;&amp;TEXT([.J28];&quot;V0&quot;)&amp;&quot;.&quot;&amp;[.K28]" office:value-type="string" office:string-value="AVP-DBL-ZD000180030001-01-V3.zip" calcext:value-type="string">
            <text:p>AVP-DBL-ZD000180030001-01-V3.zip</text:p>
          </table:table-cell>
          <table:table-cell table:formula="of:=[.A28]&amp;&quot;-&quot;&amp;[.B28]&amp;&quot;-&quot;&amp;[.C28]&amp;[.D28]&amp;[.E28]&amp;[.F28]&amp;[.G28]&amp;IF(ISBLANK([.H28]);&quot;&quot;;TEXT([.H28];&quot;000000000000&quot;))&amp;&quot;-&quot;&amp;TEXT([.I28];&quot;00&quot;)&amp;&quot;-&quot;&amp;TEXT([.J28];&quot;V0&quot;)" office:value-type="string" office:string-value="AVP-DBL-ZD000180030001-01-V3" calcext:value-type="string">
            <text:p>AVP-DBL-ZD000180030001-01-V3</text:p>
          </table:table-cell>
          <table:table-cell table:number-columns-repeated="3"/>
        </table:table-row>
        <table:table-row table:style-name="ro4">
          <table:table-cell office:value-type="string" calcext:value-type="string">
            <text:p>EXE</text:p>
          </table:table-cell>
          <table:table-cell office:value-type="string" calcext:value-type="string">
            <text:p>DTT</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9]);&quot;&quot;;&quot;\&quot;&amp;[.D29])" office:value-type="string" office:string-value="\DSPE" calcext:value-type="string">
            <text:p>\DSPE</text:p>
          </table:table-cell>
          <table:table-cell office:value-type="string" calcext:value-type="string">
            <text:p>\INFRA</text:p>
          </table:table-cell>
          <table:table-cell table:formula="of:=IF(ISBLANK([.E29]);&quot;&quot;;&quot;\&quot;&amp;[.E29])" office:value-type="string" office:string-value="\A001" calcext:value-type="string">
            <text:p>\A001</text:p>
          </table:table-cell>
          <table:table-cell table:formula="of:=IF(ISBLANK([.F29]);&quot;&quot;;&quot;\&quot;&amp;[.F29])" office:value-type="string" office:string-value="\B001" calcext:value-type="string">
            <text:p>\B001</text:p>
          </table:table-cell>
          <table:table-cell table:formula="of:=IF(ISBLANK([.G29]);&quot;&quot;;&quot;\&quot;&amp;[.G29])" office:value-type="string" office:string-value="\C001" calcext:value-type="string">
            <text:p>\C001</text:p>
          </table:table-cell>
          <table:table-cell table:formula="of:=[.A29]&amp;&quot;-&quot;&amp;[.B29]&amp;&quot;-&quot;&amp;[.C29]&amp;[.D29]&amp;[.E29]&amp;[.F29]&amp;[.G29]&amp;IF(ISBLANK([.H29]);&quot;&quot;;TEXT([.H29];&quot;000000000000&quot;))&amp;&quot;-&quot;&amp;TEXT([.I29];&quot;00&quot;)&amp;&quot;-&quot;&amp;TEXT([.J29];&quot;V0&quot;)&amp;&quot;.&quot;&amp;[.K29]" office:value-type="string" office:string-value="EXE-DTT-R4DSPEA001B001C001-01-V1.zip" calcext:value-type="string">
            <text:p>EXE-DTT-R4DSPEA001B001C001-01-V1.zip</text:p>
          </table:table-cell>
          <table:table-cell table:formula="of:=[.A29]&amp;&quot;-&quot;&amp;[.B29]&amp;&quot;-&quot;&amp;[.C29]&amp;[.D29]&amp;[.E29]&amp;[.F29]&amp;[.G29]&amp;IF(ISBLANK([.H29]);&quot;&quot;;TEXT([.H29];&quot;000000000000&quot;))&amp;&quot;-&quot;&amp;TEXT([.I29];&quot;00&quot;)&amp;&quot;-&quot;&amp;TEXT([.J29];&quot;V0&quot;)" office:value-type="string" office:string-value="EXE-DTT-R4DSPEA001B001C001-01-V1" calcext:value-type="string">
            <text:p>EXE-DTT-R4DSPEA001B001C001-01-V1</text:p>
          </table:table-cell>
          <table:table-cell table:number-columns-repeated="3"/>
        </table:table-row>
        <table:table-row table:style-name="ro4">
          <table:table-cell office:value-type="string" calcext:value-type="string">
            <text:p>EXE</text:p>
          </table:table-cell>
          <table:table-cell office:value-type="string" calcext:value-type="string">
            <text:p>DAM</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0]);&quot;&quot;;&quot;\&quot;&amp;[.D30])" office:value-type="string" office:string-value="\DSPE" calcext:value-type="string">
            <text:p>\DSPE</text:p>
          </table:table-cell>
          <table:table-cell office:value-type="string" calcext:value-type="string">
            <text:p>\INFRA</text:p>
          </table:table-cell>
          <table:table-cell table:formula="of:=IF(ISBLANK([.E30]);&quot;&quot;;&quot;\&quot;&amp;[.E30])" office:value-type="string" office:string-value="\A001" calcext:value-type="string">
            <text:p>\A001</text:p>
          </table:table-cell>
          <table:table-cell table:formula="of:=IF(ISBLANK([.F30]);&quot;&quot;;&quot;\&quot;&amp;[.F30])" office:value-type="string" office:string-value="\B001" calcext:value-type="string">
            <text:p>\B001</text:p>
          </table:table-cell>
          <table:table-cell table:formula="of:=IF(ISBLANK([.G30]);&quot;&quot;;&quot;\&quot;&amp;[.G30])" office:value-type="string" office:string-value="\C001" calcext:value-type="string">
            <text:p>\C001</text:p>
          </table:table-cell>
          <table:table-cell table:formula="of:=[.A30]&amp;&quot;-&quot;&amp;[.B30]&amp;&quot;-&quot;&amp;[.C30]&amp;[.D30]&amp;[.E30]&amp;[.F30]&amp;[.G30]&amp;IF(ISBLANK([.H30]);&quot;&quot;;TEXT([.H30];&quot;000000000000&quot;))&amp;&quot;-&quot;&amp;TEXT([.I30];&quot;00&quot;)&amp;&quot;-&quot;&amp;TEXT([.J30];&quot;V0&quot;)&amp;&quot;.&quot;&amp;[.K30]" office:value-type="string" office:string-value="EXE-DAM-R4DSPEA001B001C001-01-V1.zip" calcext:value-type="string">
            <text:p>EXE-DAM-R4DSPEA001B001C001-01-V1.zip</text:p>
          </table:table-cell>
          <table:table-cell table:formula="of:=[.A30]&amp;&quot;-&quot;&amp;[.B30]&amp;&quot;-&quot;&amp;[.C30]&amp;[.D30]&amp;[.E30]&amp;[.F30]&amp;[.G30]&amp;IF(ISBLANK([.H30]);&quot;&quot;;TEXT([.H30];&quot;000000000000&quot;))&amp;&quot;-&quot;&amp;TEXT([.I30];&quot;00&quot;)&amp;&quot;-&quot;&amp;TEXT([.J30];&quot;V0&quot;)" office:value-type="string" office:string-value="EXE-DAM-R4DSPEA001B001C001-01-V1" calcext:value-type="string">
            <text:p>EXE-DAM-R4DSPEA001B001C001-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0" calcext:value-type="float">
            <text:p>90000000000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1]&amp;&quot;-&quot;&amp;[.B31]&amp;&quot;-&quot;&amp;[.C31]&amp;[.D31]&amp;[.E31]&amp;[.F31]&amp;[.G31]&amp;IF(ISBLANK([.H31]);&quot;&quot;;TEXT([.H31];&quot;000000000000&quot;))&amp;&quot;-&quot;&amp;TEXT([.I31];&quot;00&quot;)&amp;&quot;-&quot;&amp;TEXT([.J31];&quot;V0&quot;)&amp;&quot;.&quot;&amp;[.K31]" office:value-type="string" office:string-value="AVP-CIN-OR900000000000-01-V1.pdf" calcext:value-type="string">
            <text:p>AVP-CIN-OR900000000000-01-V1.pdf</text:p>
          </table:table-cell>
          <table:table-cell table:formula="of:=[.A31]&amp;&quot;-&quot;&amp;[.B31]&amp;&quot;-&quot;&amp;[.C31]&amp;[.D31]&amp;[.E31]&amp;[.F31]&amp;[.G31]&amp;IF(ISBLANK([.H31]);&quot;&quot;;TEXT([.H31];&quot;000000000000&quot;))&amp;&quot;-&quot;&amp;TEXT([.I31];&quot;00&quot;)&amp;&quot;-&quot;&amp;TEXT([.J31];&quot;V0&quot;)" office:value-type="string" office:string-value="AVP-CIN-OR900000000000-01-V1" calcext:value-type="string">
            <text:p>AVP-CIN-OR900000000000-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3" calcext:value-type="float">
            <text:p>900000000003</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2]&amp;&quot;-&quot;&amp;[.B32]&amp;&quot;-&quot;&amp;[.C32]&amp;[.D32]&amp;[.E32]&amp;[.F32]&amp;[.G32]&amp;IF(ISBLANK([.H32]);&quot;&quot;;TEXT([.H32];&quot;000000000000&quot;))&amp;&quot;-&quot;&amp;TEXT([.I32];&quot;00&quot;)&amp;&quot;-&quot;&amp;TEXT([.J32];&quot;V0&quot;)&amp;&quot;.&quot;&amp;[.K32]" office:value-type="string" office:string-value="AVP-CIN-OR900000000003-01-V1.pdf" calcext:value-type="string">
            <text:p>AVP-CIN-OR900000000003-01-V1.pdf</text:p>
          </table:table-cell>
          <table:table-cell table:formula="of:=[.A32]&amp;&quot;-&quot;&amp;[.B32]&amp;&quot;-&quot;&amp;[.C32]&amp;[.D32]&amp;[.E32]&amp;[.F32]&amp;[.G32]&amp;IF(ISBLANK([.H32]);&quot;&quot;;TEXT([.H32];&quot;000000000000&quot;))&amp;&quot;-&quot;&amp;TEXT([.I32];&quot;00&quot;)&amp;&quot;-&quot;&amp;TEXT([.J32];&quot;V0&quot;)" office:value-type="string" office:string-value="AVP-CIN-OR900000000003-01-V1" calcext:value-type="string">
            <text:p>AVP-CIN-OR900000000003-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3]);&quot;&quot;;&quot;\&quot;&amp;[.D33])" office:value-type="string" office:string-value="\DSPE" calcext:value-type="string">
            <text:p>\DSPE</text:p>
          </table:table-cell>
          <table:table-cell office:value-type="string" calcext:value-type="string">
            <text:p>\INFRA</text:p>
          </table:table-cell>
          <table:table-cell table:formula="of:=IF(ISBLANK([.E33]);&quot;&quot;;&quot;\&quot;&amp;[.E33])" office:value-type="string" office:string-value="\A001" calcext:value-type="string">
            <text:p>\A001</text:p>
          </table:table-cell>
          <table:table-cell table:formula="of:=IF(ISBLANK([.F33]);&quot;&quot;;&quot;\&quot;&amp;[.F33])" office:value-type="string" office:string-value="\B001" calcext:value-type="string">
            <text:p>\B001</text:p>
          </table:table-cell>
          <table:table-cell table:formula="of:=IF(ISBLANK([.G33]);&quot;&quot;;&quot;\&quot;&amp;[.G33])" office:value-type="string" office:string-value="\C002" calcext:value-type="string">
            <text:p>\C002</text:p>
          </table:table-cell>
          <table:table-cell table:formula="of:=[.A33]&amp;&quot;-&quot;&amp;[.B33]&amp;&quot;-&quot;&amp;[.C33]&amp;[.D33]&amp;[.E33]&amp;[.F33]&amp;[.G33]&amp;IF(ISBLANK([.H33]);&quot;&quot;;TEXT([.H33];&quot;000000000000&quot;))&amp;&quot;-&quot;&amp;TEXT([.I33];&quot;00&quot;)&amp;&quot;-&quot;&amp;TEXT([.J33];&quot;V0&quot;)&amp;&quot;.&quot;&amp;[.K33]" office:value-type="string" office:string-value="REC-DCI-R4DSPEA001B001C002-01-V1.zip" calcext:value-type="string">
            <text:p>REC-DCI-R4DSPEA001B001C002-01-V1.zip</text:p>
          </table:table-cell>
          <table:table-cell table:formula="of:=[.A33]&amp;&quot;-&quot;&amp;[.B33]&amp;&quot;-&quot;&amp;[.C33]&amp;[.D33]&amp;[.E33]&amp;[.F33]&amp;[.G33]&amp;IF(ISBLANK([.H33]);&quot;&quot;;TEXT([.H33];&quot;000000000000&quot;))&amp;&quot;-&quot;&amp;TEXT([.I33];&quot;00&quot;)&amp;&quot;-&quot;&amp;TEXT([.J33];&quot;V0&quot;)" office:value-type="string" office:string-value="REC-DCI-R4DSPEA001B001C002-01-V1" calcext:value-type="string">
            <text:p>REC-DCI-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table:formula="of:=IF(ISBLANK([.D34]);&quot;&quot;;&quot;\&quot;&amp;[.D34])" office:value-type="string" office:string-value="\DSPE" calcext:value-type="string">
            <text:p>\DSPE</text:p>
          </table:table-cell>
          <table:table-cell office:value-type="string" calcext:value-type="string">
            <text:p>\INFRA</text:p>
          </table:table-cell>
          <table:table-cell table:formula="of:=IF(ISBLANK([.E34]);&quot;&quot;;&quot;\&quot;&amp;[.E34])" office:value-type="string" office:string-value="\A001" calcext:value-type="string">
            <text:p>\A001</text:p>
          </table:table-cell>
          <table:table-cell table:formula="of:=IF(ISBLANK([.F34]);&quot;&quot;;&quot;\&quot;&amp;[.F34])" office:value-type="string" office:string-value="\B001" calcext:value-type="string">
            <text:p>\B001</text:p>
          </table:table-cell>
          <table:table-cell table:formula="of:=IF(ISBLANK([.G34]);&quot;&quot;;&quot;\&quot;&amp;[.G34])" office:value-type="string" office:string-value="\C003" calcext:value-type="string">
            <text:p>\C003</text:p>
          </table:table-cell>
          <table:table-cell table:formula="of:=[.A34]&amp;&quot;-&quot;&amp;[.B34]&amp;&quot;-&quot;&amp;[.C34]&amp;[.D34]&amp;[.E34]&amp;[.F34]&amp;[.G34]&amp;IF(ISBLANK([.H34]);&quot;&quot;;TEXT([.H34];&quot;000000000000&quot;))&amp;&quot;-&quot;&amp;TEXT([.I34];&quot;00&quot;)&amp;&quot;-&quot;&amp;TEXT([.J34];&quot;V0&quot;)&amp;&quot;.&quot;&amp;[.K34]" office:value-type="string" office:string-value="REC-DCI-R4DSPEA001B001C003-01-V2.zip" calcext:value-type="string">
            <text:p>REC-DCI-R4DSPEA001B001C003-01-V2.zip</text:p>
          </table:table-cell>
          <table:table-cell table:formula="of:=[.A34]&amp;&quot;-&quot;&amp;[.B34]&amp;&quot;-&quot;&amp;[.C34]&amp;[.D34]&amp;[.E34]&amp;[.F34]&amp;[.G34]&amp;IF(ISBLANK([.H34]);&quot;&quot;;TEXT([.H34];&quot;000000000000&quot;))&amp;&quot;-&quot;&amp;TEXT([.I34];&quot;00&quot;)&amp;&quot;-&quot;&amp;TEXT([.J34];&quot;V0&quot;)" office:value-type="string" office:string-value="REC-DCI-R4DSPEA001B001C003-01-V2" calcext:value-type="string">
            <text:p>REC-DCI-R4DSPEA001B001C003-01-V2</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5]);&quot;&quot;;&quot;\&quot;&amp;[.D35])" office:value-type="string" office:string-value="\DSPE" calcext:value-type="string">
            <text:p>\DSPE</text:p>
          </table:table-cell>
          <table:table-cell office:value-type="string" calcext:value-type="string">
            <text:p>\INFRA</text:p>
          </table:table-cell>
          <table:table-cell table:formula="of:=IF(ISBLANK([.E35]);&quot;&quot;;&quot;\&quot;&amp;[.E35])" office:value-type="string" office:string-value="\A001" calcext:value-type="string">
            <text:p>\A001</text:p>
          </table:table-cell>
          <table:table-cell table:formula="of:=IF(ISBLANK([.F35]);&quot;&quot;;&quot;\&quot;&amp;[.F35])" office:value-type="string" office:string-value="\B001" calcext:value-type="string">
            <text:p>\B001</text:p>
          </table:table-cell>
          <table:table-cell table:formula="of:=IF(ISBLANK([.G35]);&quot;&quot;;&quot;\&quot;&amp;[.G35])" office:value-type="string" office:string-value="\C004" calcext:value-type="string">
            <text:p>\C004</text:p>
          </table:table-cell>
          <table:table-cell table:formula="of:=[.A35]&amp;&quot;-&quot;&amp;[.B35]&amp;&quot;-&quot;&amp;[.C35]&amp;[.D35]&amp;[.E35]&amp;[.F35]&amp;[.G35]&amp;IF(ISBLANK([.H35]);&quot;&quot;;TEXT([.H35];&quot;000000000000&quot;))&amp;&quot;-&quot;&amp;TEXT([.I35];&quot;00&quot;)&amp;&quot;-&quot;&amp;TEXT([.J35];&quot;V0&quot;)&amp;&quot;.&quot;&amp;[.K35]" office:value-type="string" office:string-value="REC-DCI-R4DSPEA001B001C004-01-V1.zip" calcext:value-type="string">
            <text:p>REC-DCI-R4DSPEA001B001C004-01-V1.zip</text:p>
          </table:table-cell>
          <table:table-cell table:formula="of:=[.A35]&amp;&quot;-&quot;&amp;[.B35]&amp;&quot;-&quot;&amp;[.C35]&amp;[.D35]&amp;[.E35]&amp;[.F35]&amp;[.G35]&amp;IF(ISBLANK([.H35]);&quot;&quot;;TEXT([.H35];&quot;000000000000&quot;))&amp;&quot;-&quot;&amp;TEXT([.I35];&quot;00&quot;)&amp;&quot;-&quot;&amp;TEXT([.J35];&quot;V0&quot;)" office:value-type="string" office:string-value="REC-DCI-R4DSPEA001B001C004-01-V1" calcext:value-type="string">
            <text:p>REC-DCI-R4DSPEA001B001C004-01-V1</text:p>
          </table:table-cell>
          <table:table-cell table:number-columns-repeated="3"/>
        </table:table-row>
        <table:table-row table:style-name="ro4">
          <table:table-cell office:value-type="string" calcext:value-type="string">
            <text:p>EXE</text:p>
          </table:table-cell>
          <table:table-cell office:value-type="string" calcext:value-type="string">
            <text:p>CP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6]);&quot;&quot;;&quot;\&quot;&amp;[.D36])" office:value-type="string" office:string-value="\DSPE" calcext:value-type="string">
            <text:p>\DSPE</text:p>
          </table:table-cell>
          <table:table-cell office:value-type="string" calcext:value-type="string">
            <text:p>\INFRA</text:p>
          </table:table-cell>
          <table:table-cell table:formula="of:=IF(ISBLANK([.E36]);&quot;&quot;;&quot;\&quot;&amp;[.E36])" office:value-type="string" office:string-value="\A001" calcext:value-type="string">
            <text:p>\A001</text:p>
          </table:table-cell>
          <table:table-cell table:formula="of:=IF(ISBLANK([.F36]);&quot;&quot;;&quot;\&quot;&amp;[.F36])" office:value-type="string" office:string-value="\B001" calcext:value-type="string">
            <text:p>\B001</text:p>
          </table:table-cell>
          <table:table-cell table:formula="of:=IF(ISBLANK([.G36]);&quot;&quot;;&quot;\&quot;&amp;[.G36])" office:value-type="string" office:string-value="\C001" calcext:value-type="string">
            <text:p>\C001</text:p>
          </table:table-cell>
          <table:table-cell table:formula="of:=[.A36]&amp;&quot;-&quot;&amp;[.B36]&amp;&quot;-&quot;&amp;[.C36]&amp;[.D36]&amp;[.E36]&amp;[.F36]&amp;[.G36]&amp;IF(ISBLANK([.H36]);&quot;&quot;;TEXT([.H36];&quot;000000000000&quot;))&amp;&quot;-&quot;&amp;TEXT([.I36];&quot;00&quot;)&amp;&quot;-&quot;&amp;TEXT([.J36];&quot;V0&quot;)&amp;&quot;.&quot;&amp;[.K36]" office:value-type="string" office:string-value="EXE-CPV-R4DSPEA001B001C001-01-V1.pdf" calcext:value-type="string">
            <text:p>EXE-CPV-R4DSPEA001B001C001-01-V1.pdf</text:p>
          </table:table-cell>
          <table:table-cell table:formula="of:=[.A36]&amp;&quot;-&quot;&amp;[.B36]&amp;&quot;-&quot;&amp;[.C36]&amp;[.D36]&amp;[.E36]&amp;[.F36]&amp;[.G36]&amp;IF(ISBLANK([.H36]);&quot;&quot;;TEXT([.H36];&quot;000000000000&quot;))&amp;&quot;-&quot;&amp;TEXT([.I36];&quot;00&quot;)&amp;&quot;-&quot;&amp;TEXT([.J36];&quot;V0&quot;)" office:value-type="string" office:string-value="EXE-CPV-R4DSPEA001B001C001-01-V1" calcext:value-type="string">
            <text:p>EXE-CP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DCS</text:p>
          </table:table-cell>
          <table:table-cell office:value-type="string" calcext:value-type="string">
            <text:p>ND</text:p>
          </table:table-cell>
          <table:table-cell table:number-columns-repeated="4"/>
          <table:table-cell office:value-type="float" office:value="18003001" calcext:value-type="float">
            <text:p>000018003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table-cell table:formula="of:=IF(ISBLANK([.G37]);&quot;&quot;;&quot;\&quot;&amp;[.G37])">
            <text:p/>
          </table:table-cell>
          <table:table-cell table:formula="of:=[.A37]&amp;&quot;-&quot;&amp;[.B37]&amp;&quot;-&quot;&amp;[.C37]&amp;[.D37]&amp;[.E37]&amp;[.F37]&amp;[.G37]&amp;IF(ISBLANK([.H37]);&quot;&quot;;TEXT([.H37];&quot;000000000000&quot;))&amp;&quot;-&quot;&amp;TEXT([.I37];&quot;00&quot;)&amp;&quot;-&quot;&amp;TEXT([.J37];&quot;V0&quot;)&amp;&quot;.&quot;&amp;[.K37]" office:value-type="string" office:string-value="REC-DCS-ND000018003001-01-V1.zip" calcext:value-type="string">
            <text:p>REC-DCS-ND000018003001-01-V1.zip</text:p>
          </table:table-cell>
          <table:table-cell table:formula="of:=[.A37]&amp;&quot;-&quot;&amp;[.B37]&amp;&quot;-&quot;&amp;[.C37]&amp;[.D37]&amp;[.E37]&amp;[.F37]&amp;[.G37]&amp;IF(ISBLANK([.H37]);&quot;&quot;;TEXT([.H37];&quot;000000000000&quot;))&amp;&quot;-&quot;&amp;TEXT([.I37];&quot;00&quot;)&amp;&quot;-&quot;&amp;TEXT([.J37];&quot;V0&quot;)" office:value-type="string" office:string-value="REC-DCS-ND000018003001-01-V1" calcext:value-type="string">
            <text:p>REC-DCS-ND000018003001-01-V1</text:p>
          </table:table-cell>
          <table:table-cell table:number-columns-repeated="3"/>
        </table:table-row>
        <table:table-row table:style-name="ro4">
          <table:table-cell office:value-type="string" calcext:value-type="string">
            <text:p>REC</text:p>
          </table:table-cell>
          <table:table-cell office:value-type="string" calcext:value-type="string">
            <text:p>DRS</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38]&amp;&quot;-&quot;&amp;[.B38]&amp;&quot;-&quot;&amp;[.C38]&amp;[.D38]&amp;[.E38]&amp;[.F38]&amp;[.G38]&amp;IF(ISBLANK([.H38]);&quot;&quot;;TEXT([.H38];&quot;000000000000&quot;))&amp;&quot;-&quot;&amp;TEXT([.I38];&quot;00&quot;)&amp;&quot;-&quot;&amp;TEXT([.J38];&quot;V0&quot;)&amp;&quot;.&quot;&amp;[.K38]" office:value-type="string" office:string-value="REC-DRS-ND000180031330-01-V1.zip" calcext:value-type="string">
            <text:p>REC-DRS-ND000180031330-01-V1.zip</text:p>
          </table:table-cell>
          <table:table-cell table:formula="of:=[.A38]&amp;&quot;-&quot;&amp;[.B38]&amp;&quot;-&quot;&amp;[.C38]&amp;[.D38]&amp;[.E38]&amp;[.F38]&amp;[.G38]&amp;IF(ISBLANK([.H38]);&quot;&quot;;TEXT([.H38];&quot;000000000000&quot;))&amp;&quot;-&quot;&amp;TEXT([.I38];&quot;00&quot;)&amp;&quot;-&quot;&amp;TEXT([.J38];&quot;V0&quot;)" office:value-type="string" office:string-value="REC-DRS-ND000180031330-01-V1" calcext:value-type="string">
            <text:p>REC-DRS-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DI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number-columns-repeated="2"/>
          <table:table-cell table:formula="of:=[.A39]&amp;&quot;-&quot;&amp;[.B39]&amp;&quot;-&quot;&amp;[.C39]&amp;[.D39]&amp;[.E39]&amp;[.F39]&amp;[.G39]&amp;IF(ISBLANK([.H39]);&quot;&quot;;TEXT([.H39];&quot;000000000000&quot;))&amp;&quot;-&quot;&amp;TEXT([.I39];&quot;00&quot;)&amp;&quot;-&quot;&amp;TEXT([.J39];&quot;V0&quot;)&amp;&quot;.&quot;&amp;[.K39]" office:value-type="string" office:string-value="REC-DIP-ND200180030502-01-V1.zip" calcext:value-type="string">
            <text:p>REC-DIP-ND200180030502-01-V1.zip</text:p>
          </table:table-cell>
          <table:table-cell table:formula="of:=[.A39]&amp;&quot;-&quot;&amp;[.B39]&amp;&quot;-&quot;&amp;[.C39]&amp;[.D39]&amp;[.E39]&amp;[.F39]&amp;[.G39]&amp;IF(ISBLANK([.H39]);&quot;&quot;;TEXT([.H39];&quot;000000000000&quot;))&amp;&quot;-&quot;&amp;TEXT([.I39];&quot;00&quot;)&amp;&quot;-&quot;&amp;TEXT([.J39];&quot;V0&quot;)" office:value-type="string" office:string-value="REC-DIP-ND200180030502-01-V1" calcext:value-type="string">
            <text:p>REC-DIP-ND200180030502-01-V1</text:p>
          </table:table-cell>
          <table:table-cell table:number-columns-repeated="3"/>
        </table:table-row>
        <table:table-row table:style-name="ro4">
          <table:table-cell office:value-type="string" calcext:value-type="string">
            <text:p>REC</text:p>
          </table:table-cell>
          <table:table-cell office:value-type="string" calcext:value-type="string">
            <text:p>SO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table:formula="of:=IF(ISBLANK([.F40]);&quot;&quot;;&quot;\&quot;&amp;[.F40])">
            <text:p/>
          </table:table-cell>
          <table:table-cell table:formula="of:=IF(ISBLANK([.G40]);&quot;&quot;;&quot;\&quot;&amp;[.G40])">
            <text:p/>
          </table:table-cell>
          <table:table-cell table:formula="of:=[.A40]&amp;&quot;-&quot;&amp;[.B40]&amp;&quot;-&quot;&amp;[.C40]&amp;[.D40]&amp;[.E40]&amp;[.F40]&amp;[.G40]&amp;IF(ISBLANK([.H40]);&quot;&quot;;TEXT([.H40];&quot;000000000000&quot;))&amp;&quot;-&quot;&amp;TEXT([.I40];&quot;00&quot;)&amp;&quot;-&quot;&amp;TEXT([.J40];&quot;V0&quot;)&amp;&quot;.&quot;&amp;[.K40]" office:value-type="string" office:string-value="REC-SOP-ND200180030502-01-V1.dwg" calcext:value-type="string">
            <text:p>REC-SOP-ND200180030502-01-V1.dwg</text:p>
          </table:table-cell>
          <table:table-cell table:formula="of:=[.A40]&amp;&quot;-&quot;&amp;[.B40]&amp;&quot;-&quot;&amp;[.C40]&amp;[.D40]&amp;[.E40]&amp;[.F40]&amp;[.G40]&amp;IF(ISBLANK([.H40]);&quot;&quot;;TEXT([.H40];&quot;000000000000&quot;))&amp;&quot;-&quot;&amp;TEXT([.I40];&quot;00&quot;)&amp;&quot;-&quot;&amp;TEXT([.J40];&quot;V0&quot;)" office:value-type="string" office:string-value="REC-SOP-ND200180030502-01-V1" calcext:value-type="string">
            <text:p>REC-SOP-ND200180030502-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675" calcext:value-type="float">
            <text:p>00018003067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1]);&quot;&quot;;&quot;\&quot;&amp;[.G41])">
            <text:p/>
          </table:table-cell>
          <table:table-cell table:formula="of:=[.A41]&amp;&quot;-&quot;&amp;[.B41]&amp;&quot;-&quot;&amp;[.C41]&amp;[.D41]&amp;[.E41]&amp;[.F41]&amp;[.G41]&amp;IF(ISBLANK([.H41]);&quot;&quot;;TEXT([.H41];&quot;000000000000&quot;))&amp;&quot;-&quot;&amp;TEXT([.I41];&quot;00&quot;)&amp;&quot;-&quot;&amp;TEXT([.J41];&quot;V0&quot;)&amp;&quot;.&quot;&amp;[.K41]" office:value-type="string" office:string-value="EXE-SBP-BP000180030675-01-V1.dwg" calcext:value-type="string">
            <text:p>EXE-SBP-BP000180030675-01-V1.dwg</text:p>
          </table:table-cell>
          <table:table-cell table:formula="of:=[.A41]&amp;&quot;-&quot;&amp;[.B41]&amp;&quot;-&quot;&amp;[.C41]&amp;[.D41]&amp;[.E41]&amp;[.F41]&amp;[.G41]&amp;IF(ISBLANK([.H41]);&quot;&quot;;TEXT([.H41];&quot;000000000000&quot;))&amp;&quot;-&quot;&amp;TEXT([.I41];&quot;00&quot;)&amp;&quot;-&quot;&amp;TEXT([.J41];&quot;V0&quot;)" office:value-type="string" office:string-value="EXE-SBP-BP000180030675-01-V1" calcext:value-type="string">
            <text:p>EXE-SBP-BP000180030675-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2]);&quot;&quot;;&quot;\&quot;&amp;[.G42])">
            <text:p/>
          </table:table-cell>
          <table:table-cell table:formula="of:=[.A42]&amp;&quot;-&quot;&amp;[.B42]&amp;&quot;-&quot;&amp;[.C42]&amp;[.D42]&amp;[.E42]&amp;[.F42]&amp;[.G42]&amp;IF(ISBLANK([.H42]);&quot;&quot;;TEXT([.H42];&quot;000000000000&quot;))&amp;&quot;-&quot;&amp;TEXT([.I42];&quot;00&quot;)&amp;&quot;-&quot;&amp;TEXT([.J42];&quot;V0&quot;)&amp;&quot;.&quot;&amp;[.K42]" office:value-type="string" office:string-value="EXE-SBP-BP000180030091-01-V1.dwg" calcext:value-type="string">
            <text:p>EXE-SBP-BP000180030091-01-V1.dwg</text:p>
          </table:table-cell>
          <table:table-cell table:formula="of:=[.A42]&amp;&quot;-&quot;&amp;[.B42]&amp;&quot;-&quot;&amp;[.C42]&amp;[.D42]&amp;[.E42]&amp;[.F42]&amp;[.G42]&amp;IF(ISBLANK([.H42]);&quot;&quot;;TEXT([.H42];&quot;000000000000&quot;))&amp;&quot;-&quot;&amp;TEXT([.I42];&quot;00&quot;)&amp;&quot;-&quot;&amp;TEXT([.J42];&quot;V0&quot;)" office:value-type="string" office:string-value="EXE-SBP-BP000180030091-01-V1" calcext:value-type="string">
            <text:p>EXE-SBP-BP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SRA</text:p>
          </table:table-cell>
          <table:table-cell office:value-type="string" calcext:value-type="string">
            <text:p>BA</text:p>
          </table:table-cell>
          <table:table-cell table:number-columns-repeated="4"/>
          <table:table-cell office:value-type="float" office:value="180030508" calcext:value-type="float">
            <text:p>000180030508</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3]);&quot;&quot;;&quot;\&quot;&amp;[.G43])">
            <text:p/>
          </table:table-cell>
          <table:table-cell table:formula="of:=[.A43]&amp;&quot;-&quot;&amp;[.B43]&amp;&quot;-&quot;&amp;[.C43]&amp;[.D43]&amp;[.E43]&amp;[.F43]&amp;[.G43]&amp;IF(ISBLANK([.H43]);&quot;&quot;;TEXT([.H43];&quot;000000000000&quot;))&amp;&quot;-&quot;&amp;TEXT([.I43];&quot;00&quot;)&amp;&quot;-&quot;&amp;TEXT([.J43];&quot;V0&quot;)&amp;&quot;.&quot;&amp;[.K43]" office:value-type="string" office:string-value="EXE-SRA-BA000180030508-01-V1.dwg" calcext:value-type="string">
            <text:p>EXE-SRA-BA000180030508-01-V1.dwg</text:p>
          </table:table-cell>
          <table:table-cell table:formula="of:=[.A43]&amp;&quot;-&quot;&amp;[.B43]&amp;&quot;-&quot;&amp;[.C43]&amp;[.D43]&amp;[.E43]&amp;[.F43]&amp;[.G43]&amp;IF(ISBLANK([.H43]);&quot;&quot;;TEXT([.H43];&quot;000000000000&quot;))&amp;&quot;-&quot;&amp;TEXT([.I43];&quot;00&quot;)&amp;&quot;-&quot;&amp;TEXT([.J43];&quot;V0&quot;)" office:value-type="string" office:string-value="EXE-SRA-BA000180030508-01-V1" calcext:value-type="string">
            <text:p>EXE-SRA-BA000180030508-01-V1</text:p>
          </table:table-cell>
          <table:table-cell table:number-columns-repeated="3"/>
        </table:table-row>
        <table:table-row table:style-name="ro4">
          <table:table-cell office:value-type="string" calcext:value-type="string">
            <text:p>EXE</text:p>
          </table:table-cell>
          <table:table-cell office:value-type="string" calcext:value-type="string">
            <text:p>KEQ</text:p>
          </table:table-cell>
          <table:table-cell office:value-type="string" calcext:value-type="string">
            <text:p>RF</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KEQ</text:p>
          </table:table-cell>
          <table:table-cell table:formula="of:=IF(ISBLANK([.F44]);&quot;&quot;;&quot;\&quot;&amp;[.F44])">
            <text:p/>
          </table:table-cell>
          <table:table-cell table:formula="of:=IF(ISBLANK([.G44]);&quot;&quot;;&quot;\&quot;&amp;[.G44])">
            <text:p/>
          </table:table-cell>
          <table:table-cell table:formula="of:=[.A44]&amp;&quot;-&quot;&amp;[.B44]&amp;&quot;-&quot;&amp;[.C44]&amp;[.D44]&amp;[.E44]&amp;[.F44]&amp;[.G44]&amp;IF(ISBLANK([.H44]);&quot;&quot;;TEXT([.H44];&quot;000000000000&quot;))&amp;&quot;-&quot;&amp;TEXT([.I44];&quot;00&quot;)&amp;&quot;-&quot;&amp;TEXT([.J44];&quot;V0&quot;)&amp;&quot;.&quot;&amp;[.K44]" office:value-type="string" office:string-value="EXE-KEQ-RF000000000001-01-V1.pdf" calcext:value-type="string">
            <text:p>EXE-KEQ-RF000000000001-01-V1.pdf</text:p>
          </table:table-cell>
          <table:table-cell table:formula="of:=[.A44]&amp;&quot;-&quot;&amp;[.B44]&amp;&quot;-&quot;&amp;[.C44]&amp;[.D44]&amp;[.E44]&amp;[.F44]&amp;[.G44]&amp;IF(ISBLANK([.H44]);&quot;&quot;;TEXT([.H44];&quot;000000000000&quot;))&amp;&quot;-&quot;&amp;TEXT([.I44];&quot;00&quot;)&amp;&quot;-&quot;&amp;TEXT([.J44];&quot;V0&quot;)" office:value-type="string" office:string-value="EXE-KEQ-RF000000000001-01-V1" calcext:value-type="string">
            <text:p>EXE-KEQ-RF000000000001-01-V1</text:p>
          </table:table-cell>
          <table:table-cell table:number-columns-repeated="3"/>
        </table:table-row>
        <table:table-row table:style-name="ro4">
          <table:table-cell office:value-type="string" calcext:value-type="string">
            <text:p>EXE</text:p>
          </table:table-cell>
          <table:table-cell office:value-type="string" calcext:value-type="string">
            <text:p>CIM</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45]&amp;&quot;-&quot;&amp;[.B45]&amp;&quot;-&quot;&amp;[.C45]&amp;[.D45]&amp;[.E45]&amp;[.F45]&amp;[.G45]&amp;IF(ISBLANK([.H45]);&quot;&quot;;TEXT([.H45];&quot;000000000000&quot;))&amp;&quot;-&quot;&amp;TEXT([.I45];&quot;00&quot;)&amp;&quot;-&quot;&amp;TEXT([.J45];&quot;V0&quot;)&amp;&quot;.&quot;&amp;[.K45]" office:value-type="string" office:string-value="EXE-CIM-ND000180031330-01-V1.pdf" calcext:value-type="string">
            <text:p>EXE-CIM-ND000180031330-01-V1.pdf</text:p>
          </table:table-cell>
          <table:table-cell table:formula="of:=[.A45]&amp;&quot;-&quot;&amp;[.B45]&amp;&quot;-&quot;&amp;[.C45]&amp;[.D45]&amp;[.E45]&amp;[.F45]&amp;[.G45]&amp;IF(ISBLANK([.H45]);&quot;&quot;;TEXT([.H45];&quot;000000000000&quot;))&amp;&quot;-&quot;&amp;TEXT([.I45];&quot;00&quot;)&amp;&quot;-&quot;&amp;TEXT([.J45];&quot;V0&quot;)" office:value-type="string" office:string-value="EXE-CIM-ND000180031330-01-V1" calcext:value-type="string">
            <text:p>EXE-CIM-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MRF</text:p>
          </table:table-cell>
          <table:table-cell office:value-type="string" calcext:value-type="string">
            <text:p>RT</text:p>
          </table:table-cell>
          <table:table-cell table:number-columns-repeated="4"/>
          <table:table-cell office:value-type="float" office:value="6" calcext:value-type="float">
            <text:p>000000000006</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sor</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6]);&quot;&quot;;&quot;\&quot;&amp;[.G46])">
            <text:p/>
          </table:table-cell>
          <table:table-cell table:formula="of:=[.A46]&amp;&quot;-&quot;&amp;[.B46]&amp;&quot;-&quot;&amp;[.C46]&amp;[.D46]&amp;[.E46]&amp;[.F46]&amp;[.G46]&amp;IF(ISBLANK([.H46]);&quot;&quot;;TEXT([.H46];&quot;000000000000&quot;))&amp;&quot;-&quot;&amp;TEXT([.I46];&quot;00&quot;)&amp;&quot;-&quot;&amp;TEXT([.J46];&quot;V0&quot;)&amp;&quot;.&quot;&amp;[.K46]" office:value-type="string" office:string-value="REC-MRF-RT000000000006-01-V1.sor" calcext:value-type="string">
            <text:p>REC-MRF-RT000000000006-01-V1.sor</text:p>
          </table:table-cell>
          <table:table-cell table:formula="of:=[.A46]&amp;&quot;-&quot;&amp;[.B46]&amp;&quot;-&quot;&amp;[.C46]&amp;[.D46]&amp;[.E46]&amp;[.F46]&amp;[.G46]&amp;IF(ISBLANK([.H46]);&quot;&quot;;TEXT([.H46];&quot;000000000000&quot;))&amp;&quot;-&quot;&amp;TEXT([.I46];&quot;00&quot;)&amp;&quot;-&quot;&amp;TEXT([.J46];&quot;V0&quot;)" office:value-type="string" office:string-value="REC-MRF-RT000000000006-01-V1" calcext:value-type="string">
            <text:p>REC-MRF-RT000000000006-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7]);&quot;&quot;;&quot;\&quot;&amp;[.E47])" office:value-type="string" office:string-value="\A001" calcext:value-type="string">
            <text:p>\A001</text:p>
          </table:table-cell>
          <table:table-cell table:formula="of:=IF(ISBLANK([.F47]);&quot;&quot;;&quot;\&quot;&amp;[.F47])" office:value-type="string" office:string-value="\B001" calcext:value-type="string">
            <text:p>\B001</text:p>
          </table:table-cell>
          <table:table-cell table:formula="of:=IF(ISBLANK([.G47]);&quot;&quot;;&quot;\&quot;&amp;[.G47])" office:value-type="string" office:string-value="\C001" calcext:value-type="string">
            <text:p>\C001</text:p>
          </table:table-cell>
          <table:table-cell table:formula="of:=[.A47]&amp;&quot;-&quot;&amp;[.B47]&amp;&quot;-&quot;&amp;[.C47]&amp;[.D47]&amp;[.E47]&amp;[.F47]&amp;[.G47]&amp;IF(ISBLANK([.H47]);&quot;&quot;;TEXT([.H47];&quot;000000000000&quot;))&amp;&quot;-&quot;&amp;TEXT([.I47];&quot;00&quot;)&amp;&quot;-&quot;&amp;TEXT([.J47];&quot;V0&quot;)&amp;&quot;.&quot;&amp;[.K47]" office:value-type="string" office:string-value="REC-MFX-R4DSPEA001B001C001-01-V1.zip" calcext:value-type="string">
            <text:p>REC-MFX-R4DSPEA001B001C001-01-V1.zip</text:p>
          </table:table-cell>
          <table:table-cell table:formula="of:=[.A47]&amp;&quot;-&quot;&amp;[.B47]&amp;&quot;-&quot;&amp;[.C47]&amp;[.D47]&amp;[.E47]&amp;[.F47]&amp;[.G47]&amp;IF(ISBLANK([.H47]);&quot;&quot;;TEXT([.H47];&quot;000000000000&quot;))&amp;&quot;-&quot;&amp;TEXT([.I47];&quot;00&quot;)&amp;&quot;-&quot;&amp;TEXT([.J47];&quot;V0&quot;)" office:value-type="string" office:string-value="REC-MFX-R4DSPEA001B001C001-01-V1" calcext:value-type="string">
            <text:p>REC-MFX-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8]);&quot;&quot;;&quot;\&quot;&amp;[.E48])" office:value-type="string" office:string-value="\A001" calcext:value-type="string">
            <text:p>\A001</text:p>
          </table:table-cell>
          <table:table-cell table:formula="of:=IF(ISBLANK([.F48]);&quot;&quot;;&quot;\&quot;&amp;[.F48])" office:value-type="string" office:string-value="\B001" calcext:value-type="string">
            <text:p>\B001</text:p>
          </table:table-cell>
          <table:table-cell table:formula="of:=IF(ISBLANK([.G48]);&quot;&quot;;&quot;\&quot;&amp;[.G48])" office:value-type="string" office:string-value="\C002" calcext:value-type="string">
            <text:p>\C002</text:p>
          </table:table-cell>
          <table:table-cell table:formula="of:=[.A48]&amp;&quot;-&quot;&amp;[.B48]&amp;&quot;-&quot;&amp;[.C48]&amp;[.D48]&amp;[.E48]&amp;[.F48]&amp;[.G48]&amp;IF(ISBLANK([.H48]);&quot;&quot;;TEXT([.H48];&quot;000000000000&quot;))&amp;&quot;-&quot;&amp;TEXT([.I48];&quot;00&quot;)&amp;&quot;-&quot;&amp;TEXT([.J48];&quot;V0&quot;)&amp;&quot;.&quot;&amp;[.K48]" office:value-type="string" office:string-value="REC-MFX-R4DSPEA001B001C002-01-V1.zip" calcext:value-type="string">
            <text:p>REC-MFX-R4DSPEA001B001C002-01-V1.zip</text:p>
          </table:table-cell>
          <table:table-cell table:formula="of:=[.A48]&amp;&quot;-&quot;&amp;[.B48]&amp;&quot;-&quot;&amp;[.C48]&amp;[.D48]&amp;[.E48]&amp;[.F48]&amp;[.G48]&amp;IF(ISBLANK([.H48]);&quot;&quot;;TEXT([.H48];&quot;000000000000&quot;))&amp;&quot;-&quot;&amp;TEXT([.I48];&quot;00&quot;)&amp;&quot;-&quot;&amp;TEXT([.J48];&quot;V0&quot;)" office:value-type="string" office:string-value="REC-MFX-R4DSPEA001B001C002-01-V1" calcext:value-type="string">
            <text:p>REC-MFX-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R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49]);&quot;&quot;;&quot;\&quot;&amp;[.E49])" office:value-type="string" office:string-value="\A001" calcext:value-type="string">
            <text:p>\A001</text:p>
          </table:table-cell>
          <table:table-cell table:formula="of:=IF(ISBLANK([.F49]);&quot;&quot;;&quot;\&quot;&amp;[.F49])" office:value-type="string" office:string-value="\B001" calcext:value-type="string">
            <text:p>\B001</text:p>
          </table:table-cell>
          <table:table-cell table:formula="of:=IF(ISBLANK([.G49]);&quot;&quot;;&quot;\&quot;&amp;[.G49])" office:value-type="string" office:string-value="\C001" calcext:value-type="string">
            <text:p>\C001</text:p>
          </table:table-cell>
          <table:table-cell table:formula="of:=[.A49]&amp;&quot;-&quot;&amp;[.B49]&amp;&quot;-&quot;&amp;[.C49]&amp;[.D49]&amp;[.E49]&amp;[.F49]&amp;[.G49]&amp;IF(ISBLANK([.H49]);&quot;&quot;;TEXT([.H49];&quot;000000000000&quot;))&amp;&quot;-&quot;&amp;TEXT([.I49];&quot;00&quot;)&amp;&quot;-&quot;&amp;TEXT([.J49];&quot;V0&quot;)&amp;&quot;.&quot;&amp;[.K49]" office:value-type="string" office:string-value="REC-RGC-R4DSPEA001B001C001-01-V1.pdf" calcext:value-type="string">
            <text:p>REC-RGC-R4DSPEA001B001C001-01-V1.pdf</text:p>
          </table:table-cell>
          <table:table-cell table:formula="of:=[.A49]&amp;&quot;-&quot;&amp;[.B49]&amp;&quot;-&quot;&amp;[.C49]&amp;[.D49]&amp;[.E49]&amp;[.F49]&amp;[.G49]&amp;IF(ISBLANK([.H49]);&quot;&quot;;TEXT([.H49];&quot;000000000000&quot;))&amp;&quot;-&quot;&amp;TEXT([.I49];&quot;00&quot;)&amp;&quot;-&quot;&amp;TEXT([.J49];&quot;V0&quot;)" office:value-type="string" office:string-value="REC-RGC-R4DSPEA001B001C001-01-V1" calcext:value-type="string">
            <text:p>REC-R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RVR</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3" calcext:value-type="float">
            <text:p>V3</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0]);&quot;&quot;;&quot;\&quot;&amp;[.E50])" office:value-type="string" office:string-value="\A001" calcext:value-type="string">
            <text:p>\A001</text:p>
          </table:table-cell>
          <table:table-cell table:formula="of:=IF(ISBLANK([.F50]);&quot;&quot;;&quot;\&quot;&amp;[.F50])" office:value-type="string" office:string-value="\B001" calcext:value-type="string">
            <text:p>\B001</text:p>
          </table:table-cell>
          <table:table-cell table:formula="of:=IF(ISBLANK([.G50]);&quot;&quot;;&quot;\&quot;&amp;[.G50])" office:value-type="string" office:string-value="\C001" calcext:value-type="string">
            <text:p>\C001</text:p>
          </table:table-cell>
          <table:table-cell table:formula="of:=[.A50]&amp;&quot;-&quot;&amp;[.B50]&amp;&quot;-&quot;&amp;[.C50]&amp;[.D50]&amp;[.E50]&amp;[.F50]&amp;[.G50]&amp;IF(ISBLANK([.H50]);&quot;&quot;;TEXT([.H50];&quot;000000000000&quot;))&amp;&quot;-&quot;&amp;TEXT([.I50];&quot;00&quot;)&amp;&quot;-&quot;&amp;TEXT([.J50];&quot;V0&quot;)&amp;&quot;.&quot;&amp;[.K50]" office:value-type="string" office:string-value="REC-RVR-R4DSPEA001B001C001-01-V3.pdf" calcext:value-type="string">
            <text:p>REC-RVR-R4DSPEA001B001C001-01-V3.pdf</text:p>
          </table:table-cell>
          <table:table-cell table:formula="of:=[.A50]&amp;&quot;-&quot;&amp;[.B50]&amp;&quot;-&quot;&amp;[.C50]&amp;[.D50]&amp;[.E50]&amp;[.F50]&amp;[.G50]&amp;IF(ISBLANK([.H50]);&quot;&quot;;TEXT([.H50];&quot;000000000000&quot;))&amp;&quot;-&quot;&amp;TEXT([.I50];&quot;00&quot;)&amp;&quot;-&quot;&amp;TEXT([.J50];&quot;V0&quot;)" office:value-type="string" office:string-value="REC-RVR-R4DSPEA001B001C001-01-V3" calcext:value-type="string">
            <text:p>REC-RVR-R4DSPEA001B001C001-01-V3</text:p>
          </table:table-cell>
          <table:table-cell table:number-columns-repeated="3"/>
        </table:table-row>
        <table:table-row table:style-name="ro4">
          <table:table-cell office:value-type="string" calcext:value-type="string">
            <text:p>REC</text:p>
          </table:table-cell>
          <table:table-cell office:value-type="string" calcext:value-type="string">
            <text:p>DLG</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DLG</text:p>
          </table:table-cell>
          <table:table-cell table:formula="of:=IF(ISBLANK([.F51]);&quot;&quot;;&quot;\&quot;&amp;[.F51])">
            <text:p/>
          </table:table-cell>
          <table:table-cell table:formula="of:=IF(ISBLANK([.G51]);&quot;&quot;;&quot;\&quot;&amp;[.G51])">
            <text:p/>
          </table:table-cell>
          <table:table-cell table:formula="of:=[.A51]&amp;&quot;-&quot;&amp;[.B51]&amp;&quot;-&quot;&amp;[.C51]&amp;[.D51]&amp;[.E51]&amp;[.F51]&amp;[.G51]&amp;IF(ISBLANK([.H51]);&quot;&quot;;TEXT([.H51];&quot;000000000000&quot;))&amp;&quot;-&quot;&amp;TEXT([.I51];&quot;00&quot;)&amp;&quot;-&quot;&amp;TEXT([.J51];&quot;V0&quot;)&amp;&quot;.&quot;&amp;[.K51]" office:value-type="string" office:string-value="REC-DLG-R2DSPEA001-01-V2.zip" calcext:value-type="string">
            <text:p>REC-DLG-R2DSPEA001-01-V2.zip</text:p>
          </table:table-cell>
          <table:table-cell table:formula="of:=[.A51]&amp;&quot;-&quot;&amp;[.B51]&amp;&quot;-&quot;&amp;[.C51]&amp;[.D51]&amp;[.E51]&amp;[.F51]&amp;[.G51]&amp;IF(ISBLANK([.H51]);&quot;&quot;;TEXT([.H51];&quot;000000000000&quot;))&amp;&quot;-&quot;&amp;TEXT([.I51];&quot;00&quot;)&amp;&quot;-&quot;&amp;TEXT([.J51];&quot;V0&quot;)" office:value-type="string" office:string-value="REC-DLG-R2DSPEA001-01-V2" calcext:value-type="string">
            <text:p>REC-DLG-R2DSPEA001-01-V2</text:p>
          </table:table-cell>
          <table:table-cell table:number-columns-repeated="3"/>
        </table:table-row>
        <table:table-row table:style-name="ro4" table:number-rows-repeated="1048524">
          <table:table-cell table:number-columns-repeated="22"/>
        </table:table-row>
        <table:table-row table:style-name="ro4">
          <table:table-cell table:number-columns-repeated="22"/>
        </table:table-row>
      </table:table>
      <table:table table:name="BatchRep" table:style-name="ta1">
        <office:forms form:automatic-focus="false" form:apply-design-mode="false"/>
        <table:table-column table:style-name="co43" table:default-cell-style-name="Default"/>
        <table:table-row table:style-name="ro4">
          <table:table-cell table:style-name="ce63" office:value-type="string" calcext:value-type="string">
            <text:p>MD D:\cglocal\tools\env_gracethd\ExempleArborescence\DSPE\INFRA\A001\B001\C005</text:p>
          </table:table-cell>
        </table:table-row>
        <table:table-row table:style-name="ro4">
          <table:table-cell table:formula="of:=&quot;MD &quot;&amp;[Exemples.$V$1]&amp;[Exemples.M2]&amp;[Exemples.N2]&amp;[Exemples.O2]&amp;[Exemples.P2]&amp;[Exemples.Q2]"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3]&amp;[Exemples.N3]&amp;[Exemples.O3]&amp;[Exemples.P3]&amp;[Exemples.Q3]"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4]&amp;[Exemples.N4]&amp;[Exemples.O4]&amp;[Exemples.P4]&amp;[Exemples.Q4]"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5]&amp;[Exemples.N5]&amp;[Exemples.O5]&amp;[Exemples.P5]&amp;[Exemples.Q5]"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6]&amp;[Exemples.N6]&amp;[Exemples.O6]&amp;[Exemples.P6]&amp;[Exemples.Q6]"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7]&amp;[Exemples.N7]&amp;[Exemples.O7]&amp;[Exemples.P7]&amp;[Exemples.Q7]" office:value-type="string" office:string-value="MD D:\cglocal\tools\env_gracethd\ExempleArborescence\DSPE\GENERAL\PPH" calcext:value-type="string">
            <text:p>MD D:\cglocal\tools\env_gracethd\ExempleArborescence\DSPE\GENERAL\PPH</text:p>
          </table:table-cell>
        </table:table-row>
        <table:table-row table:style-name="ro5">
          <table:table-cell table:formula="of:=&quot;MD &quot;&amp;[Exemples.$V$1]&amp;[Exemples.M8]&amp;[Exemples.N8]&amp;[Exemples.O8]&amp;[Exemples.P8]&amp;[Exemples.Q8]"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9]&amp;[Exemples.N9]&amp;[Exemples.O9]&amp;[Exemples.P9]&amp;[Exemples.Q9]"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0]&amp;[Exemples.N10]&amp;[Exemples.O10]&amp;[Exemples.P10]&amp;[Exemples.Q10]"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1]&amp;[Exemples.N11]&amp;[Exemples.O11]&amp;[Exemples.P11]&amp;[Exemples.Q11]"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2]&amp;[Exemples.N12]&amp;[Exemples.O12]&amp;[Exemples.P12]&amp;[Exemples.Q12]"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3]&amp;[Exemples.N13]&amp;[Exemples.O13]&amp;[Exemples.P13]&amp;[Exemples.Q1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4]&amp;[Exemples.N14]&amp;[Exemples.O14]&amp;[Exemples.P14]&amp;[Exemples.Q14]"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5]&amp;[Exemples.N15]&amp;[Exemples.O15]&amp;[Exemples.P15]&amp;[Exemples.Q1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6]&amp;[Exemples.N16]&amp;[Exemples.O16]&amp;[Exemples.P16]&amp;[Exemples.Q16]"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7]&amp;[Exemples.N17]&amp;[Exemples.O17]&amp;[Exemples.P17]&amp;[Exemples.Q17]"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9]&amp;[Exemples.N19]&amp;[Exemples.O19]&amp;[Exemples.P19]&amp;[Exemples.Q1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0]&amp;[Exemples.N20]&amp;[Exemples.O20]&amp;[Exemples.P20]&amp;[Exemples.Q2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21]&amp;[Exemples.N21]&amp;[Exemples.O21]&amp;[Exemples.P21]&amp;[Exemples.Q21]"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2]&amp;[Exemples.N22]&amp;[Exemples.O22]&amp;[Exemples.P22]&amp;[Exemples.Q22]"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3]&amp;[Exemples.N23]&amp;[Exemples.O23]&amp;[Exemples.P23]&amp;[Exemples.Q23]"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4]&amp;[Exemples.N24]&amp;[Exemples.O24]&amp;[Exemples.P24]&amp;[Exemples.Q24]"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5]&amp;[Exemples.N25]&amp;[Exemples.O25]&amp;[Exemples.P25]&amp;[Exemples.Q2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26]&amp;[Exemples.N26]&amp;[Exemples.O26]&amp;[Exemples.P26]&amp;[Exemples.Q26]"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27]&amp;[Exemples.N27]&amp;[Exemples.O27]&amp;[Exemples.P27]&amp;[Exemples.Q27]"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28]&amp;[Exemples.N28]&amp;[Exemples.O28]&amp;[Exemples.P28]&amp;[Exemples.Q28]" office:value-type="string" office:string-value="MD D:\cglocal\tools\env_gracethd\ExempleArborescence\DSPE\SITES\DBL" calcext:value-type="string">
            <text:p>MD D:\cglocal\tools\env_gracethd\ExempleArborescence\DSPE\SITES\DBL</text:p>
          </table:table-cell>
        </table:table-row>
        <table:table-row table:style-name="ro5">
          <table:table-cell table:formula="of:=&quot;MD &quot;&amp;[Exemples.$V$1]&amp;[Exemples.M29]&amp;[Exemples.N29]&amp;[Exemples.O29]&amp;[Exemples.P29]&amp;[Exemples.Q2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0]&amp;[Exemples.N30]&amp;[Exemples.O30]&amp;[Exemples.P30]&amp;[Exemples.Q3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31]&amp;[Exemples.N31]&amp;[Exemples.O31]&amp;[Exemples.P31]&amp;[Exemples.Q31]"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2]&amp;[Exemples.N32]&amp;[Exemples.O32]&amp;[Exemples.P32]&amp;[Exemples.Q32]"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3]&amp;[Exemples.N33]&amp;[Exemples.O33]&amp;[Exemples.P33]&amp;[Exemples.Q3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34]&amp;[Exemples.N34]&amp;[Exemples.O34]&amp;[Exemples.P34]&amp;[Exemples.Q34]"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35]&amp;[Exemples.N35]&amp;[Exemples.O35]&amp;[Exemples.P35]&amp;[Exemples.Q35]"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36]&amp;[Exemples.N36]&amp;[Exemples.O36]&amp;[Exemples.P36]&amp;[Exemples.Q36]"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7]&amp;[Exemples.N37]&amp;[Exemples.P37]&amp;[Exemples.P37]&amp;[Exemples.Q37]" office:value-type="string" office:string-value="MD D:\cglocal\tools\env_gracethd\ExempleArborescence\DSPE\SITES" calcext:value-type="string">
            <text:p>MD D:\cglocal\tools\env_gracethd\ExempleArborescence\DSPE\SITES</text:p>
          </table:table-cell>
        </table:table-row>
        <table:table-row table:style-name="ro5">
          <table:table-cell table:formula="of:=&quot;MD &quot;&amp;[Exemples.$V$1]&amp;[Exemples.M38]&amp;[Exemples.N38]&amp;[Exemples.O38]&amp;[Exemples.P38]&amp;[Exemples.Q38]"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39]&amp;[Exemples.N39]&amp;[Exemples.O39]&amp;[Exemples.P39]&amp;[Exemples.Q39]" office:value-type="string" office:string-value="MD D:\cglocal\tools\env_gracethd\ExempleArborescence\DSPE\SITES\A002" calcext:value-type="string">
            <text:p>MD D:\cglocal\tools\env_gracethd\ExempleArborescence\DSPE\SITES\A002</text:p>
          </table:table-cell>
        </table:table-row>
        <table:table-row table:style-name="ro5">
          <table:table-cell table:formula="of:=&quot;MD &quot;&amp;[Exemples.$V$1]&amp;[Exemples.M40]&amp;[Exemples.N40]&amp;[Exemples.O40]&amp;[Exemples.P40]&amp;[Exemples.Q40]" office:value-type="string" office:string-value="MD D:\cglocal\tools\env_gracethd\ExempleArborescence\DSPE\OPTIQUE\A001" calcext:value-type="string">
            <text:p>MD D:\cglocal\tools\env_gracethd\ExempleArborescence\DSPE\OPTIQUE\A001</text:p>
          </table:table-cell>
        </table:table-row>
        <table:table-row table:style-name="ro5">
          <table:table-cell table:formula="of:=&quot;MD &quot;&amp;[Exemples.$V$1]&amp;[Exemples.M41]&amp;[Exemples.N41]&amp;[Exemples.O41]&amp;[Exemples.P41]&amp;[Exemples.Q41]"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2]&amp;[Exemples.N42]&amp;[Exemples.O42]&amp;[Exemples.P42]&amp;[Exemples.Q42]"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3]&amp;[Exemples.N43]&amp;[Exemples.O43]&amp;[Exemples.P43]&amp;[Exemples.Q43]"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4]&amp;[Exemples.N44]&amp;[Exemples.O44]&amp;[Exemples.P44]&amp;[Exemples.Q44]" office:value-type="string" office:string-value="MD D:\cglocal\tools\env_gracethd\ExempleArborescence\DSPE\GENERAL\KEQ" calcext:value-type="string">
            <text:p>MD D:\cglocal\tools\env_gracethd\ExempleArborescence\DSPE\GENERAL\KEQ</text:p>
          </table:table-cell>
        </table:table-row>
        <table:table-row table:style-name="ro5">
          <table:table-cell table:formula="of:=&quot;MD &quot;&amp;[Exemples.$V$1]&amp;[Exemples.M45]&amp;[Exemples.N45]&amp;[Exemples.O45]&amp;[Exemples.P45]&amp;[Exemples.Q45]"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46]&amp;[Exemples.N46]&amp;[Exemples.O46]&amp;[Exemples.P46]&amp;[Exemples.Q46]"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7]&amp;[Exemples.N47]&amp;[Exemples.O47]&amp;[Exemples.P47]&amp;[Exemples.Q47]"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48]&amp;[Exemples.N48]&amp;[Exemples.O48]&amp;[Exemples.P48]&amp;[Exemples.Q48]"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49]&amp;[Exemples.N49]&amp;[Exemples.O49]&amp;[Exemples.P49]&amp;[Exemples.Q4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0]&amp;[Exemples.N50]&amp;[Exemples.O50]&amp;[Exemples.P50]&amp;[Exemples.Q50]"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1]&amp;[Exemples.N51]&amp;[Exemples.O51]&amp;[Exemples.P51]&amp;[Exemples.Q51]" office:value-type="string" office:string-value="MD D:\cglocal\tools\env_gracethd\ExempleArborescence\DSPE\GENERAL\DLG" calcext:value-type="string">
            <text:p>MD D:\cglocal\tools\env_gracethd\ExempleArborescence\DSPE\GENERAL\DLG</text:p>
          </table:table-cell>
        </table:table-row>
        <table:table-row table:style-name="ro5">
          <table:table-cell table:formula="of:=&quot;MD &quot;&amp;[Exemples.$V$1]&amp;[Exemples.M52]&amp;[Exemples.N52]&amp;[Exemples.O52]&amp;[Exemples.P52]&amp;[Exemples.Q5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3]&amp;[Exemples.N53]&amp;[Exemples.O53]&amp;[Exemples.P53]&amp;[Exemples.Q5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4]&amp;[Exemples.N54]&amp;[Exemples.O54]&amp;[Exemples.P54]&amp;[Exemples.Q5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5]&amp;[Exemples.N55]&amp;[Exemples.O55]&amp;[Exemples.P55]&amp;[Exemples.Q5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6]&amp;[Exemples.N56]&amp;[Exemples.O56]&amp;[Exemples.P56]&amp;[Exemples.Q56]"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7]&amp;[Exemples.N57]&amp;[Exemples.O57]&amp;[Exemples.P57]&amp;[Exemples.Q57]"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8]&amp;[Exemples.N58]&amp;[Exemples.O58]&amp;[Exemples.P58]&amp;[Exemples.Q58]"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9]&amp;[Exemples.N59]&amp;[Exemples.O59]&amp;[Exemples.P59]&amp;[Exemples.Q59]"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0]&amp;[Exemples.N60]&amp;[Exemples.O60]&amp;[Exemples.P60]&amp;[Exemples.Q60]"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1]&amp;[Exemples.N61]&amp;[Exemples.O61]&amp;[Exemples.P61]&amp;[Exemples.Q61]"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2]&amp;[Exemples.N62]&amp;[Exemples.O62]&amp;[Exemples.P62]&amp;[Exemples.Q6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3]&amp;[Exemples.N63]&amp;[Exemples.O63]&amp;[Exemples.P63]&amp;[Exemples.Q6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4]&amp;[Exemples.N64]&amp;[Exemples.O64]&amp;[Exemples.P64]&amp;[Exemples.Q6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5]&amp;[Exemples.N65]&amp;[Exemples.O65]&amp;[Exemples.P65]&amp;[Exemples.Q6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6]&amp;[Exemples.N66]&amp;[Exemples.O66]&amp;[Exemples.P66]&amp;[Exemples.Q66]" office:value-type="string" office:string-value="MD D:\cglocal\tools\env_gracethd\ExempleArborescence" calcext:value-type="string">
            <text:p>MD D:\cglocal\tools\env_gracethd\ExempleArborescence</text:p>
          </table:table-cell>
        </table:table-row>
      </table:table>
      <table:table table:name="BatchFiles" table:style-name="ta1">
        <office:forms form:automatic-focus="false" form:apply-design-mode="false"/>
        <table:table-column table:style-name="co44" table:default-cell-style-name="Default"/>
        <table:table-row table:style-name="ro4">
          <table:table-cell table:formula="of:=&quot;COPY nul &quot;&amp;[Exemples.$V$1]&amp;[Exemples.M2]&amp;[Exemples.N2]&amp;[Exemples.O2]&amp;[Exemples.P2]&amp;[Exemples.Q2]&amp;&quot;\&quot;&amp;[Exemples.R2]" office:value-type="string" office:string-value="COPY nul D:\cglocal\tools\env_gracethd\ExempleArborescence\DSPE\GENERAL\DIG\REC-DIG-R1DSPE-01-V1.odt" calcext:value-type="string">
            <text:p>COPY nul D:\cglocal\tools\env_gracethd\ExempleArborescence\DSPE\GENERAL\DIG\REC-DIG-R1DSPE-01-V1.odt</text:p>
          </table:table-cell>
        </table:table-row>
        <table:table-row table:style-name="ro4">
          <table:table-cell table:formula="of:=&quot;COPY nul &quot;&amp;[Exemples.$V$1]&amp;[Exemples.M3]&amp;[Exemples.N3]&amp;[Exemples.O3]&amp;[Exemples.P3]&amp;[Exemples.Q3]&amp;&quot;\&quot;&amp;[Exemples.R3]" office:value-type="string" office:string-value="COPY nul D:\cglocal\tools\env_gracethd\ExempleArborescence\DSPE\GENERAL\DIG\REC-DIG-R1DSPE-01-V1.pdf" calcext:value-type="string">
            <text:p>COPY nul D:\cglocal\tools\env_gracethd\ExempleArborescence\DSPE\GENERAL\DIG\REC-DIG-R1DSPE-01-V1.pdf</text:p>
          </table:table-cell>
        </table:table-row>
        <table:table-row table:style-name="ro4">
          <table:table-cell table:formula="of:=&quot;COPY nul &quot;&amp;[Exemples.$V$1]&amp;[Exemples.M4]&amp;[Exemples.N4]&amp;[Exemples.O4]&amp;[Exemples.P4]&amp;[Exemples.Q4]&amp;&quot;\&quot;&amp;[Exemples.R4]" office:value-type="string" office:string-value="COPY nul D:\cglocal\tools\env_gracethd\ExempleArborescence\DSPE\GENERAL\ETU\REC-ETU-R3DSPEA001B001-01-V1.pdf" calcext:value-type="string">
            <text:p>COPY nul D:\cglocal\tools\env_gracethd\ExempleArborescence\DSPE\GENERAL\ETU\REC-ETU-R3DSPEA001B001-01-V1.pdf</text:p>
          </table:table-cell>
        </table:table-row>
        <table:table-row table:style-name="ro4">
          <table:table-cell table:formula="of:=&quot;COPY nul &quot;&amp;[Exemples.$V$1]&amp;[Exemples.M5]&amp;[Exemples.N5]&amp;[Exemples.O5]&amp;[Exemples.P5]&amp;[Exemples.Q5]&amp;&quot;\&quot;&amp;[Exemples.R5]" office:value-type="string" office:string-value="COPY nul D:\cglocal\tools\env_gracethd\ExempleArborescence\DSPE\GENERAL\ETU\EXE-ETU-R3DSPEA001B001-01-V1.pdf" calcext:value-type="string">
            <text:p>COPY nul D:\cglocal\tools\env_gracethd\ExempleArborescence\DSPE\GENERAL\ETU\EXE-ETU-R3DSPEA001B001-01-V1.pdf</text:p>
          </table:table-cell>
        </table:table-row>
        <table:table-row table:style-name="ro4">
          <table:table-cell table:formula="of:=&quot;COPY nul &quot;&amp;[Exemples.$V$1]&amp;[Exemples.M6]&amp;[Exemples.N6]&amp;[Exemples.O6]&amp;[Exemples.P6]&amp;[Exemples.Q6]&amp;&quot;\&quot;&amp;[Exemples.R6]" office:value-type="string" office:string-value="COPY nul D:\cglocal\tools\env_gracethd\ExempleArborescence\DSPE\INFRA\A001\REC-PSI-ZN000180030001-01-V1.pdf" calcext:value-type="string">
            <text:p>COPY nul D:\cglocal\tools\env_gracethd\ExempleArborescence\DSPE\INFRA\A001\REC-PSI-ZN000180030001-01-V1.pdf</text:p>
          </table:table-cell>
        </table:table-row>
        <table:table-row table:style-name="ro4">
          <table:table-cell table:formula="of:=&quot;COPY nul &quot;&amp;[Exemples.$V$1]&amp;[Exemples.M7]&amp;[Exemples.N7]&amp;[Exemples.O7]&amp;[Exemples.P7]&amp;[Exemples.Q7]&amp;&quot;\&quot;&amp;[Exemples.R7]" office:value-type="string" office:string-value="COPY nul D:\cglocal\tools\env_gracethd\ExempleArborescence\DSPE\GENERAL\PPH\REC-PPH-R2DSPEA001-01-V1.pdf" calcext:value-type="string">
            <text:p>COPY nul D:\cglocal\tools\env_gracethd\ExempleArborescence\DSPE\GENERAL\PPH\REC-PPH-R2DSPEA001-01-V1.pdf</text:p>
          </table:table-cell>
        </table:table-row>
        <table:table-row table:style-name="ro4">
          <table:table-cell table:formula="of:=&quot;COPY nul &quot;&amp;[Exemples.$V$1]&amp;[Exemples.M8]&amp;[Exemples.N8]&amp;[Exemples.O8]&amp;[Exemples.P8]&amp;[Exemples.Q8]&amp;&quot;\&quot;&amp;[Exemples.R8]" office:value-type="string" office:string-value="COPY nul D:\cglocal\tools\env_gracethd\ExempleArborescence\DSPE\INFRA\A001\REC-PCB-ZS000000000007-01-V1.pdf" calcext:value-type="string">
            <text:p>COPY nul D:\cglocal\tools\env_gracethd\ExempleArborescence\DSPE\INFRA\A001\REC-PCB-ZS000000000007-01-V1.pdf</text:p>
          </table:table-cell>
        </table:table-row>
        <table:table-row table:style-name="ro4">
          <table:table-cell table:formula="of:=&quot;COPY nul &quot;&amp;[Exemples.$V$1]&amp;[Exemples.M9]&amp;[Exemples.N9]&amp;[Exemples.O9]&amp;[Exemples.P9]&amp;[Exemples.Q9]&amp;&quot;\&quot;&amp;[Exemples.R9]" office:value-type="string" office:string-value="COPY nul D:\cglocal\tools\env_gracethd\ExempleArborescence\DSPE\INFRA\A001\B001\C002\EXE-PMQ-PT000180030064-01-V1.pdf" calcext:value-type="string">
            <text:p>COPY nul D:\cglocal\tools\env_gracethd\ExempleArborescence\DSPE\INFRA\A001\B001\C002\EXE-PMQ-PT000180030064-01-V1.pdf</text:p>
          </table:table-cell>
        </table:table-row>
        <table:table-row table:style-name="ro4">
          <table:table-cell table:formula="of:=&quot;COPY nul &quot;&amp;[Exemples.$V$1]&amp;[Exemples.M10]&amp;[Exemples.N10]&amp;[Exemples.O10]&amp;[Exemples.P10]&amp;[Exemples.Q10]&amp;&quot;\&quot;&amp;[Exemples.R10]" office:value-type="string" office:string-value="COPY nul D:\cglocal\tools\env_gracethd\ExempleArborescence\DSPE\INFRA\A001\B001\C002\EXE-PMQ-PT000180030065-01-V1.pdf" calcext:value-type="string">
            <text:p>COPY nul D:\cglocal\tools\env_gracethd\ExempleArborescence\DSPE\INFRA\A001\B001\C002\EXE-PMQ-PT000180030065-01-V1.pdf</text:p>
          </table:table-cell>
        </table:table-row>
        <table:table-row table:style-name="ro4">
          <table:table-cell table:formula="of:=&quot;COPY nul &quot;&amp;[Exemples.$V$1]&amp;[Exemples.M11]&amp;[Exemples.N11]&amp;[Exemples.O11]&amp;[Exemples.P11]&amp;[Exemples.Q11]&amp;&quot;\&quot;&amp;[Exemples.R11]" office:value-type="string" office:string-value="COPY nul D:\cglocal\tools\env_gracethd\ExempleArborescence\DSPE\INFRA\A001\B001\C002\EXE-PMQ-PT000180030072-01-V1.pdf" calcext:value-type="string">
            <text:p>COPY nul D:\cglocal\tools\env_gracethd\ExempleArborescence\DSPE\INFRA\A001\B001\C002\EXE-PMQ-PT000180030072-01-V1.pdf</text:p>
          </table:table-cell>
        </table:table-row>
        <table:table-row table:style-name="ro4">
          <table:table-cell table:formula="of:=&quot;COPY nul &quot;&amp;[Exemples.$V$1]&amp;[Exemples.M12]&amp;[Exemples.N12]&amp;[Exemples.O12]&amp;[Exemples.P12]&amp;[Exemples.Q12]&amp;&quot;\&quot;&amp;[Exemples.R12]" office:value-type="string" office:string-value="COPY nul D:\cglocal\tools\env_gracethd\ExempleArborescence\DSPE\INFRA\A001\B001\C002\EXE-PMQ-PT000180030091-01-V1.pdf" calcext:value-type="string">
            <text:p>COPY nul D:\cglocal\tools\env_gracethd\ExempleArborescence\DSPE\INFRA\A001\B001\C002\EXE-PMQ-PT000180030091-01-V1.pdf</text:p>
          </table:table-cell>
        </table:table-row>
        <table:table-row table:style-name="ro4">
          <table:table-cell table:formula="of:=&quot;COPY nul &quot;&amp;[Exemples.$V$1]&amp;[Exemples.M13]&amp;[Exemples.N13]&amp;[Exemples.O13]&amp;[Exemples.P13]&amp;[Exemples.Q13]&amp;&quot;\&quot;&amp;[Exemples.R13]" office:value-type="string" office:string-value="COPY nul D:\cglocal\tools\env_gracethd\ExempleArborescence\DSPE\INFRA\A001\B001\C002\EXE-PMQ-PT000180030064-01-V1.xls" calcext:value-type="string">
            <text:p>COPY nul D:\cglocal\tools\env_gracethd\ExempleArborescence\DSPE\INFRA\A001\B001\C002\EXE-PMQ-PT000180030064-01-V1.xls</text:p>
          </table:table-cell>
        </table:table-row>
        <table:table-row table:style-name="ro4">
          <table:table-cell table:formula="of:=&quot;COPY nul &quot;&amp;[Exemples.$V$1]&amp;[Exemples.M14]&amp;[Exemples.N14]&amp;[Exemples.O14]&amp;[Exemples.P14]&amp;[Exemples.Q14]&amp;&quot;\&quot;&amp;[Exemples.R14]" office:value-type="string" office:string-value="COPY nul D:\cglocal\tools\env_gracethd\ExempleArborescence\DSPE\INFRA\A001\B001\C002\EXE-PMQ-PT000180030065-01-V1.xls" calcext:value-type="string">
            <text:p>COPY nul D:\cglocal\tools\env_gracethd\ExempleArborescence\DSPE\INFRA\A001\B001\C002\EXE-PMQ-PT000180030065-01-V1.xls</text:p>
          </table:table-cell>
        </table:table-row>
        <table:table-row table:style-name="ro4">
          <table:table-cell table:formula="of:=&quot;COPY nul &quot;&amp;[Exemples.$V$1]&amp;[Exemples.M15]&amp;[Exemples.N15]&amp;[Exemples.O15]&amp;[Exemples.P15]&amp;[Exemples.Q15]&amp;&quot;\&quot;&amp;[Exemples.R15]" office:value-type="string" office:string-value="COPY nul D:\cglocal\tools\env_gracethd\ExempleArborescence\DSPE\INFRA\A001\B001\C002\EXE-PMQ-PT000180030072-01-V1.xls" calcext:value-type="string">
            <text:p>COPY nul D:\cglocal\tools\env_gracethd\ExempleArborescence\DSPE\INFRA\A001\B001\C002\EXE-PMQ-PT000180030072-01-V1.xls</text:p>
          </table:table-cell>
        </table:table-row>
        <table:table-row table:style-name="ro4">
          <table:table-cell table:formula="of:=&quot;COPY nul &quot;&amp;[Exemples.$V$1]&amp;[Exemples.M16]&amp;[Exemples.N16]&amp;[Exemples.O16]&amp;[Exemples.P16]&amp;[Exemples.Q16]&amp;&quot;\&quot;&amp;[Exemples.R16]" office:value-type="string" office:string-value="COPY nul D:\cglocal\tools\env_gracethd\ExempleArborescence\DSPE\INFRA\A001\B001\C002\EXE-PMQ-PT000180030091-01-V1.ods" calcext:value-type="string">
            <text:p>COPY nul D:\cglocal\tools\env_gracethd\ExempleArborescence\DSPE\INFRA\A001\B001\C002\EXE-PMQ-PT000180030091-01-V1.ods</text:p>
          </table:table-cell>
        </table:table-row>
        <table:table-row table:style-name="ro4">
          <table:table-cell table:formula="of:=&quot;COPY nul &quot;&amp;[Exemples.$V$1]&amp;[Exemples.M17]&amp;[Exemples.N17]&amp;[Exemples.O17]&amp;[Exemples.P17]&amp;[Exemples.Q17]&amp;&quot;\&quot;&amp;[Exemples.R17]" office:value-type="string" office:string-value="COPY nul D:\cglocal\tools\env_gracethd\ExempleArborescence\DSPE\INFRA\A001\B001\C003\EXE-DPO-PT000180031350-01-V1.zip" calcext:value-type="string">
            <text:p>COPY nul D:\cglocal\tools\env_gracethd\ExempleArborescence\DSPE\INFRA\A001\B001\C003\EXE-DPO-PT000180031350-01-V1.zip</text:p>
          </table:table-cell>
        </table:table-row>
        <table:table-row table:style-name="ro4">
          <table:table-cell table:formula="of:=&quot;COPY nul &quot;&amp;[Exemples.$V$1]&amp;[Exemples.M18]&amp;[Exemples.N18]&amp;[Exemples.O18]&amp;[Exemples.P18]&amp;[Exemples.Q18]&amp;&quot;\&quot;&amp;[Exemples.R18]" office:value-type="string" office:string-value="COPY nul D:\cglocal\tools\env_gracethd\ExempleArborescence\DSPE\INFRA\A001\B001\C001\REC-PGC-R4DSPEA001B001C001-01-V1.dwg" calcext:value-type="string">
            <text:p>COPY nul D:\cglocal\tools\env_gracethd\ExempleArborescence\DSPE\INFRA\A001\B001\C001\REC-PGC-R4DSPEA001B001C001-01-V1.dwg</text:p>
          </table:table-cell>
        </table:table-row>
        <table:table-row table:style-name="ro4">
          <table:table-cell table:formula="of:=&quot;COPY nul &quot;&amp;[Exemples.$V$1]&amp;[Exemples.M19]&amp;[Exemples.N19]&amp;[Exemples.O19]&amp;[Exemples.P19]&amp;[Exemples.Q19]&amp;&quot;\&quot;&amp;[Exemples.R19]" office:value-type="string" office:string-value="COPY nul D:\cglocal\tools\env_gracethd\ExempleArborescence\DSPE\INFRA\A001\B001\C001\REC-PGC-R4DSPEA001B001C001-02-V1.dwg" calcext:value-type="string">
            <text:p>COPY nul D:\cglocal\tools\env_gracethd\ExempleArborescence\DSPE\INFRA\A001\B001\C001\REC-PGC-R4DSPEA001B001C001-02-V1.dwg</text:p>
          </table:table-cell>
        </table:table-row>
        <table:table-row table:style-name="ro4">
          <table:table-cell table:formula="of:=&quot;COPY nul &quot;&amp;[Exemples.$V$1]&amp;[Exemples.M20]&amp;[Exemples.N20]&amp;[Exemples.O20]&amp;[Exemples.P20]&amp;[Exemples.Q20]&amp;&quot;\&quot;&amp;[Exemples.R20]" office:value-type="string" office:string-value="COPY nul D:\cglocal\tools\env_gracethd\ExempleArborescence\DSPE\INFRA\A001\B001\C001\REC-PGC-R4DSPEA001B001C001-01-V1.pdf" calcext:value-type="string">
            <text:p>COPY nul D:\cglocal\tools\env_gracethd\ExempleArborescence\DSPE\INFRA\A001\B001\C001\REC-PGC-R4DSPEA001B001C001-01-V1.pdf</text:p>
          </table:table-cell>
        </table:table-row>
        <table:table-row table:style-name="ro4">
          <table:table-cell table:formula="of:=&quot;COPY nul &quot;&amp;[Exemples.$V$1]&amp;[Exemples.M21]&amp;[Exemples.N21]&amp;[Exemples.O21]&amp;[Exemples.P21]&amp;[Exemples.Q21]&amp;&quot;\&quot;&amp;[Exemples.R21]" office:value-type="string" office:string-value="COPY nul D:\cglocal\tools\env_gracethd\ExempleArborescence\DSPE\INFRA\A001\B001\C001\REC-PGC-R4DSPEA001B001C001-02-V1.pdf" calcext:value-type="string">
            <text:p>COPY nul D:\cglocal\tools\env_gracethd\ExempleArborescence\DSPE\INFRA\A001\B001\C001\REC-PGC-R4DSPEA001B001C001-02-V1.pdf</text:p>
          </table:table-cell>
        </table:table-row>
        <table:table-row table:style-name="ro4">
          <table:table-cell table:formula="of:=&quot;COPY nul &quot;&amp;[Exemples.$V$1]&amp;[Exemples.M22]&amp;[Exemples.N22]&amp;[Exemples.O22]&amp;[Exemples.P22]&amp;[Exemples.Q22]&amp;&quot;\&quot;&amp;[Exemples.R22]" office:value-type="string" office:string-value="COPY nul D:\cglocal\tools\env_gracethd\ExempleArborescence\DSPE\INFRA\A001\B001\C001\REC-DLV-R4DSPEA001B001C001-01-V1.zip" calcext:value-type="string">
            <text:p>COPY nul D:\cglocal\tools\env_gracethd\ExempleArborescence\DSPE\INFRA\A001\B001\C001\REC-DLV-R4DSPEA001B001C001-01-V1.zip</text:p>
          </table:table-cell>
        </table:table-row>
        <table:table-row table:style-name="ro4">
          <table:table-cell table:formula="of:=&quot;COPY nul &quot;&amp;[Exemples.$V$1]&amp;[Exemples.M23]&amp;[Exemples.N23]&amp;[Exemples.O23]&amp;[Exemples.P23]&amp;[Exemples.Q23]&amp;&quot;\&quot;&amp;[Exemples.R23]" office:value-type="string" office:string-value="COPY nul D:\cglocal\tools\env_gracethd\ExempleArborescence\DSPE\INFRA\A001\B001\C001\REC-SGC-R4DSPEA001B001C001-01-V1.dwg" calcext:value-type="string">
            <text:p>COPY nul D:\cglocal\tools\env_gracethd\ExempleArborescence\DSPE\INFRA\A001\B001\C001\REC-SGC-R4DSPEA001B001C001-01-V1.dwg</text:p>
          </table:table-cell>
        </table:table-row>
        <table:table-row table:style-name="ro4">
          <table:table-cell table:formula="of:=&quot;COPY nul &quot;&amp;[Exemples.$V$1]&amp;[Exemples.M24]&amp;[Exemples.N24]&amp;[Exemples.O24]&amp;[Exemples.P24]&amp;[Exemples.Q24]&amp;&quot;\&quot;&amp;[Exemples.R24]" office:value-type="string" office:string-value="COPY nul D:\cglocal\tools\env_gracethd\ExempleArborescence\DSPE\INFRA\A001\B001\C001\REC-SGC-R4DSPEA001B001C001-01-V1.pdf" calcext:value-type="string">
            <text:p>COPY nul D:\cglocal\tools\env_gracethd\ExempleArborescence\DSPE\INFRA\A001\B001\C001\REC-SGC-R4DSPEA001B001C001-01-V1.pdf</text:p>
          </table:table-cell>
        </table:table-row>
        <table:table-row table:style-name="ro4">
          <table:table-cell table:formula="of:=&quot;COPY nul &quot;&amp;[Exemples.$V$1]&amp;[Exemples.M25]&amp;[Exemples.N25]&amp;[Exemples.O25]&amp;[Exemples.P25]&amp;[Exemples.Q25]&amp;&quot;\&quot;&amp;[Exemples.R25]" office:value-type="string" office:string-value="COPY nul D:\cglocal\tools\env_gracethd\ExempleArborescence\DSPE\INFRA\A001\B001\C002\DIA-DPI-R4DSPEA001B001C002-01-V1.zip" calcext:value-type="string">
            <text:p>COPY nul D:\cglocal\tools\env_gracethd\ExempleArborescence\DSPE\INFRA\A001\B001\C002\DIA-DPI-R4DSPEA001B001C002-01-V1.zip</text:p>
          </table:table-cell>
        </table:table-row>
        <table:table-row table:style-name="ro4">
          <table:table-cell table:formula="of:=&quot;COPY nul &quot;&amp;[Exemples.$V$1]&amp;[Exemples.M26]&amp;[Exemples.N26]&amp;[Exemples.O26]&amp;[Exemples.P26]&amp;[Exemples.Q26]&amp;&quot;\&quot;&amp;[Exemples.R26]" office:value-type="string" office:string-value="COPY nul D:\cglocal\tools\env_gracethd\ExempleArborescence\DSPE\INFRA\A001\B001\C003\DIA-DPI-R4DSPEA001B001C003-01-V1.zip" calcext:value-type="string">
            <text:p>COPY nul D:\cglocal\tools\env_gracethd\ExempleArborescence\DSPE\INFRA\A001\B001\C003\DIA-DPI-R4DSPEA001B001C003-01-V1.zip</text:p>
          </table:table-cell>
        </table:table-row>
        <table:table-row table:style-name="ro4">
          <table:table-cell table:formula="of:=&quot;COPY nul &quot;&amp;[Exemples.$V$1]&amp;[Exemples.M27]&amp;[Exemples.N27]&amp;[Exemples.O27]&amp;[Exemples.P27]&amp;[Exemples.Q27]&amp;&quot;\&quot;&amp;[Exemples.R27]" office:value-type="string" office:string-value="COPY nul D:\cglocal\tools\env_gracethd\ExempleArborescence\DSPE\INFRA\A001\B001\C004\DIA-DPI-R4DSPEA001B001C004-01-V1.zip" calcext:value-type="string">
            <text:p>COPY nul D:\cglocal\tools\env_gracethd\ExempleArborescence\DSPE\INFRA\A001\B001\C004\DIA-DPI-R4DSPEA001B001C004-01-V1.zip</text:p>
          </table:table-cell>
        </table:table-row>
        <table:table-row table:style-name="ro4">
          <table:table-cell table:formula="of:=&quot;COPY nul &quot;&amp;[Exemples.$V$1]&amp;[Exemples.M28]&amp;[Exemples.N28]&amp;[Exemples.O28]&amp;[Exemples.P28]&amp;[Exemples.Q28]&amp;&quot;\&quot;&amp;[Exemples.R28]" office:value-type="string" office:string-value="COPY nul D:\cglocal\tools\env_gracethd\ExempleArborescence\DSPE\SITES\DBL\AVP-DBL-ZD000180030001-01-V3.zip" calcext:value-type="string">
            <text:p>COPY nul D:\cglocal\tools\env_gracethd\ExempleArborescence\DSPE\SITES\DBL\AVP-DBL-ZD000180030001-01-V3.zip</text:p>
          </table:table-cell>
        </table:table-row>
        <table:table-row table:style-name="ro4">
          <table:table-cell table:formula="of:=&quot;COPY nul &quot;&amp;[Exemples.$V$1]&amp;[Exemples.M29]&amp;[Exemples.N29]&amp;[Exemples.O29]&amp;[Exemples.P29]&amp;[Exemples.Q29]&amp;&quot;\&quot;&amp;[Exemples.R29]" office:value-type="string" office:string-value="COPY nul D:\cglocal\tools\env_gracethd\ExempleArborescence\DSPE\INFRA\A001\B001\C001\EXE-DTT-R4DSPEA001B001C001-01-V1.zip" calcext:value-type="string">
            <text:p>COPY nul D:\cglocal\tools\env_gracethd\ExempleArborescence\DSPE\INFRA\A001\B001\C001\EXE-DTT-R4DSPEA001B001C001-01-V1.zip</text:p>
          </table:table-cell>
        </table:table-row>
        <table:table-row table:style-name="ro4">
          <table:table-cell table:formula="of:=&quot;COPY nul &quot;&amp;[Exemples.$V$1]&amp;[Exemples.M30]&amp;[Exemples.N30]&amp;[Exemples.O30]&amp;[Exemples.P30]&amp;[Exemples.Q30]&amp;&quot;\&quot;&amp;[Exemples.R30]" office:value-type="string" office:string-value="COPY nul D:\cglocal\tools\env_gracethd\ExempleArborescence\DSPE\INFRA\A001\B001\C001\EXE-DAM-R4DSPEA001B001C001-01-V1.zip" calcext:value-type="string">
            <text:p>COPY nul D:\cglocal\tools\env_gracethd\ExempleArborescence\DSPE\INFRA\A001\B001\C001\EXE-DAM-R4DSPEA001B001C001-01-V1.zip</text:p>
          </table:table-cell>
        </table:table-row>
        <table:table-row table:style-name="ro4">
          <table:table-cell table:formula="of:=&quot;COPY nul &quot;&amp;[Exemples.$V$1]&amp;[Exemples.M31]&amp;[Exemples.N31]&amp;[Exemples.O31]&amp;[Exemples.P31]&amp;[Exemples.Q31]&amp;&quot;\&quot;&amp;[Exemples.R31]" office:value-type="string" office:string-value="COPY nul D:\cglocal\tools\env_gracethd\ExempleArborescence\DSPE\GENERAL\CIN\AVP-CIN-OR900000000000-01-V1.pdf" calcext:value-type="string">
            <text:p>COPY nul D:\cglocal\tools\env_gracethd\ExempleArborescence\DSPE\GENERAL\CIN\AVP-CIN-OR900000000000-01-V1.pdf</text:p>
          </table:table-cell>
        </table:table-row>
        <table:table-row table:style-name="ro4">
          <table:table-cell table:formula="of:=&quot;COPY nul &quot;&amp;[Exemples.$V$1]&amp;[Exemples.M32]&amp;[Exemples.N32]&amp;[Exemples.O32]&amp;[Exemples.P32]&amp;[Exemples.Q32]&amp;&quot;\&quot;&amp;[Exemples.R32]" office:value-type="string" office:string-value="COPY nul D:\cglocal\tools\env_gracethd\ExempleArborescence\DSPE\GENERAL\CIN\AVP-CIN-OR900000000003-01-V1.pdf" calcext:value-type="string">
            <text:p>COPY nul D:\cglocal\tools\env_gracethd\ExempleArborescence\DSPE\GENERAL\CIN\AVP-CIN-OR900000000003-01-V1.pdf</text:p>
          </table:table-cell>
        </table:table-row>
        <table:table-row table:style-name="ro4">
          <table:table-cell table:formula="of:=&quot;COPY nul &quot;&amp;[Exemples.$V$1]&amp;[Exemples.M33]&amp;[Exemples.N33]&amp;[Exemples.O33]&amp;[Exemples.P33]&amp;[Exemples.Q33]&amp;&quot;\&quot;&amp;[Exemples.R33]" office:value-type="string" office:string-value="COPY nul D:\cglocal\tools\env_gracethd\ExempleArborescence\DSPE\INFRA\A001\B001\C002\REC-DCI-R4DSPEA001B001C002-01-V1.zip" calcext:value-type="string">
            <text:p>COPY nul D:\cglocal\tools\env_gracethd\ExempleArborescence\DSPE\INFRA\A001\B001\C002\REC-DCI-R4DSPEA001B001C002-01-V1.zip</text:p>
          </table:table-cell>
        </table:table-row>
        <table:table-row table:style-name="ro4">
          <table:table-cell table:formula="of:=&quot;COPY nul &quot;&amp;[Exemples.$V$1]&amp;[Exemples.M34]&amp;[Exemples.N34]&amp;[Exemples.O34]&amp;[Exemples.P34]&amp;[Exemples.Q34]&amp;&quot;\&quot;&amp;[Exemples.R34]" office:value-type="string" office:string-value="COPY nul D:\cglocal\tools\env_gracethd\ExempleArborescence\DSPE\INFRA\A001\B001\C003\REC-DCI-R4DSPEA001B001C003-01-V2.zip" calcext:value-type="string">
            <text:p>COPY nul D:\cglocal\tools\env_gracethd\ExempleArborescence\DSPE\INFRA\A001\B001\C003\REC-DCI-R4DSPEA001B001C003-01-V2.zip</text:p>
          </table:table-cell>
        </table:table-row>
        <table:table-row table:style-name="ro4">
          <table:table-cell table:formula="of:=&quot;COPY nul &quot;&amp;[Exemples.$V$1]&amp;[Exemples.M35]&amp;[Exemples.N35]&amp;[Exemples.O35]&amp;[Exemples.P35]&amp;[Exemples.Q35]&amp;&quot;\&quot;&amp;[Exemples.R35]" office:value-type="string" office:string-value="COPY nul D:\cglocal\tools\env_gracethd\ExempleArborescence\DSPE\INFRA\A001\B001\C004\REC-DCI-R4DSPEA001B001C004-01-V1.zip" calcext:value-type="string">
            <text:p>COPY nul D:\cglocal\tools\env_gracethd\ExempleArborescence\DSPE\INFRA\A001\B001\C004\REC-DCI-R4DSPEA001B001C004-01-V1.zip</text:p>
          </table:table-cell>
        </table:table-row>
        <table:table-row table:style-name="ro4">
          <table:table-cell table:formula="of:=&quot;COPY nul &quot;&amp;[Exemples.$V$1]&amp;[Exemples.M36]&amp;[Exemples.N36]&amp;[Exemples.O36]&amp;[Exemples.P36]&amp;[Exemples.Q36]&amp;&quot;\&quot;&amp;[Exemples.R36]" office:value-type="string" office:string-value="COPY nul D:\cglocal\tools\env_gracethd\ExempleArborescence\DSPE\INFRA\A001\B001\C001\EXE-CPV-R4DSPEA001B001C001-01-V1.pdf" calcext:value-type="string">
            <text:p>COPY nul D:\cglocal\tools\env_gracethd\ExempleArborescence\DSPE\INFRA\A001\B001\C001\EXE-CPV-R4DSPEA001B001C001-01-V1.pdf</text:p>
          </table:table-cell>
        </table:table-row>
        <table:table-row table:style-name="ro4">
          <table:table-cell table:formula="of:=&quot;COPY nul &quot;&amp;[Exemples.$V$1]&amp;[Exemples.M37]&amp;[Exemples.N37]&amp;[Exemples.O37]&amp;[Exemples.P37]&amp;[Exemples.Q37]&amp;&quot;\&quot;&amp;[Exemples.R37]" office:value-type="string" office:string-value="COPY nul D:\cglocal\tools\env_gracethd\ExempleArborescence\DSPE\SITES\A002\REC-DCS-ND000018003001-01-V1.zip" calcext:value-type="string">
            <text:p>COPY nul D:\cglocal\tools\env_gracethd\ExempleArborescence\DSPE\SITES\A002\REC-DCS-ND000018003001-01-V1.zip</text:p>
          </table:table-cell>
        </table:table-row>
        <table:table-row table:style-name="ro4">
          <table:table-cell table:formula="of:=&quot;COPY nul &quot;&amp;[Exemples.$V$1]&amp;[Exemples.M38]&amp;[Exemples.N38]&amp;[Exemples.O38]&amp;[Exemples.P38]&amp;[Exemples.Q38]&amp;&quot;\&quot;&amp;[Exemples.R38]" office:value-type="string" office:string-value="COPY nul D:\cglocal\tools\env_gracethd\ExempleArborescence\DSPE\SITES\A001\B001\C004\REC-DRS-ND000180031330-01-V1.zip" calcext:value-type="string">
            <text:p>COPY nul D:\cglocal\tools\env_gracethd\ExempleArborescence\DSPE\SITES\A001\B001\C004\REC-DRS-ND000180031330-01-V1.zip</text:p>
          </table:table-cell>
        </table:table-row>
        <table:table-row table:style-name="ro4">
          <table:table-cell table:formula="of:=&quot;COPY nul &quot;&amp;[Exemples.$V$1]&amp;[Exemples.M39]&amp;[Exemples.N39]&amp;[Exemples.O39]&amp;[Exemples.P39]&amp;[Exemples.Q39]&amp;&quot;\&quot;&amp;[Exemples.R39]" office:value-type="string" office:string-value="COPY nul D:\cglocal\tools\env_gracethd\ExempleArborescence\DSPE\SITES\A002\REC-DIP-ND200180030502-01-V1.zip" calcext:value-type="string">
            <text:p>COPY nul D:\cglocal\tools\env_gracethd\ExempleArborescence\DSPE\SITES\A002\REC-DIP-ND200180030502-01-V1.zip</text:p>
          </table:table-cell>
        </table:table-row>
        <table:table-row table:style-name="ro4">
          <table:table-cell table:formula="of:=&quot;COPY nul &quot;&amp;[Exemples.$V$1]&amp;[Exemples.M40]&amp;[Exemples.N40]&amp;[Exemples.O40]&amp;[Exemples.P40]&amp;[Exemples.Q40]&amp;&quot;\&quot;&amp;[Exemples.R40]" office:value-type="string" office:string-value="COPY nul D:\cglocal\tools\env_gracethd\ExempleArborescence\DSPE\OPTIQUE\A001\REC-SOP-ND200180030502-01-V1.dwg" calcext:value-type="string">
            <text:p>COPY nul D:\cglocal\tools\env_gracethd\ExempleArborescence\DSPE\OPTIQUE\A001\REC-SOP-ND200180030502-01-V1.dwg</text:p>
          </table:table-cell>
        </table:table-row>
        <table:table-row table:style-name="ro4">
          <table:table-cell table:formula="of:=&quot;COPY nul &quot;&amp;[Exemples.$V$1]&amp;[Exemples.M41]&amp;[Exemples.N41]&amp;[Exemples.O41]&amp;[Exemples.P41]&amp;[Exemples.Q41]&amp;&quot;\&quot;&amp;[Exemples.R41]" office:value-type="string" office:string-value="COPY nul D:\cglocal\tools\env_gracethd\ExempleArborescence\DSPE\OPTIQUE\A001\B001\EXE-SBP-BP000180030675-01-V1.dwg" calcext:value-type="string">
            <text:p>COPY nul D:\cglocal\tools\env_gracethd\ExempleArborescence\DSPE\OPTIQUE\A001\B001\EXE-SBP-BP000180030675-01-V1.dwg</text:p>
          </table:table-cell>
        </table:table-row>
        <table:table-row table:style-name="ro4">
          <table:table-cell table:formula="of:=&quot;COPY nul &quot;&amp;[Exemples.$V$1]&amp;[Exemples.M42]&amp;[Exemples.N42]&amp;[Exemples.O42]&amp;[Exemples.P42]&amp;[Exemples.Q42]&amp;&quot;\&quot;&amp;[Exemples.R42]" office:value-type="string" office:string-value="COPY nul D:\cglocal\tools\env_gracethd\ExempleArborescence\DSPE\OPTIQUE\A001\B001\EXE-SBP-BP000180030091-01-V1.dwg" calcext:value-type="string">
            <text:p>COPY nul D:\cglocal\tools\env_gracethd\ExempleArborescence\DSPE\OPTIQUE\A001\B001\EXE-SBP-BP000180030091-01-V1.dwg</text:p>
          </table:table-cell>
        </table:table-row>
        <table:table-row table:style-name="ro4">
          <table:table-cell table:formula="of:=&quot;COPY nul &quot;&amp;[Exemples.$V$1]&amp;[Exemples.M43]&amp;[Exemples.N43]&amp;[Exemples.O43]&amp;[Exemples.P43]&amp;[Exemples.Q43]&amp;&quot;\&quot;&amp;[Exemples.R43]" office:value-type="string" office:string-value="COPY nul D:\cglocal\tools\env_gracethd\ExempleArborescence\DSPE\OPTIQUE\A001\B001\EXE-SRA-BA000180030508-01-V1.dwg" calcext:value-type="string">
            <text:p>COPY nul D:\cglocal\tools\env_gracethd\ExempleArborescence\DSPE\OPTIQUE\A001\B001\EXE-SRA-BA000180030508-01-V1.dwg</text:p>
          </table:table-cell>
        </table:table-row>
        <table:table-row table:style-name="ro4">
          <table:table-cell table:formula="of:=&quot;COPY nul &quot;&amp;[Exemples.$V$1]&amp;[Exemples.M44]&amp;[Exemples.N44]&amp;[Exemples.O44]&amp;[Exemples.P44]&amp;[Exemples.Q44]&amp;&quot;\&quot;&amp;[Exemples.R44]" office:value-type="string" office:string-value="COPY nul D:\cglocal\tools\env_gracethd\ExempleArborescence\DSPE\GENERAL\KEQ\EXE-KEQ-RF000000000001-01-V1.pdf" calcext:value-type="string">
            <text:p>COPY nul D:\cglocal\tools\env_gracethd\ExempleArborescence\DSPE\GENERAL\KEQ\EXE-KEQ-RF000000000001-01-V1.pdf</text:p>
          </table:table-cell>
        </table:table-row>
        <table:table-row table:style-name="ro4">
          <table:table-cell table:formula="of:=&quot;COPY nul &quot;&amp;[Exemples.$V$1]&amp;[Exemples.M45]&amp;[Exemples.N45]&amp;[Exemples.O45]&amp;[Exemples.P45]&amp;[Exemples.Q45]&amp;&quot;\&quot;&amp;[Exemples.R45]" office:value-type="string" office:string-value="COPY nul D:\cglocal\tools\env_gracethd\ExempleArborescence\DSPE\SITES\A001\B001\C004\EXE-CIM-ND000180031330-01-V1.pdf" calcext:value-type="string">
            <text:p>COPY nul D:\cglocal\tools\env_gracethd\ExempleArborescence\DSPE\SITES\A001\B001\C004\EXE-CIM-ND000180031330-01-V1.pdf</text:p>
          </table:table-cell>
        </table:table-row>
        <table:table-row table:style-name="ro4">
          <table:table-cell table:formula="of:=&quot;COPY nul &quot;&amp;[Exemples.$V$1]&amp;[Exemples.M46]&amp;[Exemples.N46]&amp;[Exemples.O46]&amp;[Exemples.P46]&amp;[Exemples.Q46]&amp;&quot;\&quot;&amp;[Exemples.R46]" office:value-type="string" office:string-value="COPY nul D:\cglocal\tools\env_gracethd\ExempleArborescence\DSPE\OPTIQUE\A001\B001\REC-MRF-RT000000000006-01-V1.sor" calcext:value-type="string">
            <text:p>COPY nul D:\cglocal\tools\env_gracethd\ExempleArborescence\DSPE\OPTIQUE\A001\B001\REC-MRF-RT000000000006-01-V1.sor</text:p>
          </table:table-cell>
        </table:table-row>
        <table:table-row table:style-name="ro4">
          <table:table-cell table:formula="of:=&quot;COPY nul &quot;&amp;[Exemples.$V$1]&amp;[Exemples.M47]&amp;[Exemples.N47]&amp;[Exemples.O47]&amp;[Exemples.P47]&amp;[Exemples.Q47]&amp;&quot;\&quot;&amp;[Exemples.R47]" office:value-type="string" office:string-value="COPY nul D:\cglocal\tools\env_gracethd\ExempleArborescence\DSPE\INFRA\A001\B001\C001\REC-MFX-R4DSPEA001B001C001-01-V1.zip" calcext:value-type="string">
            <text:p>COPY nul D:\cglocal\tools\env_gracethd\ExempleArborescence\DSPE\INFRA\A001\B001\C001\REC-MFX-R4DSPEA001B001C001-01-V1.zip</text:p>
          </table:table-cell>
        </table:table-row>
        <table:table-row table:style-name="ro4">
          <table:table-cell table:formula="of:=&quot;COPY nul &quot;&amp;[Exemples.$V$1]&amp;[Exemples.M48]&amp;[Exemples.N48]&amp;[Exemples.O48]&amp;[Exemples.P48]&amp;[Exemples.Q48]&amp;&quot;\&quot;&amp;[Exemples.R48]" office:value-type="string" office:string-value="COPY nul D:\cglocal\tools\env_gracethd\ExempleArborescence\DSPE\INFRA\A001\B001\C002\REC-MFX-R4DSPEA001B001C002-01-V1.zip" calcext:value-type="string">
            <text:p>COPY nul D:\cglocal\tools\env_gracethd\ExempleArborescence\DSPE\INFRA\A001\B001\C002\REC-MFX-R4DSPEA001B001C002-01-V1.zip</text:p>
          </table:table-cell>
        </table:table-row>
        <table:table-row table:style-name="ro4">
          <table:table-cell table:formula="of:=&quot;COPY nul &quot;&amp;[Exemples.$V$1]&amp;[Exemples.M49]&amp;[Exemples.N49]&amp;[Exemples.O49]&amp;[Exemples.P49]&amp;[Exemples.Q49]&amp;&quot;\&quot;&amp;[Exemples.R49]" office:value-type="string" office:string-value="COPY nul D:\cglocal\tools\env_gracethd\ExempleArborescence\DSPE\INFRA\A001\B001\C001\REC-RGC-R4DSPEA001B001C001-01-V1.pdf" calcext:value-type="string">
            <text:p>COPY nul D:\cglocal\tools\env_gracethd\ExempleArborescence\DSPE\INFRA\A001\B001\C001\REC-RGC-R4DSPEA001B001C001-01-V1.pdf</text:p>
          </table:table-cell>
        </table:table-row>
        <table:table-row table:style-name="ro4">
          <table:table-cell table:formula="of:=&quot;COPY nul &quot;&amp;[Exemples.$V$1]&amp;[Exemples.M50]&amp;[Exemples.N50]&amp;[Exemples.O50]&amp;[Exemples.P50]&amp;[Exemples.Q50]&amp;&quot;\&quot;&amp;[Exemples.R50]" office:value-type="string" office:string-value="COPY nul D:\cglocal\tools\env_gracethd\ExempleArborescence\DSPE\INFRA\A001\B001\C001\REC-RVR-R4DSPEA001B001C001-01-V3.pdf" calcext:value-type="string">
            <text:p>COPY nul D:\cglocal\tools\env_gracethd\ExempleArborescence\DSPE\INFRA\A001\B001\C001\REC-RVR-R4DSPEA001B001C001-01-V3.pdf</text:p>
          </table:table-cell>
        </table:table-row>
        <table:table-row table:style-name="ro4">
          <table:table-cell table:formula="of:=&quot;COPY nul &quot;&amp;[Exemples.$V$1]&amp;[Exemples.M51]&amp;[Exemples.N51]&amp;[Exemples.O51]&amp;[Exemples.P51]&amp;[Exemples.Q51]&amp;&quot;\&quot;&amp;[Exemples.R51]" office:value-type="string" office:string-value="COPY nul D:\cglocal\tools\env_gracethd\ExempleArborescence\DSPE\GENERAL\DLG\REC-DLG-R2DSPEA001-01-V2.zip" calcext:value-type="string">
            <text:p>COPY nul D:\cglocal\tools\env_gracethd\ExempleArborescence\DSPE\GENERAL\DLG\REC-DLG-R2DSPEA001-01-V2.zip</text:p>
          </table:table-cell>
        </table:table-row>
        <table:table-row table:style-name="ro4">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3]&amp;[Exemples.N53]&amp;[Exemples.O53]&amp;[Exemples.P53]&amp;[Exemples.Q53]&amp;&quot;\&quot;&amp;[Exemples.R5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4]&amp;[Exemples.N54]&amp;[Exemples.O54]&amp;[Exemples.P54]&amp;[Exemples.Q54]&amp;&quot;\&quot;&amp;[Exemples.R5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5]&amp;[Exemples.N55]&amp;[Exemples.O55]&amp;[Exemples.P55]&amp;[Exemples.Q55]&amp;&quot;\&quot;&amp;[Exemples.R5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6]&amp;[Exemples.N56]&amp;[Exemples.O56]&amp;[Exemples.P56]&amp;[Exemples.Q56]&amp;&quot;\&quot;&amp;[Exemples.R5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7]&amp;[Exemples.N57]&amp;[Exemples.O57]&amp;[Exemples.P57]&amp;[Exemples.Q57]&amp;&quot;\&quot;&amp;[Exemples.R5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8]&amp;[Exemples.N58]&amp;[Exemples.O58]&amp;[Exemples.P58]&amp;[Exemples.Q58]&amp;&quot;\&quot;&amp;[Exemples.R5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9]&amp;[Exemples.N59]&amp;[Exemples.O59]&amp;[Exemples.P59]&amp;[Exemples.Q59]&amp;&quot;\&quot;&amp;[Exemples.R5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0]&amp;[Exemples.N60]&amp;[Exemples.O60]&amp;[Exemples.P60]&amp;[Exemples.Q60]&amp;&quot;\&quot;&amp;[Exemples.R6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1]&amp;[Exemples.N61]&amp;[Exemples.O61]&amp;[Exemples.P61]&amp;[Exemples.Q61]&amp;&quot;\&quot;&amp;[Exemples.R6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2]&amp;[Exemples.N62]&amp;[Exemples.O62]&amp;[Exemples.P62]&amp;[Exemples.Q62]&amp;&quot;\&quot;&amp;[Exemples.R6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3]&amp;[Exemples.N63]&amp;[Exemples.O63]&amp;[Exemples.P63]&amp;[Exemples.Q63]&amp;&quot;\&quot;&amp;[Exemples.R6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4]&amp;[Exemples.N64]&amp;[Exemples.O64]&amp;[Exemples.P64]&amp;[Exemples.Q64]&amp;&quot;\&quot;&amp;[Exemples.R6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5]&amp;[Exemples.N65]&amp;[Exemples.O65]&amp;[Exemples.P65]&amp;[Exemples.Q65]&amp;&quot;\&quot;&amp;[Exemples.R6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6]&amp;[Exemples.N66]&amp;[Exemples.O66]&amp;[Exemples.P66]&amp;[Exemples.Q66]&amp;&quot;\&quot;&amp;[Exemples.R6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7]&amp;[Exemples.N67]&amp;[Exemples.O67]&amp;[Exemples.P67]&amp;[Exemples.Q67]&amp;&quot;\&quot;&amp;[Exemples.R6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8]&amp;[Exemples.N68]&amp;[Exemples.O68]&amp;[Exemples.P68]&amp;[Exemples.Q68]&amp;&quot;\&quot;&amp;[Exemples.R6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9]&amp;[Exemples.N69]&amp;[Exemples.O69]&amp;[Exemples.P69]&amp;[Exemples.Q69]&amp;&quot;\&quot;&amp;[Exemples.R6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0]&amp;[Exemples.N70]&amp;[Exemples.O70]&amp;[Exemples.P70]&amp;[Exemples.Q70]&amp;&quot;\&quot;&amp;[Exemples.R7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1]&amp;[Exemples.N71]&amp;[Exemples.O71]&amp;[Exemples.P71]&amp;[Exemples.Q71]&amp;&quot;\&quot;&amp;[Exemples.R7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2]&amp;[Exemples.N72]&amp;[Exemples.O72]&amp;[Exemples.P72]&amp;[Exemples.Q72]&amp;&quot;\&quot;&amp;[Exemples.R7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3]&amp;[Exemples.N73]&amp;[Exemples.O73]&amp;[Exemples.P73]&amp;[Exemples.Q73]&amp;&quot;\&quot;&amp;[Exemples.R7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4]&amp;[Exemples.N74]&amp;[Exemples.O74]&amp;[Exemples.P74]&amp;[Exemples.Q74]&amp;&quot;\&quot;&amp;[Exemples.R7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5]&amp;[Exemples.N75]&amp;[Exemples.O75]&amp;[Exemples.P75]&amp;[Exemples.Q75]&amp;&quot;\&quot;&amp;[Exemples.R7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6]&amp;[Exemples.N76]&amp;[Exemples.O76]&amp;[Exemples.P76]&amp;[Exemples.Q76]&amp;&quot;\&quot;&amp;[Exemples.R7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7]&amp;[Exemples.N77]&amp;[Exemples.O77]&amp;[Exemples.P77]&amp;[Exemples.Q77]&amp;&quot;\&quot;&amp;[Exemples.R7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8]&amp;[Exemples.N78]&amp;[Exemples.O78]&amp;[Exemples.P78]&amp;[Exemples.Q78]&amp;&quot;\&quot;&amp;[Exemples.R7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9]&amp;[Exemples.N79]&amp;[Exemples.O79]&amp;[Exemples.P79]&amp;[Exemples.Q79]&amp;&quot;\&quot;&amp;[Exemples.R7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0]&amp;[Exemples.N80]&amp;[Exemples.O80]&amp;[Exemples.P80]&amp;[Exemples.Q80]&amp;&quot;\&quot;&amp;[Exemples.R8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1]&amp;[Exemples.N81]&amp;[Exemples.O81]&amp;[Exemples.P81]&amp;[Exemples.Q81]&amp;&quot;\&quot;&amp;[Exemples.R8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2]&amp;[Exemples.N82]&amp;[Exemples.O82]&amp;[Exemples.P82]&amp;[Exemples.Q82]&amp;&quot;\&quot;&amp;[Exemples.R8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3]&amp;[Exemples.N83]&amp;[Exemples.O83]&amp;[Exemples.P83]&amp;[Exemples.Q83]&amp;&quot;\&quot;&amp;[Exemples.R8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4]&amp;[Exemples.N84]&amp;[Exemples.O84]&amp;[Exemples.P84]&amp;[Exemples.Q84]&amp;&quot;\&quot;&amp;[Exemples.R8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5]&amp;[Exemples.N85]&amp;[Exemples.O85]&amp;[Exemples.P85]&amp;[Exemples.Q85]&amp;&quot;\&quot;&amp;[Exemples.R8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6]&amp;[Exemples.N86]&amp;[Exemples.O86]&amp;[Exemples.P86]&amp;[Exemples.Q86]&amp;&quot;\&quot;&amp;[Exemples.R8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7]&amp;[Exemples.N87]&amp;[Exemples.O87]&amp;[Exemples.P87]&amp;[Exemples.Q87]&amp;&quot;\&quot;&amp;[Exemples.R8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8]&amp;[Exemples.N88]&amp;[Exemples.O88]&amp;[Exemples.P88]&amp;[Exemples.Q88]&amp;&quot;\&quot;&amp;[Exemples.R8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9]&amp;[Exemples.N89]&amp;[Exemples.O89]&amp;[Exemples.P89]&amp;[Exemples.Q89]&amp;&quot;\&quot;&amp;[Exemples.R8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0]&amp;[Exemples.N90]&amp;[Exemples.O90]&amp;[Exemples.P90]&amp;[Exemples.Q90]&amp;&quot;\&quot;&amp;[Exemples.R9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1]&amp;[Exemples.N91]&amp;[Exemples.O91]&amp;[Exemples.P91]&amp;[Exemples.Q91]&amp;&quot;\&quot;&amp;[Exemples.R9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2]&amp;[Exemples.N92]&amp;[Exemples.O92]&amp;[Exemples.P92]&amp;[Exemples.Q92]&amp;&quot;\&quot;&amp;[Exemples.R9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3]&amp;[Exemples.N93]&amp;[Exemples.O93]&amp;[Exemples.P93]&amp;[Exemples.Q93]&amp;&quot;\&quot;&amp;[Exemples.R9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4]&amp;[Exemples.N94]&amp;[Exemples.O94]&amp;[Exemples.P94]&amp;[Exemples.Q94]&amp;&quot;\&quot;&amp;[Exemples.R9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5]&amp;[Exemples.N95]&amp;[Exemples.O95]&amp;[Exemples.P95]&amp;[Exemples.Q95]&amp;&quot;\&quot;&amp;[Exemples.R9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6]&amp;[Exemples.N96]&amp;[Exemples.O96]&amp;[Exemples.P96]&amp;[Exemples.Q96]&amp;&quot;\&quot;&amp;[Exemples.R9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7]&amp;[Exemples.N97]&amp;[Exemples.O97]&amp;[Exemples.P97]&amp;[Exemples.Q97]&amp;&quot;\&quot;&amp;[Exemples.R9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8]&amp;[Exemples.N98]&amp;[Exemples.O98]&amp;[Exemples.P98]&amp;[Exemples.Q98]&amp;&quot;\&quot;&amp;[Exemples.R9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9]&amp;[Exemples.N99]&amp;[Exemples.O99]&amp;[Exemples.P99]&amp;[Exemples.Q99]&amp;&quot;\&quot;&amp;[Exemples.R9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0]&amp;[Exemples.N100]&amp;[Exemples.O100]&amp;[Exemples.P100]&amp;[Exemples.Q100]&amp;&quot;\&quot;&amp;[Exemples.R10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1]&amp;[Exemples.N101]&amp;[Exemples.O101]&amp;[Exemples.P101]&amp;[Exemples.Q101]&amp;&quot;\&quot;&amp;[Exemples.R10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2]&amp;[Exemples.N102]&amp;[Exemples.O102]&amp;[Exemples.P102]&amp;[Exemples.Q102]&amp;&quot;\&quot;&amp;[Exemples.R10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3]&amp;[Exemples.N103]&amp;[Exemples.O103]&amp;[Exemples.P103]&amp;[Exemples.Q103]&amp;&quot;\&quot;&amp;[Exemples.R10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4]&amp;[Exemples.N104]&amp;[Exemples.O104]&amp;[Exemples.P104]&amp;[Exemples.Q104]&amp;&quot;\&quot;&amp;[Exemples.R10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5]&amp;[Exemples.N105]&amp;[Exemples.O105]&amp;[Exemples.P105]&amp;[Exemples.Q105]&amp;&quot;\&quot;&amp;[Exemples.R10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6]&amp;[Exemples.N106]&amp;[Exemples.O106]&amp;[Exemples.P106]&amp;[Exemples.Q106]&amp;&quot;\&quot;&amp;[Exemples.R10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7]&amp;[Exemples.N107]&amp;[Exemples.O107]&amp;[Exemples.P107]&amp;[Exemples.Q107]&amp;&quot;\&quot;&amp;[Exemples.R10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8]&amp;[Exemples.N108]&amp;[Exemples.O108]&amp;[Exemples.P108]&amp;[Exemples.Q108]&amp;&quot;\&quot;&amp;[Exemples.R10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9]&amp;[Exemples.N109]&amp;[Exemples.O109]&amp;[Exemples.P109]&amp;[Exemples.Q109]&amp;&quot;\&quot;&amp;[Exemples.R10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0]&amp;[Exemples.N110]&amp;[Exemples.O110]&amp;[Exemples.P110]&amp;[Exemples.Q110]&amp;&quot;\&quot;&amp;[Exemples.R11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1]&amp;[Exemples.N111]&amp;[Exemples.O111]&amp;[Exemples.P111]&amp;[Exemples.Q111]&amp;&quot;\&quot;&amp;[Exemples.R11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2]&amp;[Exemples.N112]&amp;[Exemples.O112]&amp;[Exemples.P112]&amp;[Exemples.Q112]&amp;&quot;\&quot;&amp;[Exemples.R11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3]&amp;[Exemples.N113]&amp;[Exemples.O113]&amp;[Exemples.P113]&amp;[Exemples.Q113]&amp;&quot;\&quot;&amp;[Exemples.R11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4]&amp;[Exemples.N114]&amp;[Exemples.O114]&amp;[Exemples.P114]&amp;[Exemples.Q114]&amp;&quot;\&quot;&amp;[Exemples.R11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5]&amp;[Exemples.N115]&amp;[Exemples.O115]&amp;[Exemples.P115]&amp;[Exemples.Q115]&amp;&quot;\&quot;&amp;[Exemples.R11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6]&amp;[Exemples.N116]&amp;[Exemples.O116]&amp;[Exemples.P116]&amp;[Exemples.Q116]&amp;&quot;\&quot;&amp;[Exemples.R116]" office:value-type="string" office:string-value="COPY nul D:\cglocal\tools\env_gracethd\ExempleArborescence\" calcext:value-type="string">
            <text:p>COPY nul D:\cglocal\tools\env_gracethd\ExempleArborescence\</text:p>
          </table:table-cell>
        </table:table-row>
      </table:table>
      <table:table table:name="URL_exemple" table:style-name="ta1">
        <table:table-column table:style-name="co45" table:default-cell-style-name="Default"/>
        <table:table-column table:style-name="co46" table:default-cell-style-name="Default"/>
        <table:table-column table:style-name="co47" table:default-cell-style-name="Default"/>
        <table:table-row table:style-name="ro4">
          <table:table-cell table:style-name="ce62" office:value-type="string" calcext:value-type="string">
            <text:p>do_ref</text:p>
          </table:table-cell>
          <table:table-cell table:style-name="ce62" office:value-type="string" calcext:value-type="string">
            <text:p>do_url1</text:p>
          </table:table-cell>
          <table:table-cell table:style-name="ce62" office:value-type="string" calcext:value-type="string">
            <text:p>do_url2</text:p>
          </table:table-cell>
        </table:table-row>
        <table:table-row table:style-name="ro4">
          <table:table-cell office:value-type="string" calcext:value-type="string">
            <text:p>REC-DIG-R1DSPE-01-V1</text:p>
          </table:table-cell>
          <table:table-cell office:value-type="string" calcext:value-type="string">
            <text:p>\DSPE\GENERAL\DIG\REC-DIG-R1DSPE-01-V1.odt</text:p>
          </table:table-cell>
          <table:table-cell office:value-type="string" calcext:value-type="string">
            <text:p>\DSPE\GENERAL\DIG\REC-DIG-R1DSPE-01-V1.pdf</text:p>
          </table:table-cell>
        </table:table-row>
        <table:table-row table:style-name="ro4">
          <table:table-cell office:value-type="string" calcext:value-type="string">
            <text:p>REC-ETU-R3DSPEA001B001-01-V1</text:p>
          </table:table-cell>
          <table:table-cell office:value-type="string" calcext:value-type="string">
            <text:p>\DSPE\GENERAL\ETU\REC-ETU-R3DSPEA001B001-01-V1.pdf</text:p>
          </table:table-cell>
          <table:table-cell/>
        </table:table-row>
        <table:table-row table:style-name="ro4">
          <table:table-cell office:value-type="string" calcext:value-type="string">
            <text:p>EXE-ETU-R3DSPEA001B001-01-V1</text:p>
          </table:table-cell>
          <table:table-cell office:value-type="string" calcext:value-type="string">
            <text:p>\DSPE\GENERAL\ETU\EXE-ETU-R3DSPEA001B001-01-V1.pdf</text:p>
          </table:table-cell>
          <table:table-cell/>
        </table:table-row>
        <table:table-row table:style-name="ro4">
          <table:table-cell office:value-type="string" calcext:value-type="string">
            <text:p>REC-PSI-ZN000180030001-01-V1</text:p>
          </table:table-cell>
          <table:table-cell office:value-type="string" calcext:value-type="string">
            <text:p>\DSPE\INFRA\A001\REC-PSI-ZN000180030001-01-V1.pdf</text:p>
          </table:table-cell>
          <table:table-cell/>
        </table:table-row>
        <table:table-row table:style-name="ro4">
          <table:table-cell office:value-type="string" calcext:value-type="string">
            <text:p>REC-PPH-R2DSPEA001-01-V1</text:p>
          </table:table-cell>
          <table:table-cell office:value-type="string" calcext:value-type="string">
            <text:p>\DSPE\GENERAL\PPH\REC-PPH-R2DSPEA001-01-V1.pdf</text:p>
          </table:table-cell>
          <table:table-cell/>
        </table:table-row>
        <table:table-row table:style-name="ro4">
          <table:table-cell office:value-type="string" calcext:value-type="string">
            <text:p>REC-PCB-ZS000000000007-01-V1</text:p>
          </table:table-cell>
          <table:table-cell office:value-type="string" calcext:value-type="string">
            <text:p>\DSPE\INFRA\A001\REC-PCB-ZS000000000007-01-V1.pdf</text:p>
          </table:table-cell>
          <table:table-cell/>
        </table:table-row>
        <table:table-row table:style-name="ro4">
          <table:table-cell office:value-type="string" calcext:value-type="string">
            <text:p>EXE-PMQ-PT000180030064-01-V1</text:p>
          </table:table-cell>
          <table:table-cell office:value-type="string" calcext:value-type="string">
            <text:p>\DSPE\INFRA\A001\B001\C002\EXE-PMQ-PT000180030064-01-V1.xls</text:p>
          </table:table-cell>
          <table:table-cell office:value-type="string" calcext:value-type="string">
            <text:p>\DSPE\INFRA\A001\B001\C002\EXE-PMQ-PT000180030064-01-V1.pdf</text:p>
          </table:table-cell>
        </table:table-row>
        <table:table-row table:style-name="ro4">
          <table:table-cell office:value-type="string" calcext:value-type="string">
            <text:p>EXE-PMQ-PT000180030065-01-V1</text:p>
          </table:table-cell>
          <table:table-cell office:value-type="string" calcext:value-type="string">
            <text:p>\DSPE\INFRA\A001\B001\C002\EXE-PMQ-PT000180030065-01-V1.xls</text:p>
          </table:table-cell>
          <table:table-cell office:value-type="string" calcext:value-type="string">
            <text:p>\DSPE\INFRA\A001\B001\C002\EXE-PMQ-PT000180030065-01-V1.pdf</text:p>
          </table:table-cell>
        </table:table-row>
        <table:table-row table:style-name="ro4">
          <table:table-cell office:value-type="string" calcext:value-type="string">
            <text:p>EXE-PMQ-PT000180030072-01-V1</text:p>
          </table:table-cell>
          <table:table-cell office:value-type="string" calcext:value-type="string">
            <text:p>\DSPE\INFRA\A001\B001\C002\EXE-PMQ-PT000180030072-01-V1.xls</text:p>
          </table:table-cell>
          <table:table-cell office:value-type="string" calcext:value-type="string">
            <text:p>\DSPE\INFRA\A001\B001\C002\EXE-PMQ-PT000180030072-01-V1.pdf</text:p>
          </table:table-cell>
        </table:table-row>
        <table:table-row table:style-name="ro4">
          <table:table-cell office:value-type="string" calcext:value-type="string">
            <text:p>EXE-PMQ-PT000180030091-01-V1</text:p>
          </table:table-cell>
          <table:table-cell office:value-type="string" calcext:value-type="string">
            <text:p>\DSPE\INFRA\A001\B001\C002\EXE-PMQ-PT000180030091-01-V1.ods</text:p>
          </table:table-cell>
          <table:table-cell office:value-type="string" calcext:value-type="string">
            <text:p>\DSPE\INFRA\A001\B001\C002\EXE-PMQ-PT000180030091-01-V1.pdf</text:p>
          </table:table-cell>
        </table:table-row>
        <table:table-row table:style-name="ro4">
          <table:table-cell office:value-type="string" calcext:value-type="string">
            <text:p>EXE-DPO-PT000180031350-01-V1</text:p>
          </table:table-cell>
          <table:table-cell office:value-type="string" calcext:value-type="string">
            <text:p>\DSPE\INFRA\A001\B001\C003\EXE-DPO-PT000180031350-01-V1.zip</text:p>
          </table:table-cell>
          <table:table-cell/>
        </table:table-row>
        <table:table-row table:style-name="ro4">
          <table:table-cell office:value-type="string" calcext:value-type="string">
            <text:p>REC-PGC-R4DSPEA001B001C001-01-V1</text:p>
          </table:table-cell>
          <table:table-cell office:value-type="string" calcext:value-type="string">
            <text:p>\DSPE\INFRA\A001\B001\C001\REC-PGC-R4DSPEA001B001C001-01-V1.dwg</text:p>
          </table:table-cell>
          <table:table-cell office:value-type="string" calcext:value-type="string">
            <text:p>\DSPE\INFRA\A001\B001\C001\REC-PGC-R4DSPEA001B001C001-01-V1.pdf</text:p>
          </table:table-cell>
        </table:table-row>
        <table:table-row table:style-name="ro4">
          <table:table-cell office:value-type="string" calcext:value-type="string">
            <text:p>REC-PGC-R4DSPEA001B001C001-02-V1</text:p>
          </table:table-cell>
          <table:table-cell office:value-type="string" calcext:value-type="string">
            <text:p>\DSPE\INFRA\A001\B001\C001\REC-PGC-R4DSPEA001B001C001-02-V1.dwg</text:p>
          </table:table-cell>
          <table:table-cell office:value-type="string" calcext:value-type="string">
            <text:p>\DSPE\INFRA\A001\B001\C001\REC-PGC-R4DSPEA001B001C001-02-V1.pdf</text:p>
          </table:table-cell>
        </table:table-row>
        <table:table-row table:style-name="ro4">
          <table:table-cell office:value-type="string" calcext:value-type="string">
            <text:p>REC-DLV-R4DSPEA001B001C001-01-V1</text:p>
          </table:table-cell>
          <table:table-cell office:value-type="string" calcext:value-type="string">
            <text:p>\DSPE\INFRA\A001\B001\C001\REC-DLV-R4DSPEA001B001C001-01-V1.zip</text:p>
          </table:table-cell>
          <table:table-cell/>
        </table:table-row>
        <table:table-row table:style-name="ro4">
          <table:table-cell office:value-type="string" calcext:value-type="string">
            <text:p>REC-SGC-R4DSPEA001B001C001-01-V1</text:p>
          </table:table-cell>
          <table:table-cell office:value-type="string" calcext:value-type="string">
            <text:p>\DSPE\INFRA\A001\B001\C001\REC-SGC-R4DSPEA001B001C001-01-V1.dwg</text:p>
          </table:table-cell>
          <table:table-cell office:value-type="string" calcext:value-type="string">
            <text:p>\DSPE\INFRA\A001\B001\C001\REC-SGC-R4DSPEA001B001C001-01-V1.pdf</text:p>
          </table:table-cell>
        </table:table-row>
        <table:table-row table:style-name="ro4">
          <table:table-cell office:value-type="string" calcext:value-type="string">
            <text:p>DIA-DPI-R4DSPEA001B001C002-01-V1</text:p>
          </table:table-cell>
          <table:table-cell office:value-type="string" calcext:value-type="string">
            <text:p>\DSPE\INFRA\A001\B001\C002\DIA-DPI-R4DSPEA001B001C002-01-V1.zip</text:p>
          </table:table-cell>
          <table:table-cell/>
        </table:table-row>
        <table:table-row table:style-name="ro4">
          <table:table-cell office:value-type="string" calcext:value-type="string">
            <text:p>DIA-DPI-R4DSPEA001B001C003-01-V1</text:p>
          </table:table-cell>
          <table:table-cell office:value-type="string" calcext:value-type="string">
            <text:p>\DSPE\INFRA\A001\B001\C003\DIA-DPI-R4DSPEA001B001C003-01-V1.zip</text:p>
          </table:table-cell>
          <table:table-cell/>
        </table:table-row>
        <table:table-row table:style-name="ro4">
          <table:table-cell office:value-type="string" calcext:value-type="string">
            <text:p>DIA-DPI-R4DSPEA001B001C004-01-V1</text:p>
          </table:table-cell>
          <table:table-cell office:value-type="string" calcext:value-type="string">
            <text:p>\DSPE\INFRA\A001\B001\C004\DIA-DPI-R4DSPEA001B001C004-01-V1.zip</text:p>
          </table:table-cell>
          <table:table-cell/>
        </table:table-row>
        <table:table-row table:style-name="ro4">
          <table:table-cell office:value-type="string" calcext:value-type="string">
            <text:p>AVP-DBL-ZD000180030001-01-V3</text:p>
          </table:table-cell>
          <table:table-cell office:value-type="string" calcext:value-type="string">
            <text:p>\DSPE\SITES\DBL\AVP-DBL-ZD000180030001-01-V3.zip</text:p>
          </table:table-cell>
          <table:table-cell/>
        </table:table-row>
        <table:table-row table:style-name="ro4">
          <table:table-cell office:value-type="string" calcext:value-type="string">
            <text:p>EXE-DTT-R4DSPEA001B001C001-01-V1</text:p>
          </table:table-cell>
          <table:table-cell office:value-type="string" calcext:value-type="string">
            <text:p>\DSPE\INFRA\A001\B001\C001\EXE-DTT-R4DSPEA001B001C001-01-V1.zip</text:p>
          </table:table-cell>
          <table:table-cell/>
        </table:table-row>
        <table:table-row table:style-name="ro4">
          <table:table-cell office:value-type="string" calcext:value-type="string">
            <text:p>EXE-DAM-R4DSPEA001B001C001-01-V1</text:p>
          </table:table-cell>
          <table:table-cell office:value-type="string" calcext:value-type="string">
            <text:p>\DSPE\INFRA\A001\B001\C001\EXE-DAM-R4DSPEA001B001C001-01-V1.zip</text:p>
          </table:table-cell>
          <table:table-cell/>
        </table:table-row>
        <table:table-row table:style-name="ro4">
          <table:table-cell office:value-type="string" calcext:value-type="string">
            <text:p>AVP-CIN-OR900000000000-01-V1</text:p>
          </table:table-cell>
          <table:table-cell office:value-type="string" calcext:value-type="string">
            <text:p>\DSPE\GENERAL\CIN\AVP-CIN-OR900000000000-01-V1.pdf</text:p>
          </table:table-cell>
          <table:table-cell/>
        </table:table-row>
        <table:table-row table:style-name="ro4">
          <table:table-cell office:value-type="string" calcext:value-type="string">
            <text:p>AVP-CIN-OR900000000003-01-V1</text:p>
          </table:table-cell>
          <table:table-cell office:value-type="string" calcext:value-type="string">
            <text:p>\DSPE\GENERAL\CIN\AVP-CIN-OR900000000003-01-V1.pdf</text:p>
          </table:table-cell>
          <table:table-cell/>
        </table:table-row>
        <table:table-row table:style-name="ro4">
          <table:table-cell office:value-type="string" calcext:value-type="string">
            <text:p>REC-DCI-R4DSPEA001B001C002-01-V1</text:p>
          </table:table-cell>
          <table:table-cell office:value-type="string" calcext:value-type="string">
            <text:p>\DSPE\INFRA\A001\B001\C002\REC-DCI-R4DSPEA001B001C002-01-V1.zip</text:p>
          </table:table-cell>
          <table:table-cell/>
        </table:table-row>
        <table:table-row table:style-name="ro4">
          <table:table-cell office:value-type="string" calcext:value-type="string">
            <text:p>REC-DCI-R4DSPEA001B001C003-01-V2</text:p>
          </table:table-cell>
          <table:table-cell office:value-type="string" calcext:value-type="string">
            <text:p>\DSPE\INFRA\A001\B001\C003\REC-DCI-R4DSPEA001B001C003-01-V2.zip</text:p>
          </table:table-cell>
          <table:table-cell/>
        </table:table-row>
        <table:table-row table:style-name="ro4">
          <table:table-cell office:value-type="string" calcext:value-type="string">
            <text:p>REC-DCI-R4DSPEA001B001C004-01-V1</text:p>
          </table:table-cell>
          <table:table-cell office:value-type="string" calcext:value-type="string">
            <text:p>\DSPE\INFRA\A001\B001\C004\REC-DCI-R4DSPEA001B001C004-01-V1.zip</text:p>
          </table:table-cell>
          <table:table-cell/>
        </table:table-row>
        <table:table-row table:style-name="ro4">
          <table:table-cell office:value-type="string" calcext:value-type="string">
            <text:p>EXE-CPV-R4DSPEA001B001C001-01-V1</text:p>
          </table:table-cell>
          <table:table-cell office:value-type="string" calcext:value-type="string">
            <text:p>\DSPE\INFRA\A001\B001\C001\EXE-CPV-R4DSPEA001B001C001-01-V1.pdf</text:p>
          </table:table-cell>
          <table:table-cell/>
        </table:table-row>
        <table:table-row table:style-name="ro4">
          <table:table-cell office:value-type="string" calcext:value-type="string">
            <text:p>REC-DCS-ND000018003001-01-V1</text:p>
          </table:table-cell>
          <table:table-cell office:value-type="string" calcext:value-type="string">
            <text:p>\DSPE\SITES\A002\REC-DCS-ND000018003001-01-V1.zip</text:p>
          </table:table-cell>
          <table:table-cell/>
        </table:table-row>
        <table:table-row table:style-name="ro4">
          <table:table-cell office:value-type="string" calcext:value-type="string">
            <text:p>REC-DRS-ND000180031330-01-V1</text:p>
          </table:table-cell>
          <table:table-cell office:value-type="string" calcext:value-type="string">
            <text:p>\DSPE\SITES\A001\B001\C004\REC-DRS-ND000180031330-01-V1.zip</text:p>
          </table:table-cell>
          <table:table-cell/>
        </table:table-row>
        <table:table-row table:style-name="ro4">
          <table:table-cell office:value-type="string" calcext:value-type="string">
            <text:p>REC-DIP-ND200180030502-01-V1</text:p>
          </table:table-cell>
          <table:table-cell office:value-type="string" calcext:value-type="string">
            <text:p>\DSPE\SITES\A002\REC-DIP-ND200180030502-01-V1.zip</text:p>
          </table:table-cell>
          <table:table-cell/>
        </table:table-row>
        <table:table-row table:style-name="ro4">
          <table:table-cell office:value-type="string" calcext:value-type="string">
            <text:p>REC-SOP-ND200180030502-01-V1</text:p>
          </table:table-cell>
          <table:table-cell office:value-type="string" calcext:value-type="string">
            <text:p>\DSPE\OPTIQUE\A001\REC-SOP-ND200180030502-01-V1.dwg</text:p>
          </table:table-cell>
          <table:table-cell/>
        </table:table-row>
        <table:table-row table:style-name="ro4">
          <table:table-cell office:value-type="string" calcext:value-type="string">
            <text:p>EXE-SBP-BP000180030675-01-V1</text:p>
          </table:table-cell>
          <table:table-cell office:value-type="string" calcext:value-type="string">
            <text:p>\DSPE\OPTIQUE\A001\B001\EXE-SBP-BP000180030675-01-V1.dwg</text:p>
          </table:table-cell>
          <table:table-cell/>
        </table:table-row>
        <table:table-row table:style-name="ro4">
          <table:table-cell office:value-type="string" calcext:value-type="string">
            <text:p>EXE-SBP-BP000180030091-01-V1</text:p>
          </table:table-cell>
          <table:table-cell office:value-type="string" calcext:value-type="string">
            <text:p>\DSPE\OPTIQUE\A001\B001\EXE-SBP-BP000180030091-01-V1.dwg</text:p>
          </table:table-cell>
          <table:table-cell/>
        </table:table-row>
        <table:table-row table:style-name="ro4">
          <table:table-cell office:value-type="string" calcext:value-type="string">
            <text:p>EXE-SRA-BA000180030508-01-V1</text:p>
          </table:table-cell>
          <table:table-cell office:value-type="string" calcext:value-type="string">
            <text:p>\DSPE\OPTIQUE\A001\B001\EXE-SRA-BA000180030508-01-V1.dwg</text:p>
          </table:table-cell>
          <table:table-cell/>
        </table:table-row>
        <table:table-row table:style-name="ro4">
          <table:table-cell office:value-type="string" calcext:value-type="string">
            <text:p>EXE-KEQ-RF000000000001-01-V1</text:p>
          </table:table-cell>
          <table:table-cell office:value-type="string" calcext:value-type="string">
            <text:p>\DSPE\GENERAL\KEQ\EXE-KEQ-RF000000000001-01-V1.pdf</text:p>
          </table:table-cell>
          <table:table-cell/>
        </table:table-row>
        <table:table-row table:style-name="ro4">
          <table:table-cell office:value-type="string" calcext:value-type="string">
            <text:p>EXE-CIM-ND000180031330-01-V1</text:p>
          </table:table-cell>
          <table:table-cell office:value-type="string" calcext:value-type="string">
            <text:p>\DSPE\SITES\A001\B001\C004\EXE-CIM-ND000180031330-01-V1.pdf</text:p>
          </table:table-cell>
          <table:table-cell/>
        </table:table-row>
        <table:table-row table:style-name="ro4">
          <table:table-cell office:value-type="string" calcext:value-type="string">
            <text:p>REC-MRF-RT000000000006-01-V1</text:p>
          </table:table-cell>
          <table:table-cell office:value-type="string" calcext:value-type="string">
            <text:p>\DSPE\OPTIQUE\A001\B001\REC-MRF-RT000000000006-01-V1.sor</text:p>
          </table:table-cell>
          <table:table-cell/>
        </table:table-row>
        <table:table-row table:style-name="ro4">
          <table:table-cell office:value-type="string" calcext:value-type="string">
            <text:p>REC-MFX-R4DSPEA001B001C001-01-V1</text:p>
          </table:table-cell>
          <table:table-cell office:value-type="string" calcext:value-type="string">
            <text:p>\DSPE\INFRA\A001\B001\C001\REC-MFX-R4DSPEA001B001C001-01-V1.zip</text:p>
          </table:table-cell>
          <table:table-cell/>
        </table:table-row>
        <table:table-row table:style-name="ro4">
          <table:table-cell office:value-type="string" calcext:value-type="string">
            <text:p>REC-MFX-R4DSPEA001B001C002-01-V1</text:p>
          </table:table-cell>
          <table:table-cell office:value-type="string" calcext:value-type="string">
            <text:p>\DSPE\INFRA\A001\B001\C002\REC-MFX-R4DSPEA001B001C002-01-V1.zip</text:p>
          </table:table-cell>
          <table:table-cell/>
        </table:table-row>
        <table:table-row table:style-name="ro4">
          <table:table-cell office:value-type="string" calcext:value-type="string">
            <text:p>REC-RGC-R4DSPEA001B001C001-01-V1</text:p>
          </table:table-cell>
          <table:table-cell office:value-type="string" calcext:value-type="string">
            <text:p>\DSPE\INFRA\A001\B001\C001\REC-RGC-R4DSPEA001B001C001-01-V1.pdf</text:p>
          </table:table-cell>
          <table:table-cell/>
        </table:table-row>
        <table:table-row table:style-name="ro4">
          <table:table-cell office:value-type="string" calcext:value-type="string">
            <text:p>REC-RVR-R4DSPEA001B001C001-01-V3</text:p>
          </table:table-cell>
          <table:table-cell office:value-type="string" calcext:value-type="string">
            <text:p>\DSPE\INFRA\A001\B001\C001\REC-RVR-R4DSPEA001B001C001-01-V3.pdf</text:p>
          </table:table-cell>
          <table:table-cell/>
        </table:table-row>
        <table:table-row table:style-name="ro4">
          <table:table-cell office:value-type="string" calcext:value-type="string">
            <text:p>REC-DLG-R2DSPEA001-01-V2</text:p>
          </table:table-cell>
          <table:table-cell office:value-type="string" calcext:value-type="string">
            <text:p>\DSPE\GENERAL\DLG\REC-DLG-R2DSPEA001-01-V2.zip</text:p>
          </table:table-cell>
          <table:table-cell/>
        </table:table-row>
        <table:table-row table:style-name="ro4" table:number-rows-repeated="1048523">
          <table:table-cell table:number-columns-repeated="3"/>
        </table:table-row>
        <table:table-row table:style-name="ro4">
          <table:table-cell table:number-columns-repeated="3"/>
        </table:table-row>
      </table:table>
      <table:named-expressions/>
      <table:database-ranges>
        <table:database-range table:name="__Anonymous_Sheet_DB__2" table:target-range-address="DescriptionDocuments.A1:DescriptionDocuments.AK45" table:display-filter-buttons="true" table:orientation="column"/>
        <table:database-range table:name="__Anonymous_Sheet_DB__3" table:target-range-address="Exemples.A1:Exemples.K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number-style style:name="N160">
      <number:number number:decimal-places="0" number:min-integer-digits="2"/>
    </number:number-style>
    <number:number-style style:name="N161">
      <number:text>V</number:text>
      <number:number number:decimal-places="0" number:min-integer-digits="1"/>
    </number:number-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style:scale-to-X="1" style:scale-to-Y="1" style:writing-mode="lr-tb" style:print="charts drawings grid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0:31:13.711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5-06-09T11:17:11.755000000</dc:date>
    <meta:editing-duration>P2DT1H49M46S</meta:editing-duration>
    <meta:editing-cycles>69</meta:editing-cycles>
    <meta:generator>LibreOffice/4.2.5.2$Windows_x86 LibreOffice_project/61cb170a04bb1f12e77c884eab9192be736ec5f5</meta:generator>
    <meta:print-date>2015-06-06T18:11:31.540000000</meta:print-date>
    <meta:document-statistic meta:table-count="7" meta:cell-count="2050" meta:object-count="0"/>
  </office:meta>
</office:document-meta>
</file>